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5.5mm"/>
    </style:style>
    <style:style style:name="co4" style:family="table-column">
      <style:table-column-properties fo:break-before="auto" style:column-width="12.5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1mm"/>
    </style:style>
    <style:style style:name="co7" style:family="table-column">
      <style:table-column-properties fo:break-before="auto" style:column-width="22.61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>
      <style:table-cell-properties style:text-align-source="fix" style:repeat-content="false"/>
      <style:paragraph-properties fo:text-align="center" fo:margin-left="0mm"/>
      <style:text-properties style:font-name="Consolas" fo:font-size="14pt" style:font-size-asian="14pt" style:font-size-complex="14pt"/>
    </style:style>
    <style:style style:name="ce2" style:family="table-cell" style:parent-style-name="Default" style:data-style-name="N136"/>
    <style:style style:name="ce7" style:family="table-cell" style:parent-style-name="Default" style:data-style-name="N136">
      <style:table-cell-properties style:text-align-source="fix" style:repeat-content="false"/>
      <style:paragraph-properties fo:text-align="center" fo:margin-left="0mm"/>
      <style:text-properties style:font-name="Consolas"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Consola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style:font-name="Consola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mm"/>
      <style:text-properties style:font-name="Consolas"/>
    </style:style>
  </office:automatic-styles>
  <office:body>
    <office:spreadsheet>
      <table:table table:name="Questions" table:style-name="ta1" table:print="false">
        <table:table-column table:style-name="co1" table:visibility="collapse" table:number-columns-repeated="3" table:default-cell-style-name="Default"/>
        <table:table-column table:style-name="co2" table:default-cell-style-name="ce9"/>
        <table:table-column table:style-name="co3" table:default-cell-style-name="ce12"/>
        <table:table-column table:style-name="co4" table:default-cell-style-name="ce14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-27" calcext:value-type="float">
            <text:p>-27</text:p>
          </table:table-cell>
          <table:table-cell table:style-name="ce8" table:formula="of:=CONCATENATE(     [.A1];     CHAR(RANDBETWEEN(97; 122));     IF(         [.C1]=0;         &quot;&quot;;         IF(             [.C1]&gt;0;             CONCATENATE(&quot;+&quot;;[.C1]);             [.C1]         )     ))" office:value-type="string" office:string-value="-3x-27" calcext:value-type="string">
            <text:p>-3x-2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]*[.B1]+[.C1]" office:value-type="float" office:value="-33" calcext:value-type="float">
            <text:p>-33</text:p>
          </table:table-cell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18" calcext:value-type="float">
            <text:p>+18</text:p>
          </table:table-cell>
          <table:table-cell table:style-name="ce1" table:formula="of:=RANDBETWEEN(AddendMin;AddendMax)" office:value-type="float" office:value="45" calcext:value-type="float">
            <text:p>+45</text:p>
          </table:table-cell>
          <table:table-cell table:style-name="ce8" table:formula="of:=CONCATENATE(     [.G1];     CHAR(RANDBETWEEN(97; 122));     IF(         [.I1]=0;         &quot;&quot;;         IF(             [.I1]&gt;0;             CONCATENATE(&quot;+&quot;;[.I1]);             [.I1]         )     ))" office:value-type="string" office:string-value="12z+45" calcext:value-type="string">
            <text:p>12z+4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]*[.H1]+[.I1]" office:value-type="float" office:value="261" calcext:value-type="float">
            <text:p>261</text:p>
          </table:table-cell>
          <table:table-cell table:style-name="ce1" table:formula="of:=RANDBETWEEN(MultiplierMin;MultiplierMax)" office:value-type="float" office:value="7" calcext:value-type="float">
            <text:p>+7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39" calcext:value-type="float">
            <text:p>+39</text:p>
          </table:table-cell>
          <table:table-cell table:style-name="ce8" table:formula="of:=CONCATENATE(     [.M1];     CHAR(RANDBETWEEN(97; 122));     IF(         [.O1]=0;         &quot;&quot;;         IF(             [.O1]&gt;0;             CONCATENATE(&quot;+&quot;;[.O1]);             [.O1]         )     ))" office:value-type="string" office:string-value="7o+39" calcext:value-type="string">
            <text:p>7o+3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]*[.N1]+[.O1]" office:value-type="float" office:value="151" calcext:value-type="float">
            <text:p>151</text:p>
          </table:table-cell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-19" calcext:value-type="float">
            <text:p>-19</text:p>
          </table:table-cell>
          <table:table-cell table:style-name="ce1" table:formula="of:=RANDBETWEEN(AddendMin;AddendMax)" office:value-type="float" office:value="-45" calcext:value-type="float">
            <text:p>-45</text:p>
          </table:table-cell>
          <table:table-cell table:style-name="ce8" table:formula="of:=CONCATENATE(     [.S1];     CHAR(RANDBETWEEN(97; 122));     IF(         [.U1]=0;         &quot;&quot;;         IF(             [.U1]&gt;0;             CONCATENATE(&quot;+&quot;;[.U1]);             [.U1]         )     ))" office:value-type="string" office:string-value="-11o-45" calcext:value-type="string">
            <text:p>-11o-4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]*[.T1]+[.U1]" office:value-type="float" office:value="164" calcext:value-type="float">
            <text:p>164</text:p>
          </table:table-cell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-23" calcext:value-type="float">
            <text:p>-23</text:p>
          </table:table-cell>
          <table:table-cell table:style-name="ce8" table:formula="of:=CONCATENATE(     [.Y1];     CHAR(RANDBETWEEN(97; 122));     IF(         [.AA1]=0;         &quot;&quot;;         IF(             [.AA1]&gt;0;             CONCATENATE(&quot;+&quot;;[.AA1]);             [.AA1]         )     ))" office:value-type="string" office:string-value="-11v-23" calcext:value-type="string">
            <text:p>-11v-2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]*[.Z1]+[.AA1]" office:value-type="float" office:value="-243" calcext:value-type="float">
            <text:p>-24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-20" calcext:value-type="float">
            <text:p>-20</text:p>
          </table:table-cell>
          <table:table-cell table:style-name="ce1" table:formula="of:=RANDBETWEEN(AddendMin;AddendMax)" office:value-type="float" office:value="20" calcext:value-type="float">
            <text:p>+20</text:p>
          </table:table-cell>
          <table:table-cell table:style-name="ce8" table:formula="of:=CONCATENATE(     [.A2];     CHAR(RANDBETWEEN(97; 122));     IF(         [.C2]=0;         &quot;&quot;;         IF(             [.C2]&gt;0;             CONCATENATE(&quot;+&quot;;[.C2]);             [.C2]         )     ))" office:value-type="string" office:string-value="11q+20" calcext:value-type="string">
            <text:p>11q+2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]*[.B2]+[.C2]" office:value-type="float" office:value="-200" calcext:value-type="float">
            <text:p>-200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19" calcext:value-type="float">
            <text:p>+19</text:p>
          </table:table-cell>
          <table:table-cell table:style-name="ce8" table:formula="of:=CONCATENATE(     [.G2];     CHAR(RANDBETWEEN(97; 122));     IF(         [.I2]=0;         &quot;&quot;;         IF(             [.I2]&gt;0;             CONCATENATE(&quot;+&quot;;[.I2]);             [.I2]         )     ))" office:value-type="string" office:string-value="10n+19" calcext:value-type="string">
            <text:p>10n+1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]*[.H2]+[.I2]" office:value-type="float" office:value="-141" calcext:value-type="float">
            <text:p>-141</text:p>
          </table:table-cell>
          <table:table-cell table:style-name="ce1" table:formula="of:=RANDBETWEEN(MultiplierMin;MultiplierMax)" office:value-type="float" office:value="7" calcext:value-type="float">
            <text:p>+7</text:p>
          </table:table-cell>
          <table:table-cell table:style-name="ce7" table:formula="of:=RANDBETWEEN(MultiplierMin;MultiplierMax)" office:value-type="float" office:value="18" calcext:value-type="float">
            <text:p>+18</text:p>
          </table:table-cell>
          <table:table-cell table:style-name="ce1" table:formula="of:=RANDBETWEEN(AddendMin;AddendMax)" office:value-type="float" office:value="-23" calcext:value-type="float">
            <text:p>-23</text:p>
          </table:table-cell>
          <table:table-cell table:style-name="ce8" table:formula="of:=CONCATENATE(     [.M2];     CHAR(RANDBETWEEN(97; 122));     IF(         [.O2]=0;         &quot;&quot;;         IF(             [.O2]&gt;0;             CONCATENATE(&quot;+&quot;;[.O2]);             [.O2]         )     ))" office:value-type="string" office:string-value="7m-23" calcext:value-type="string">
            <text:p>7m-2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]*[.N2]+[.O2]" office:value-type="float" office:value="103" calcext:value-type="float">
            <text:p>103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-17" calcext:value-type="float">
            <text:p>-17</text:p>
          </table:table-cell>
          <table:table-cell table:style-name="ce1" table:formula="of:=RANDBETWEEN(AddendMin;AddendMax)" office:value-type="float" office:value="-29" calcext:value-type="float">
            <text:p>-29</text:p>
          </table:table-cell>
          <table:table-cell table:style-name="ce8" table:formula="of:=CONCATENATE(     [.S2];     CHAR(RANDBETWEEN(97; 122));     IF(         [.U2]=0;         &quot;&quot;;         IF(             [.U2]&gt;0;             CONCATENATE(&quot;+&quot;;[.U2]);             [.U2]         )     ))" office:value-type="string" office:string-value="20z-29" calcext:value-type="string">
            <text:p>20z-2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]*[.T2]+[.U2]" office:value-type="float" office:value="-369" calcext:value-type="float">
            <text:p>-369</text:p>
          </table:table-cell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-27" calcext:value-type="float">
            <text:p>-27</text:p>
          </table:table-cell>
          <table:table-cell table:style-name="ce8" table:formula="of:=CONCATENATE(     [.Y2];     CHAR(RANDBETWEEN(97; 122));     IF(         [.AA2]=0;         &quot;&quot;;         IF(             [.AA2]&gt;0;             CONCATENATE(&quot;+&quot;;[.AA2]);             [.AA2]         )     ))" office:value-type="string" office:string-value="-1a-27" calcext:value-type="string">
            <text:p>-1a-2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]*[.Z2]+[.AA2]" office:value-type="float" office:value="-43" calcext:value-type="float">
            <text:p>-4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-17" calcext:value-type="float">
            <text:p>-17</text:p>
          </table:table-cell>
          <table:table-cell table:style-name="ce1" table:formula="of:=RANDBETWEEN(AddendMin;AddendMax)" office:value-type="float" office:value="-18" calcext:value-type="float">
            <text:p>-18</text:p>
          </table:table-cell>
          <table:table-cell table:style-name="ce8" table:formula="of:=CONCATENATE(     [.A3];     CHAR(RANDBETWEEN(97; 122));     IF(         [.C3]=0;         &quot;&quot;;         IF(             [.C3]&gt;0;             CONCATENATE(&quot;+&quot;;[.C3]);             [.C3]         )     ))" office:value-type="string" office:string-value="13c-18" calcext:value-type="string">
            <text:p>13c-1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]*[.B3]+[.C3]" office:value-type="float" office:value="-239" calcext:value-type="float">
            <text:p>-239</text:p>
          </table:table-cell>
          <table:table-cell table:style-name="ce1" table:formula="of:=RANDBETWEEN(MultiplierMin;MultiplierMax)" office:value-type="float" office:value="-2" calcext:value-type="float">
            <text:p>-2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-5" calcext:value-type="float">
            <text:p>-5</text:p>
          </table:table-cell>
          <table:table-cell table:style-name="ce8" table:formula="of:=CONCATENATE(     [.G3];     CHAR(RANDBETWEEN(97; 122));     IF(         [.I3]=0;         &quot;&quot;;         IF(             [.I3]&gt;0;             CONCATENATE(&quot;+&quot;;[.I3]);             [.I3]         )     ))" office:value-type="string" office:string-value="-2d-5" calcext:value-type="string">
            <text:p>-2d-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]*[.H3]+[.I3]" office:value-type="float" office:value="-9" calcext:value-type="float">
            <text:p>-9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45" calcext:value-type="float">
            <text:p>+45</text:p>
          </table:table-cell>
          <table:table-cell table:style-name="ce8" table:formula="of:=CONCATENATE(     [.M3];     CHAR(RANDBETWEEN(97; 122));     IF(         [.O3]=0;         &quot;&quot;;         IF(             [.O3]&gt;0;             CONCATENATE(&quot;+&quot;;[.O3]);             [.O3]         )     ))" office:value-type="string" office:string-value="4z+45" calcext:value-type="string">
            <text:p>4z+4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]*[.N3]+[.O3]" office:value-type="float" office:value="-7" calcext:value-type="float">
            <text:p>-7</text:p>
          </table:table-cell>
          <table:table-cell table:style-name="ce1" table:formula="of:=RANDBETWEEN(MultiplierMin;MultiplierMax)" office:value-type="float" office:value="-14" calcext:value-type="float">
            <text:p>-14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40" calcext:value-type="float">
            <text:p>-40</text:p>
          </table:table-cell>
          <table:table-cell table:style-name="ce8" table:formula="of:=CONCATENATE(     [.S3];     CHAR(RANDBETWEEN(97; 122));     IF(         [.U3]=0;         &quot;&quot;;         IF(             [.U3]&gt;0;             CONCATENATE(&quot;+&quot;;[.U3]);             [.U3]         )     ))" office:value-type="string" office:string-value="-14t-40" calcext:value-type="string">
            <text:p>-14t-4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]*[.T3]+[.U3]" office:value-type="float" office:value="-278" calcext:value-type="float">
            <text:p>-278</text:p>
          </table:table-cell>
          <table:table-cell table:style-name="ce1" table:formula="of:=RANDBETWEEN(MultiplierMin;MultiplierMax)" office:value-type="float" office:value="17" calcext:value-type="float">
            <text:p>+17</text:p>
          </table:table-cell>
          <table:table-cell table:style-name="ce7" table:formula="of:=RANDBETWEEN(MultiplierMin;MultiplierMax)" office:value-type="float" office:value="-11" calcext:value-type="float">
            <text:p>-11</text:p>
          </table:table-cell>
          <table:table-cell table:style-name="ce1" table:formula="of:=RANDBETWEEN(AddendMin;AddendMax)" office:value-type="float" office:value="-50" calcext:value-type="float">
            <text:p>-50</text:p>
          </table:table-cell>
          <table:table-cell table:style-name="ce8" table:formula="of:=CONCATENATE(     [.Y3];     CHAR(RANDBETWEEN(97; 122));     IF(         [.AA3]=0;         &quot;&quot;;         IF(             [.AA3]&gt;0;             CONCATENATE(&quot;+&quot;;[.AA3]);             [.AA3]         )     ))" office:value-type="string" office:string-value="17p-50" calcext:value-type="string">
            <text:p>17p-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]*[.Z3]+[.AA3]" office:value-type="float" office:value="-237" calcext:value-type="float">
            <text:p>-23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6" calcext:value-type="float">
            <text:p>-16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-27" calcext:value-type="float">
            <text:p>-27</text:p>
          </table:table-cell>
          <table:table-cell table:style-name="ce8" table:formula="of:=CONCATENATE(     [.A4];     CHAR(RANDBETWEEN(97; 122));     IF(         [.C4]=0;         &quot;&quot;;         IF(             [.C4]&gt;0;             CONCATENATE(&quot;+&quot;;[.C4]);             [.C4]         )     ))" office:value-type="string" office:string-value="-16t-27" calcext:value-type="string">
            <text:p>-16t-2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4]*[.B4]+[.C4]" office:value-type="float" office:value="-139" calcext:value-type="float">
            <text:p>-139</text:p>
          </table:table-cell>
          <table:table-cell table:style-name="ce1" table:formula="of:=RANDBETWEEN(MultiplierMin;MultiplierMax)" office:value-type="float" office:value="-14" calcext:value-type="float">
            <text:p>-14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2" calcext:value-type="float">
            <text:p>+2</text:p>
          </table:table-cell>
          <table:table-cell table:style-name="ce8" table:formula="of:=CONCATENATE(     [.G4];     CHAR(RANDBETWEEN(97; 122));     IF(         [.I4]=0;         &quot;&quot;;         IF(             [.I4]&gt;0;             CONCATENATE(&quot;+&quot;;[.I4]);             [.I4]         )     ))" office:value-type="string" office:string-value="-14x+2" calcext:value-type="string">
            <text:p>-14x+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4]*[.H4]+[.I4]" office:value-type="float" office:value="226" calcext:value-type="float">
            <text:p>226</text:p>
          </table:table-cell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32" calcext:value-type="float">
            <text:p>+32</text:p>
          </table:table-cell>
          <table:table-cell table:style-name="ce8" table:formula="of:=CONCATENATE(     [.M4];     CHAR(RANDBETWEEN(97; 122));     IF(         [.O4]=0;         &quot;&quot;;         IF(             [.O4]&gt;0;             CONCATENATE(&quot;+&quot;;[.O4]);             [.O4]         )     ))" office:value-type="string" office:string-value="-8a+32" calcext:value-type="string">
            <text:p>-8a+3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4]*[.N4]+[.O4]" office:value-type="float" office:value="-128" calcext:value-type="float">
            <text:p>-128</text:p>
          </table:table-cell>
          <table:table-cell table:style-name="ce1" table:formula="of:=RANDBETWEEN(MultiplierMin;MultiplierMax)" office:value-type="float" office:value="-10" calcext:value-type="float">
            <text:p>-10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-48" calcext:value-type="float">
            <text:p>-48</text:p>
          </table:table-cell>
          <table:table-cell table:style-name="ce8" table:formula="of:=CONCATENATE(     [.S4];     CHAR(RANDBETWEEN(97; 122));     IF(         [.U4]=0;         &quot;&quot;;         IF(             [.U4]&gt;0;             CONCATENATE(&quot;+&quot;;[.U4]);             [.U4]         )     ))" office:value-type="string" office:string-value="-10j-48" calcext:value-type="string">
            <text:p>-10j-4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4]*[.T4]+[.U4]" office:value-type="float" office:value="-248" calcext:value-type="float">
            <text:p>-248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-3" calcext:value-type="float">
            <text:p>-3</text:p>
          </table:table-cell>
          <table:table-cell table:style-name="ce1" table:formula="of:=RANDBETWEEN(AddendMin;AddendMax)" office:value-type="float" office:value="-17" calcext:value-type="float">
            <text:p>-17</text:p>
          </table:table-cell>
          <table:table-cell table:style-name="ce8" table:formula="of:=CONCATENATE(     [.Y4];     CHAR(RANDBETWEEN(97; 122));     IF(         [.AA4]=0;         &quot;&quot;;         IF(             [.AA4]&gt;0;             CONCATENATE(&quot;+&quot;;[.AA4]);             [.AA4]         )     ))" office:value-type="string" office:string-value="10j-17" calcext:value-type="string">
            <text:p>10j-1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4]*[.Z4]+[.AA4]" office:value-type="float" office:value="-47" calcext:value-type="float">
            <text:p>-4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6" calcext:value-type="float">
            <text:p>-6</text:p>
          </table:table-cell>
          <table:table-cell table:style-name="ce7" table:formula="of:=RANDBETWEEN(MultiplierMin;MultiplierMax)" office:value-type="float" office:value="-19" calcext:value-type="float">
            <text:p>-19</text:p>
          </table:table-cell>
          <table:table-cell table:style-name="ce1" table:formula="of:=RANDBETWEEN(AddendMin;AddendMax)" office:value-type="float" office:value="15" calcext:value-type="float">
            <text:p>+15</text:p>
          </table:table-cell>
          <table:table-cell table:style-name="ce8" table:formula="of:=CONCATENATE(     [.A5];     CHAR(RANDBETWEEN(97; 122));     IF(         [.C5]=0;         &quot;&quot;;         IF(             [.C5]&gt;0;             CONCATENATE(&quot;+&quot;;[.C5]);             [.C5]         )     ))" office:value-type="string" office:string-value="-6n+15" calcext:value-type="string">
            <text:p>-6n+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5]*[.B5]+[.C5]" office:value-type="float" office:value="129" calcext:value-type="float">
            <text:p>129</text:p>
          </table:table-cell>
          <table:table-cell table:style-name="ce1" table:formula="of:=RANDBETWEEN(MultiplierMin;MultiplierMax)" office:value-type="float" office:value="-15" calcext:value-type="float">
            <text:p>-15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18" calcext:value-type="float">
            <text:p>+18</text:p>
          </table:table-cell>
          <table:table-cell table:style-name="ce8" table:formula="of:=CONCATENATE(     [.G5];     CHAR(RANDBETWEEN(97; 122));     IF(         [.I5]=0;         &quot;&quot;;         IF(             [.I5]&gt;0;             CONCATENATE(&quot;+&quot;;[.I5]);             [.I5]         )     ))" office:value-type="string" office:string-value="-15j+18" calcext:value-type="string">
            <text:p>-15j+1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5]*[.H5]+[.I5]" office:value-type="float" office:value="198" calcext:value-type="float">
            <text:p>198</text:p>
          </table:table-cell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8" calcext:value-type="float">
            <text:p>+8</text:p>
          </table:table-cell>
          <table:table-cell table:style-name="ce8" table:formula="of:=CONCATENATE(     [.M5];     CHAR(RANDBETWEEN(97; 122));     IF(         [.O5]=0;         &quot;&quot;;         IF(             [.O5]&gt;0;             CONCATENATE(&quot;+&quot;;[.O5]);             [.O5]         )     ))" office:value-type="string" office:string-value="12a+8" calcext:value-type="string">
            <text:p>12a+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5]*[.N5]+[.O5]" office:value-type="float" office:value="116" calcext:value-type="float">
            <text:p>116</text:p>
          </table:table-cell>
          <table:table-cell table:style-name="ce1" table:formula="of:=RANDBETWEEN(MultiplierMin;MultiplierMax)" office:value-type="float" office:value="6" calcext:value-type="float">
            <text:p>+6</text:p>
          </table:table-cell>
          <table:table-cell table:style-name="ce7" table:formula="of:=RANDBETWEEN(MultiplierMin;MultiplierMax)" office:value-type="float" office:value="-19" calcext:value-type="float">
            <text:p>-19</text:p>
          </table:table-cell>
          <table:table-cell table:style-name="ce1" table:formula="of:=RANDBETWEEN(AddendMin;AddendMax)" office:value-type="float" office:value="-14" calcext:value-type="float">
            <text:p>-14</text:p>
          </table:table-cell>
          <table:table-cell table:style-name="ce8" table:formula="of:=CONCATENATE(     [.S5];     CHAR(RANDBETWEEN(97; 122));     IF(         [.U5]=0;         &quot;&quot;;         IF(             [.U5]&gt;0;             CONCATENATE(&quot;+&quot;;[.U5]);             [.U5]         )     ))" office:value-type="string" office:string-value="6o-14" calcext:value-type="string">
            <text:p>6o-1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5]*[.T5]+[.U5]" office:value-type="float" office:value="-128" calcext:value-type="float">
            <text:p>-128</text:p>
          </table:table-cell>
          <table:table-cell table:style-name="ce1" table:formula="of:=RANDBETWEEN(MultiplierMin;MultiplierMax)" office:value-type="float" office:value="17" calcext:value-type="float">
            <text:p>+17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30" calcext:value-type="float">
            <text:p>+30</text:p>
          </table:table-cell>
          <table:table-cell table:style-name="ce8" table:formula="of:=CONCATENATE(     [.Y5];     CHAR(RANDBETWEEN(97; 122));     IF(         [.AA5]=0;         &quot;&quot;;         IF(             [.AA5]&gt;0;             CONCATENATE(&quot;+&quot;;[.AA5]);             [.AA5]         )     ))" office:value-type="string" office:string-value="17m+30" calcext:value-type="string">
            <text:p>17m+3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5]*[.Z5]+[.AA5]" office:value-type="float" office:value="-55" calcext:value-type="float">
            <text:p>-55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8" calcext:value-type="float">
            <text:p>-18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32" calcext:value-type="float">
            <text:p>+32</text:p>
          </table:table-cell>
          <table:table-cell table:style-name="ce8" table:formula="of:=CONCATENATE(     [.A6];     CHAR(RANDBETWEEN(97; 122));     IF(         [.C6]=0;         &quot;&quot;;         IF(             [.C6]&gt;0;             CONCATENATE(&quot;+&quot;;[.C6]);             [.C6]         )     ))" office:value-type="string" office:string-value="-18w+32" calcext:value-type="string">
            <text:p>-18w+3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6]*[.B6]+[.C6]" office:value-type="float" office:value="140" calcext:value-type="float">
            <text:p>140</text:p>
          </table:table-cell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49" calcext:value-type="float">
            <text:p>+49</text:p>
          </table:table-cell>
          <table:table-cell table:style-name="ce8" table:formula="of:=CONCATENATE(     [.G6];     CHAR(RANDBETWEEN(97; 122));     IF(         [.I6]=0;         &quot;&quot;;         IF(             [.I6]&gt;0;             CONCATENATE(&quot;+&quot;;[.I6]);             [.I6]         )     ))" office:value-type="string" office:string-value="11b+49" calcext:value-type="string">
            <text:p>11b+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6]*[.H6]+[.I6]" office:value-type="float" office:value="-39" calcext:value-type="float">
            <text:p>-39</text:p>
          </table:table-cell>
          <table:table-cell table:style-name="ce1" table:formula="of:=RANDBETWEEN(MultiplierMin;MultiplierMax)" office:value-type="float" office:value="-14" calcext:value-type="float">
            <text:p>-14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24" calcext:value-type="float">
            <text:p>+24</text:p>
          </table:table-cell>
          <table:table-cell table:style-name="ce8" table:formula="of:=CONCATENATE(     [.M6];     CHAR(RANDBETWEEN(97; 122));     IF(         [.O6]=0;         &quot;&quot;;         IF(             [.O6]&gt;0;             CONCATENATE(&quot;+&quot;;[.O6]);             [.O6]         )     ))" office:value-type="string" office:string-value="-14u+24" calcext:value-type="string">
            <text:p>-14u+2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6]*[.N6]+[.O6]" office:value-type="float" office:value="192" calcext:value-type="float">
            <text:p>192</text:p>
          </table:table-cell>
          <table:table-cell table:style-name="ce1" table:formula="of:=RANDBETWEEN(MultiplierMin;MultiplierMax)" office:value-type="float" office:value="-2" calcext:value-type="float">
            <text:p>-2</text:p>
          </table:table-cell>
          <table:table-cell table:style-name="ce7" table:formula="of:=RANDBETWEEN(MultiplierMin;MultiplierMax)" office:value-type="float" office:value="18" calcext:value-type="float">
            <text:p>+18</text:p>
          </table:table-cell>
          <table:table-cell table:style-name="ce1" table:formula="of:=RANDBETWEEN(AddendMin;AddendMax)" office:value-type="float" office:value="3" calcext:value-type="float">
            <text:p>+3</text:p>
          </table:table-cell>
          <table:table-cell table:style-name="ce8" table:formula="of:=CONCATENATE(     [.S6];     CHAR(RANDBETWEEN(97; 122));     IF(         [.U6]=0;         &quot;&quot;;         IF(             [.U6]&gt;0;             CONCATENATE(&quot;+&quot;;[.U6]);             [.U6]         )     ))" office:value-type="string" office:string-value="-2g+3" calcext:value-type="string">
            <text:p>-2g+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6]*[.T6]+[.U6]" office:value-type="float" office:value="-33" calcext:value-type="float">
            <text:p>-33</text:p>
          </table:table-cell>
          <table:table-cell table:style-name="ce1" table:formula="of:=RANDBETWEEN(MultiplierMin;MultiplierMax)" office:value-type="float" office:value="-17" calcext:value-type="float">
            <text:p>-17</text:p>
          </table:table-cell>
          <table:table-cell table:style-name="ce7" table:formula="of:=RANDBETWEEN(MultiplierMin;MultiplierMax)" office:value-type="float" office:value="15" calcext:value-type="float">
            <text:p>+15</text:p>
          </table:table-cell>
          <table:table-cell table:style-name="ce1" table:formula="of:=RANDBETWEEN(AddendMin;AddendMax)" office:value-type="float" office:value="14" calcext:value-type="float">
            <text:p>+14</text:p>
          </table:table-cell>
          <table:table-cell table:style-name="ce8" table:formula="of:=CONCATENATE(     [.Y6];     CHAR(RANDBETWEEN(97; 122));     IF(         [.AA6]=0;         &quot;&quot;;         IF(             [.AA6]&gt;0;             CONCATENATE(&quot;+&quot;;[.AA6]);             [.AA6]         )     ))" office:value-type="string" office:string-value="-17w+14" calcext:value-type="string">
            <text:p>-17w+1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6]*[.Z6]+[.AA6]" office:value-type="float" office:value="-241" calcext:value-type="float">
            <text:p>-241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-9" calcext:value-type="float">
            <text:p>-9</text:p>
          </table:table-cell>
          <table:table-cell table:style-name="ce1" table:formula="of:=RANDBETWEEN(AddendMin;AddendMax)" office:value-type="float" office:value="-16" calcext:value-type="float">
            <text:p>-16</text:p>
          </table:table-cell>
          <table:table-cell table:style-name="ce8" table:formula="of:=CONCATENATE(     [.A7];     CHAR(RANDBETWEEN(97; 122));     IF(         [.C7]=0;         &quot;&quot;;         IF(             [.C7]&gt;0;             CONCATENATE(&quot;+&quot;;[.C7]);             [.C7]         )     ))" office:value-type="string" office:string-value="-9h-16" calcext:value-type="string">
            <text:p>-9h-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7]*[.B7]+[.C7]" office:value-type="float" office:value="65" calcext:value-type="float">
            <text:p>65</text:p>
          </table:table-cell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6" calcext:value-type="float">
            <text:p>+6</text:p>
          </table:table-cell>
          <table:table-cell table:style-name="ce1" table:formula="of:=RANDBETWEEN(AddendMin;AddendMax)" office:value-type="float" office:value="12" calcext:value-type="float">
            <text:p>+12</text:p>
          </table:table-cell>
          <table:table-cell table:style-name="ce8" table:formula="of:=CONCATENATE(     [.G7];     CHAR(RANDBETWEEN(97; 122));     IF(         [.I7]=0;         &quot;&quot;;         IF(             [.I7]&gt;0;             CONCATENATE(&quot;+&quot;;[.I7]);             [.I7]         )     ))" office:value-type="string" office:string-value="0x+12" calcext:value-type="string">
            <text:p>0x+1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7]*[.H7]+[.I7]" office:value-type="float" office:value="12" calcext:value-type="float">
            <text:p>12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-3" calcext:value-type="float">
            <text:p>-3</text:p>
          </table:table-cell>
          <table:table-cell table:style-name="ce1" table:formula="of:=RANDBETWEEN(AddendMin;AddendMax)" office:value-type="float" office:value="-1" calcext:value-type="float">
            <text:p>-1</text:p>
          </table:table-cell>
          <table:table-cell table:style-name="ce8" table:formula="of:=CONCATENATE(     [.M7];     CHAR(RANDBETWEEN(97; 122));     IF(         [.O7]=0;         &quot;&quot;;         IF(             [.O7]&gt;0;             CONCATENATE(&quot;+&quot;;[.O7]);             [.O7]         )     ))" office:value-type="string" office:string-value="4b-1" calcext:value-type="string">
            <text:p>4b-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7]*[.N7]+[.O7]" office:value-type="float" office:value="-13" calcext:value-type="float">
            <text:p>-13</text:p>
          </table:table-cell>
          <table:table-cell table:style-name="ce1" table:formula="of:=RANDBETWEEN(MultiplierMin;MultiplierMax)" office:value-type="float" office:value="-19" calcext:value-type="float">
            <text:p>-19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41" calcext:value-type="float">
            <text:p>+41</text:p>
          </table:table-cell>
          <table:table-cell table:style-name="ce8" table:formula="of:=CONCATENATE(     [.S7];     CHAR(RANDBETWEEN(97; 122));     IF(         [.U7]=0;         &quot;&quot;;         IF(             [.U7]&gt;0;             CONCATENATE(&quot;+&quot;;[.U7]);             [.U7]         )     ))" office:value-type="string" office:string-value="-19e+41" calcext:value-type="string">
            <text:p>-19e+4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7]*[.T7]+[.U7]" office:value-type="float" office:value="117" calcext:value-type="float">
            <text:p>117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12" calcext:value-type="float">
            <text:p>+12</text:p>
          </table:table-cell>
          <table:table-cell table:style-name="ce8" table:formula="of:=CONCATENATE(     [.Y7];     CHAR(RANDBETWEEN(97; 122));     IF(         [.AA7]=0;         &quot;&quot;;         IF(             [.AA7]&gt;0;             CONCATENATE(&quot;+&quot;;[.AA7]);             [.AA7]         )     ))" office:value-type="string" office:string-value="2l+12" calcext:value-type="string">
            <text:p>2l+1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7]*[.Z7]+[.AA7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2" calcext:value-type="float">
            <text:p>-2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-26" calcext:value-type="float">
            <text:p>-26</text:p>
          </table:table-cell>
          <table:table-cell table:style-name="ce8" table:formula="of:=CONCATENATE(     [.A8];     CHAR(RANDBETWEEN(97; 122));     IF(         [.C8]=0;         &quot;&quot;;         IF(             [.C8]&gt;0;             CONCATENATE(&quot;+&quot;;[.C8]);             [.C8]         )     ))" office:value-type="string" office:string-value="-2s-26" calcext:value-type="string">
            <text:p>-2s-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8]*[.B8]+[.C8]" office:value-type="float" office:value="6" calcext:value-type="float">
            <text:p>6</text:p>
          </table:table-cell>
          <table:table-cell table:style-name="ce1" table:formula="of:=RANDBETWEEN(MultiplierMin;MultiplierMax)" office:value-type="float" office:value="-10" calcext:value-type="float">
            <text:p>-10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-41" calcext:value-type="float">
            <text:p>-41</text:p>
          </table:table-cell>
          <table:table-cell table:style-name="ce8" table:formula="of:=CONCATENATE(     [.G8];     CHAR(RANDBETWEEN(97; 122));     IF(         [.I8]=0;         &quot;&quot;;         IF(             [.I8]&gt;0;             CONCATENATE(&quot;+&quot;;[.I8]);             [.I8]         )     ))" office:value-type="string" office:string-value="-10y-41" calcext:value-type="string">
            <text:p>-10y-4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8]*[.H8]+[.I8]" office:value-type="float" office:value="-181" calcext:value-type="float">
            <text:p>-181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34" calcext:value-type="float">
            <text:p>+34</text:p>
          </table:table-cell>
          <table:table-cell table:style-name="ce8" table:formula="of:=CONCATENATE(     [.M8];     CHAR(RANDBETWEEN(97; 122));     IF(         [.O8]=0;         &quot;&quot;;         IF(             [.O8]&gt;0;             CONCATENATE(&quot;+&quot;;[.O8]);             [.O8]         )     ))" office:value-type="string" office:string-value="-9k+34" calcext:value-type="string">
            <text:p>-9k+3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8]*[.N8]+[.O8]" office:value-type="float" office:value="106" calcext:value-type="float">
            <text:p>106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0" calcext:value-type="float">
            <text:p>+0</text:p>
          </table:table-cell>
          <table:table-cell table:style-name="ce1" table:formula="of:=RANDBETWEEN(AddendMin;AddendMax)" office:value-type="float" office:value="-42" calcext:value-type="float">
            <text:p>-42</text:p>
          </table:table-cell>
          <table:table-cell table:style-name="ce8" table:formula="of:=CONCATENATE(     [.S8];     CHAR(RANDBETWEEN(97; 122));     IF(         [.U8]=0;         &quot;&quot;;         IF(             [.U8]&gt;0;             CONCATENATE(&quot;+&quot;;[.U8]);             [.U8]         )     ))" office:value-type="string" office:string-value="2c-42" calcext:value-type="string">
            <text:p>2c-4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8]*[.T8]+[.U8]" office:value-type="float" office:value="-42" calcext:value-type="float">
            <text:p>-42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15" calcext:value-type="float">
            <text:p>+15</text:p>
          </table:table-cell>
          <table:table-cell table:style-name="ce1" table:formula="of:=RANDBETWEEN(AddendMin;AddendMax)" office:value-type="float" office:value="-31" calcext:value-type="float">
            <text:p>-31</text:p>
          </table:table-cell>
          <table:table-cell table:style-name="ce8" table:formula="of:=CONCATENATE(     [.Y8];     CHAR(RANDBETWEEN(97; 122));     IF(         [.AA8]=0;         &quot;&quot;;         IF(             [.AA8]&gt;0;             CONCATENATE(&quot;+&quot;;[.AA8]);             [.AA8]         )     ))" office:value-type="string" office:string-value="8p-31" calcext:value-type="string">
            <text:p>8p-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8]*[.Z8]+[.AA8]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9" calcext:value-type="float">
            <text:p>-19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14" calcext:value-type="float">
            <text:p>+14</text:p>
          </table:table-cell>
          <table:table-cell table:style-name="ce8" table:formula="of:=CONCATENATE(     [.A9];     CHAR(RANDBETWEEN(97; 122));     IF(         [.C9]=0;         &quot;&quot;;         IF(             [.C9]&gt;0;             CONCATENATE(&quot;+&quot;;[.C9]);             [.C9]         )     ))" office:value-type="string" office:string-value="-19y+14" calcext:value-type="string">
            <text:p>-19y+1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9]*[.B9]+[.C9]" office:value-type="float" office:value="204" calcext:value-type="float">
            <text:p>204</text:p>
          </table:table-cell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-26" calcext:value-type="float">
            <text:p>-26</text:p>
          </table:table-cell>
          <table:table-cell table:style-name="ce8" table:formula="of:=CONCATENATE(     [.G9];     CHAR(RANDBETWEEN(97; 122));     IF(         [.I9]=0;         &quot;&quot;;         IF(             [.I9]&gt;0;             CONCATENATE(&quot;+&quot;;[.I9]);             [.I9]         )     ))" office:value-type="string" office:string-value="15m-26" calcext:value-type="string">
            <text:p>15m-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9]*[.H9]+[.I9]" office:value-type="float" office:value="-131" calcext:value-type="float">
            <text:p>-131</text:p>
          </table:table-cell>
          <table:table-cell table:style-name="ce1" table:formula="of:=RANDBETWEEN(MultiplierMin;MultiplierMax)" office:value-type="float" office:value="-15" calcext:value-type="float">
            <text:p>-15</text:p>
          </table:table-cell>
          <table:table-cell table:style-name="ce7" table:formula="of:=RANDBETWEEN(MultiplierMin;MultiplierMax)" office:value-type="float" office:value="6" calcext:value-type="float">
            <text:p>+6</text:p>
          </table:table-cell>
          <table:table-cell table:style-name="ce1" table:formula="of:=RANDBETWEEN(AddendMin;AddendMax)" office:value-type="float" office:value="16" calcext:value-type="float">
            <text:p>+16</text:p>
          </table:table-cell>
          <table:table-cell table:style-name="ce8" table:formula="of:=CONCATENATE(     [.M9];     CHAR(RANDBETWEEN(97; 122));     IF(         [.O9]=0;         &quot;&quot;;         IF(             [.O9]&gt;0;             CONCATENATE(&quot;+&quot;;[.O9]);             [.O9]         )     ))" office:value-type="string" office:string-value="-15g+16" calcext:value-type="string">
            <text:p>-15g+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9]*[.N9]+[.O9]" office:value-type="float" office:value="-74" calcext:value-type="float">
            <text:p>-74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0" calcext:value-type="float">
            <text:p>+0</text:p>
          </table:table-cell>
          <table:table-cell table:style-name="ce1" table:formula="of:=RANDBETWEEN(AddendMin;AddendMax)" office:value-type="float" office:value="1" calcext:value-type="float">
            <text:p>+1</text:p>
          </table:table-cell>
          <table:table-cell table:style-name="ce8" table:formula="of:=CONCATENATE(     [.S9];     CHAR(RANDBETWEEN(97; 122));     IF(         [.U9]=0;         &quot;&quot;;         IF(             [.U9]&gt;0;             CONCATENATE(&quot;+&quot;;[.U9]);             [.U9]         )     ))" office:value-type="string" office:string-value="-4s+1" calcext:value-type="string">
            <text:p>-4s+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9]*[.T9]+[.U9]" office:value-type="float" office:value="1" calcext:value-type="float">
            <text:p>1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15" calcext:value-type="float">
            <text:p>+15</text:p>
          </table:table-cell>
          <table:table-cell table:style-name="ce8" table:formula="of:=CONCATENATE(     [.Y9];     CHAR(RANDBETWEEN(97; 122));     IF(         [.AA9]=0;         &quot;&quot;;         IF(             [.AA9]&gt;0;             CONCATENATE(&quot;+&quot;;[.AA9]);             [.AA9]         )     ))" office:value-type="string" office:string-value="-3t+15" calcext:value-type="string">
            <text:p>-3t+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9]*[.Z9]+[.AA9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17" calcext:value-type="float">
            <text:p>+17</text:p>
          </table:table-cell>
          <table:table-cell table:style-name="ce8" table:formula="of:=CONCATENATE(     [.A10];     CHAR(RANDBETWEEN(97; 122));     IF(         [.C10]=0;         &quot;&quot;;         IF(             [.C10]&gt;0;             CONCATENATE(&quot;+&quot;;[.C10]);             [.C10]         )     ))" office:value-type="string" office:string-value="11m+17" calcext:value-type="string">
            <text:p>11m+1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0]*[.B10]+[.C10]" office:value-type="float" office:value="-71" calcext:value-type="float">
            <text:p>-71</text:p>
          </table:table-cell>
          <table:table-cell table:style-name="ce1" table:formula="of:=RANDBETWEEN(MultiplierMin;MultiplierMax)" office:value-type="float" office:value="-20" calcext:value-type="float">
            <text:p>-20</text:p>
          </table:table-cell>
          <table:table-cell table:style-name="ce7" table:formula="of:=RANDBETWEEN(MultiplierMin;MultiplierMax)" office:value-type="float" office:value="-3" calcext:value-type="float">
            <text:p>-3</text:p>
          </table:table-cell>
          <table:table-cell table:style-name="ce1" table:formula="of:=RANDBETWEEN(AddendMin;AddendMax)" office:value-type="float" office:value="20" calcext:value-type="float">
            <text:p>+20</text:p>
          </table:table-cell>
          <table:table-cell table:style-name="ce8" table:formula="of:=CONCATENATE(     [.G10];     CHAR(RANDBETWEEN(97; 122));     IF(         [.I10]=0;         &quot;&quot;;         IF(             [.I10]&gt;0;             CONCATENATE(&quot;+&quot;;[.I10]);             [.I10]         )     ))" office:value-type="string" office:string-value="-20e+20" calcext:value-type="string">
            <text:p>-20e+2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0]*[.H10]+[.I10]" office:value-type="float" office:value="80" calcext:value-type="float">
            <text:p>80</text:p>
          </table:table-cell>
          <table:table-cell table:style-name="ce1" table:formula="of:=RANDBETWEEN(MultiplierMin;MultiplierMax)" office:value-type="float" office:value="-17" calcext:value-type="float">
            <text:p>-17</text:p>
          </table:table-cell>
          <table:table-cell table:style-name="ce7" table:formula="of:=RANDBETWEEN(MultiplierMin;MultiplierMax)" office:value-type="float" office:value="-20" calcext:value-type="float">
            <text:p>-20</text:p>
          </table:table-cell>
          <table:table-cell table:style-name="ce1" table:formula="of:=RANDBETWEEN(AddendMin;AddendMax)" office:value-type="float" office:value="30" calcext:value-type="float">
            <text:p>+30</text:p>
          </table:table-cell>
          <table:table-cell table:style-name="ce8" table:formula="of:=CONCATENATE(     [.M10];     CHAR(RANDBETWEEN(97; 122));     IF(         [.O10]=0;         &quot;&quot;;         IF(             [.O10]&gt;0;             CONCATENATE(&quot;+&quot;;[.O10]);             [.O10]         )     ))" office:value-type="string" office:string-value="-17c+30" calcext:value-type="string">
            <text:p>-17c+3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0]*[.N10]+[.O10]" office:value-type="float" office:value="370" calcext:value-type="float">
            <text:p>370</text:p>
          </table:table-cell>
          <table:table-cell table:style-name="ce1" table:formula="of:=RANDBETWEEN(MultiplierMin;MultiplierMax)" office:value-type="float" office:value="-17" calcext:value-type="float">
            <text:p>-17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37" calcext:value-type="float">
            <text:p>-37</text:p>
          </table:table-cell>
          <table:table-cell table:style-name="ce8" table:formula="of:=CONCATENATE(     [.S10];     CHAR(RANDBETWEEN(97; 122));     IF(         [.U10]=0;         &quot;&quot;;         IF(             [.U10]&gt;0;             CONCATENATE(&quot;+&quot;;[.U10]);             [.U10]         )     ))" office:value-type="string" office:string-value="-17u-37" calcext:value-type="string">
            <text:p>-17u-3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0]*[.T10]+[.U10]" office:value-type="float" office:value="-326" calcext:value-type="float">
            <text:p>-326</text:p>
          </table:table-cell>
          <table:table-cell table:style-name="ce1" table:formula="of:=RANDBETWEEN(MultiplierMin;MultiplierMax)" office:value-type="float" office:value="18" calcext:value-type="float">
            <text:p>+18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29" calcext:value-type="float">
            <text:p>+29</text:p>
          </table:table-cell>
          <table:table-cell table:style-name="ce8" table:formula="of:=CONCATENATE(     [.Y10];     CHAR(RANDBETWEEN(97; 122));     IF(         [.AA10]=0;         &quot;&quot;;         IF(             [.AA10]&gt;0;             CONCATENATE(&quot;+&quot;;[.AA10]);             [.AA10]         )     ))" office:value-type="string" office:string-value="18z+29" calcext:value-type="string">
            <text:p>18z+2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0]*[.Z10]+[.AA10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-9" calcext:value-type="float">
            <text:p>-9</text:p>
          </table:table-cell>
          <table:table-cell table:style-name="ce1" table:formula="of:=RANDBETWEEN(AddendMin;AddendMax)" office:value-type="float" office:value="-42" calcext:value-type="float">
            <text:p>-42</text:p>
          </table:table-cell>
          <table:table-cell table:style-name="ce8" table:formula="of:=CONCATENATE(     [.A11];     CHAR(RANDBETWEEN(97; 122));     IF(         [.C11]=0;         &quot;&quot;;         IF(             [.C11]&gt;0;             CONCATENATE(&quot;+&quot;;[.C11]);             [.C11]         )     ))" office:value-type="string" office:string-value="-3m-42" calcext:value-type="string">
            <text:p>-3m-4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1]*[.B11]+[.C11]" office:value-type="float" office:value="-15" calcext:value-type="float">
            <text:p>-15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3" calcext:value-type="float">
            <text:p>+3</text:p>
          </table:table-cell>
          <table:table-cell table:style-name="ce8" table:formula="of:=CONCATENATE(     [.G11];     CHAR(RANDBETWEEN(97; 122));     IF(         [.I11]=0;         &quot;&quot;;         IF(             [.I11]&gt;0;             CONCATENATE(&quot;+&quot;;[.I11]);             [.I11]         )     ))" office:value-type="string" office:string-value="-3a+3" calcext:value-type="string">
            <text:p>-3a+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1]*[.H11]+[.I11]" office:value-type="float" office:value="21" calcext:value-type="float">
            <text:p>21</text:p>
          </table:table-cell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-8" calcext:value-type="float">
            <text:p>-8</text:p>
          </table:table-cell>
          <table:table-cell table:style-name="ce8" table:formula="of:=CONCATENATE(     [.M11];     CHAR(RANDBETWEEN(97; 122));     IF(         [.O11]=0;         &quot;&quot;;         IF(             [.O11]&gt;0;             CONCATENATE(&quot;+&quot;;[.O11]);             [.O11]         )     ))" office:value-type="string" office:string-value="11y-8" calcext:value-type="string">
            <text:p>11y-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1]*[.N11]+[.O11]" office:value-type="float" office:value="-162" calcext:value-type="float">
            <text:p>-162</text:p>
          </table:table-cell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-11" calcext:value-type="float">
            <text:p>-11</text:p>
          </table:table-cell>
          <table:table-cell table:style-name="ce1" table:formula="of:=RANDBETWEEN(AddendMin;AddendMax)" office:value-type="float" office:value="-18" calcext:value-type="float">
            <text:p>-18</text:p>
          </table:table-cell>
          <table:table-cell table:style-name="ce8" table:formula="of:=CONCATENATE(     [.S11];     CHAR(RANDBETWEEN(97; 122));     IF(         [.U11]=0;         &quot;&quot;;         IF(             [.U11]&gt;0;             CONCATENATE(&quot;+&quot;;[.U11]);             [.U11]         )     ))" office:value-type="string" office:string-value="-11n-18" calcext:value-type="string">
            <text:p>-11n-1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1]*[.T11]+[.U11]" office:value-type="float" office:value="103" calcext:value-type="float">
            <text:p>103</text:p>
          </table:table-cell>
          <table:table-cell table:style-name="ce1" table:formula="of:=RANDBETWEEN(MultiplierMin;MultiplierMax)" office:value-type="float" office:value="-17" calcext:value-type="float">
            <text:p>-17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-31" calcext:value-type="float">
            <text:p>-31</text:p>
          </table:table-cell>
          <table:table-cell table:style-name="ce8" table:formula="of:=CONCATENATE(     [.Y11];     CHAR(RANDBETWEEN(97; 122));     IF(         [.AA11]=0;         &quot;&quot;;         IF(             [.AA11]&gt;0;             CONCATENATE(&quot;+&quot;;[.AA11]);             [.AA11]         )     ))" office:value-type="string" office:string-value="-17n-31" calcext:value-type="string">
            <text:p>-17n-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1]*[.Z11]+[.AA11]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-18" calcext:value-type="float">
            <text:p>-18</text:p>
          </table:table-cell>
          <table:table-cell table:style-name="ce1" table:formula="of:=RANDBETWEEN(AddendMin;AddendMax)" office:value-type="float" office:value="-38" calcext:value-type="float">
            <text:p>-38</text:p>
          </table:table-cell>
          <table:table-cell table:style-name="ce8" table:formula="of:=CONCATENATE(     [.A12];     CHAR(RANDBETWEEN(97; 122));     IF(         [.C12]=0;         &quot;&quot;;         IF(             [.C12]&gt;0;             CONCATENATE(&quot;+&quot;;[.C12]);             [.C12]         )     ))" office:value-type="string" office:string-value="3p-38" calcext:value-type="string">
            <text:p>3p-3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2]*[.B12]+[.C12]" office:value-type="float" office:value="-92" calcext:value-type="float">
            <text:p>-92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-18" calcext:value-type="float">
            <text:p>-18</text:p>
          </table:table-cell>
          <table:table-cell table:style-name="ce1" table:formula="of:=RANDBETWEEN(AddendMin;AddendMax)" office:value-type="float" office:value="9" calcext:value-type="float">
            <text:p>+9</text:p>
          </table:table-cell>
          <table:table-cell table:style-name="ce8" table:formula="of:=CONCATENATE(     [.G12];     CHAR(RANDBETWEEN(97; 122));     IF(         [.I12]=0;         &quot;&quot;;         IF(             [.I12]&gt;0;             CONCATENATE(&quot;+&quot;;[.I12]);             [.I12]         )     ))" office:value-type="string" office:string-value="10r+9" calcext:value-type="string">
            <text:p>10r+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2]*[.H12]+[.I12]" office:value-type="float" office:value="-171" calcext:value-type="float">
            <text:p>-171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49" calcext:value-type="float">
            <text:p>+49</text:p>
          </table:table-cell>
          <table:table-cell table:style-name="ce8" table:formula="of:=CONCATENATE(     [.M12];     CHAR(RANDBETWEEN(97; 122));     IF(         [.O12]=0;         &quot;&quot;;         IF(             [.O12]&gt;0;             CONCATENATE(&quot;+&quot;;[.O12]);             [.O12]         )     ))" office:value-type="string" office:string-value="20j+49" calcext:value-type="string">
            <text:p>20j+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2]*[.N12]+[.O12]" office:value-type="float" office:value="89" calcext:value-type="float">
            <text:p>89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-17" calcext:value-type="float">
            <text:p>-17</text:p>
          </table:table-cell>
          <table:table-cell table:style-name="ce1" table:formula="of:=RANDBETWEEN(AddendMin;AddendMax)" office:value-type="float" office:value="-34" calcext:value-type="float">
            <text:p>-34</text:p>
          </table:table-cell>
          <table:table-cell table:style-name="ce8" table:formula="of:=CONCATENATE(     [.S12];     CHAR(RANDBETWEEN(97; 122));     IF(         [.U12]=0;         &quot;&quot;;         IF(             [.U12]&gt;0;             CONCATENATE(&quot;+&quot;;[.U12]);             [.U12]         )     ))" office:value-type="string" office:string-value="5i-34" calcext:value-type="string">
            <text:p>5i-3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2]*[.T12]+[.U12]" office:value-type="float" office:value="-119" calcext:value-type="float">
            <text:p>-119</text:p>
          </table:table-cell>
          <table:table-cell table:style-name="ce1" table:formula="of:=RANDBETWEEN(MultiplierMin;MultiplierMax)" office:value-type="float" office:value="-14" calcext:value-type="float">
            <text:p>-14</text:p>
          </table:table-cell>
          <table:table-cell table:style-name="ce7" table:formula="of:=RANDBETWEEN(MultiplierMin;MultiplierMax)" office:value-type="float" office:value="12" calcext:value-type="float">
            <text:p>+12</text:p>
          </table:table-cell>
          <table:table-cell table:style-name="ce1" table:formula="of:=RANDBETWEEN(AddendMin;AddendMax)" office:value-type="float" office:value="43" calcext:value-type="float">
            <text:p>+43</text:p>
          </table:table-cell>
          <table:table-cell table:style-name="ce8" table:formula="of:=CONCATENATE(     [.Y12];     CHAR(RANDBETWEEN(97; 122));     IF(         [.AA12]=0;         &quot;&quot;;         IF(             [.AA12]&gt;0;             CONCATENATE(&quot;+&quot;;[.AA12]);             [.AA12]         )     ))" office:value-type="string" office:string-value="-14m+43" calcext:value-type="string">
            <text:p>-14m+4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2]*[.Z12]+[.AA12]" office:value-type="float" office:value="-125" calcext:value-type="float">
            <text:p>-125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-35" calcext:value-type="float">
            <text:p>-35</text:p>
          </table:table-cell>
          <table:table-cell table:style-name="ce8" table:formula="of:=CONCATENATE(     [.A13];     CHAR(RANDBETWEEN(97; 122));     IF(         [.C13]=0;         &quot;&quot;;         IF(             [.C13]&gt;0;             CONCATENATE(&quot;+&quot;;[.C13]);             [.C13]         )     ))" office:value-type="string" office:string-value="0j-35" calcext:value-type="string">
            <text:p>0j-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3]*[.B13]+[.C13]" office:value-type="float" office:value="-35" calcext:value-type="float">
            <text:p>-35</text:p>
          </table:table-cell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16" calcext:value-type="float">
            <text:p>+16</text:p>
          </table:table-cell>
          <table:table-cell table:style-name="ce8" table:formula="of:=CONCATENATE(     [.G13];     CHAR(RANDBETWEEN(97; 122));     IF(         [.I13]=0;         &quot;&quot;;         IF(             [.I13]&gt;0;             CONCATENATE(&quot;+&quot;;[.I13]);             [.I13]         )     ))" office:value-type="string" office:string-value="15h+16" calcext:value-type="string">
            <text:p>15h+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3]*[.H13]+[.I13]" office:value-type="float" office:value="121" calcext:value-type="float">
            <text:p>121</text:p>
          </table:table-cell>
          <table:table-cell table:style-name="ce1" table:formula="of:=RANDBETWEEN(MultiplierMin;MultiplierMax)" office:value-type="float" office:value="-16" calcext:value-type="float">
            <text:p>-16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25" calcext:value-type="float">
            <text:p>+25</text:p>
          </table:table-cell>
          <table:table-cell table:style-name="ce8" table:formula="of:=CONCATENATE(     [.M13];     CHAR(RANDBETWEEN(97; 122));     IF(         [.O13]=0;         &quot;&quot;;         IF(             [.O13]&gt;0;             CONCATENATE(&quot;+&quot;;[.O13]);             [.O13]         )     ))" office:value-type="string" office:string-value="-16c+25" calcext:value-type="string">
            <text:p>-16c+2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3]*[.N13]+[.O13]" office:value-type="float" office:value="281" calcext:value-type="float">
            <text:p>281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12" calcext:value-type="float">
            <text:p>+12</text:p>
          </table:table-cell>
          <table:table-cell table:style-name="ce8" table:formula="of:=CONCATENATE(     [.S13];     CHAR(RANDBETWEEN(97; 122));     IF(         [.U13]=0;         &quot;&quot;;         IF(             [.U13]&gt;0;             CONCATENATE(&quot;+&quot;;[.U13]);             [.U13]         )     ))" office:value-type="string" office:string-value="8s+12" calcext:value-type="string">
            <text:p>8s+1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3]*[.T13]+[.U13]" office:value-type="float" office:value="68" calcext:value-type="float">
            <text:p>68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12" calcext:value-type="float">
            <text:p>+12</text:p>
          </table:table-cell>
          <table:table-cell table:style-name="ce1" table:formula="of:=RANDBETWEEN(AddendMin;AddendMax)" office:value-type="float" office:value="33" calcext:value-type="float">
            <text:p>+33</text:p>
          </table:table-cell>
          <table:table-cell table:style-name="ce8" table:formula="of:=CONCATENATE(     [.Y13];     CHAR(RANDBETWEEN(97; 122));     IF(         [.AA13]=0;         &quot;&quot;;         IF(             [.AA13]&gt;0;             CONCATENATE(&quot;+&quot;;[.AA13]);             [.AA13]         )     ))" office:value-type="string" office:string-value="-3u+33" calcext:value-type="string">
            <text:p>-3u+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3]*[.Z13]+[.AA13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1" calcext:value-type="float">
            <text:p>+1</text:p>
          </table:table-cell>
          <table:table-cell table:style-name="ce1" table:formula="of:=RANDBETWEEN(AddendMin;AddendMax)" office:value-type="float" office:value="15" calcext:value-type="float">
            <text:p>+15</text:p>
          </table:table-cell>
          <table:table-cell table:style-name="ce8" table:formula="of:=CONCATENATE(     [.A14];     CHAR(RANDBETWEEN(97; 122));     IF(         [.C14]=0;         &quot;&quot;;         IF(             [.C14]&gt;0;             CONCATENATE(&quot;+&quot;;[.C14]);             [.C14]         )     ))" office:value-type="string" office:string-value="3v+15" calcext:value-type="string">
            <text:p>3v+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4]*[.B14]+[.C14]" office:value-type="float" office:value="18" calcext:value-type="float">
            <text:p>18</text:p>
          </table:table-cell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-15" calcext:value-type="float">
            <text:p>-15</text:p>
          </table:table-cell>
          <table:table-cell table:style-name="ce1" table:formula="of:=RANDBETWEEN(AddendMin;AddendMax)" office:value-type="float" office:value="-33" calcext:value-type="float">
            <text:p>-33</text:p>
          </table:table-cell>
          <table:table-cell table:style-name="ce8" table:formula="of:=CONCATENATE(     [.G14];     CHAR(RANDBETWEEN(97; 122));     IF(         [.I14]=0;         &quot;&quot;;         IF(             [.I14]&gt;0;             CONCATENATE(&quot;+&quot;;[.I14]);             [.I14]         )     ))" office:value-type="string" office:string-value="12l-33" calcext:value-type="string">
            <text:p>12l-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4]*[.H14]+[.I14]" office:value-type="float" office:value="-213" calcext:value-type="float">
            <text:p>-213</text:p>
          </table:table-cell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6" calcext:value-type="float">
            <text:p>+6</text:p>
          </table:table-cell>
          <table:table-cell table:style-name="ce1" table:formula="of:=RANDBETWEEN(AddendMin;AddendMax)" office:value-type="float" office:value="-30" calcext:value-type="float">
            <text:p>-30</text:p>
          </table:table-cell>
          <table:table-cell table:style-name="ce8" table:formula="of:=CONCATENATE(     [.M14];     CHAR(RANDBETWEEN(97; 122));     IF(         [.O14]=0;         &quot;&quot;;         IF(             [.O14]&gt;0;             CONCATENATE(&quot;+&quot;;[.O14]);             [.O14]         )     ))" office:value-type="string" office:string-value="-1y-30" calcext:value-type="string">
            <text:p>-1y-3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4]*[.N14]+[.O14]" office:value-type="float" office:value="-36" calcext:value-type="float">
            <text:p>-36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0" calcext:value-type="float">
            <text:p>+0</text:p>
          </table:table-cell>
          <table:table-cell table:style-name="ce1" table:formula="of:=RANDBETWEEN(AddendMin;AddendMax)" office:value-type="float" office:value="-30" calcext:value-type="float">
            <text:p>-30</text:p>
          </table:table-cell>
          <table:table-cell table:style-name="ce8" table:formula="of:=CONCATENATE(     [.S14];     CHAR(RANDBETWEEN(97; 122));     IF(         [.U14]=0;         &quot;&quot;;         IF(             [.U14]&gt;0;             CONCATENATE(&quot;+&quot;;[.U14]);             [.U14]         )     ))" office:value-type="string" office:string-value="2l-30" calcext:value-type="string">
            <text:p>2l-3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4]*[.T14]+[.U14]" office:value-type="float" office:value="-30" calcext:value-type="float">
            <text:p>-30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-5" calcext:value-type="float">
            <text:p>-5</text:p>
          </table:table-cell>
          <table:table-cell table:style-name="ce8" table:formula="of:=CONCATENATE(     [.Y14];     CHAR(RANDBETWEEN(97; 122));     IF(         [.AA14]=0;         &quot;&quot;;         IF(             [.AA14]&gt;0;             CONCATENATE(&quot;+&quot;;[.AA14]);             [.AA14]         )     ))" office:value-type="string" office:string-value="8x-5" calcext:value-type="string">
            <text:p>8x-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4]*[.Z14]+[.AA14]" office:value-type="float" office:value="-61" calcext:value-type="float">
            <text:p>-61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18" calcext:value-type="float">
            <text:p>+18</text:p>
          </table:table-cell>
          <table:table-cell table:style-name="ce1" table:formula="of:=RANDBETWEEN(AddendMin;AddendMax)" office:value-type="float" office:value="-43" calcext:value-type="float">
            <text:p>-43</text:p>
          </table:table-cell>
          <table:table-cell table:style-name="ce8" table:formula="of:=CONCATENATE(     [.A15];     CHAR(RANDBETWEEN(97; 122));     IF(         [.C15]=0;         &quot;&quot;;         IF(             [.C15]&gt;0;             CONCATENATE(&quot;+&quot;;[.C15]);             [.C15]         )     ))" office:value-type="string" office:string-value="15z-43" calcext:value-type="string">
            <text:p>15z-4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5]*[.B15]+[.C15]" office:value-type="float" office:value="227" calcext:value-type="float">
            <text:p>227</text:p>
          </table:table-cell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31" calcext:value-type="float">
            <text:p>+31</text:p>
          </table:table-cell>
          <table:table-cell table:style-name="ce8" table:formula="of:=CONCATENATE(     [.G15];     CHAR(RANDBETWEEN(97; 122));     IF(         [.I15]=0;         &quot;&quot;;         IF(             [.I15]&gt;0;             CONCATENATE(&quot;+&quot;;[.I15]);             [.I15]         )     ))" office:value-type="string" office:string-value="19g+31" calcext:value-type="string">
            <text:p>19g+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5]*[.H15]+[.I15]" office:value-type="float" office:value="-197" calcext:value-type="float">
            <text:p>-197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1" calcext:value-type="float">
            <text:p>+1</text:p>
          </table:table-cell>
          <table:table-cell table:style-name="ce1" table:formula="of:=RANDBETWEEN(AddendMin;AddendMax)" office:value-type="float" office:value="0" calcext:value-type="float">
            <text:p>+0</text:p>
          </table:table-cell>
          <table:table-cell table:style-name="ce8" table:formula="of:=CONCATENATE(     [.M15];     CHAR(RANDBETWEEN(97; 122));     IF(         [.O15]=0;         &quot;&quot;;         IF(             [.O15]&gt;0;             CONCATENATE(&quot;+&quot;;[.O15]);             [.O15]         )     ))" office:value-type="string" office:string-value="-3u" calcext:value-type="string">
            <text:p>-3u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5]*[.N15]+[.O15]" office:value-type="float" office:value="-3" calcext:value-type="float">
            <text:p>-3</text:p>
          </table:table-cell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-17" calcext:value-type="float">
            <text:p>-17</text:p>
          </table:table-cell>
          <table:table-cell table:style-name="ce1" table:formula="of:=RANDBETWEEN(AddendMin;AddendMax)" office:value-type="float" office:value="-44" calcext:value-type="float">
            <text:p>-44</text:p>
          </table:table-cell>
          <table:table-cell table:style-name="ce8" table:formula="of:=CONCATENATE(     [.S15];     CHAR(RANDBETWEEN(97; 122));     IF(         [.U15]=0;         &quot;&quot;;         IF(             [.U15]&gt;0;             CONCATENATE(&quot;+&quot;;[.U15]);             [.U15]         )     ))" office:value-type="string" office:string-value="3g-44" calcext:value-type="string">
            <text:p>3g-4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5]*[.T15]+[.U15]" office:value-type="float" office:value="-95" calcext:value-type="float">
            <text:p>-95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0" calcext:value-type="float">
            <text:p>+0</text:p>
          </table:table-cell>
          <table:table-cell table:style-name="ce8" table:formula="of:=CONCATENATE(     [.Y15];     CHAR(RANDBETWEEN(97; 122));     IF(         [.AA15]=0;         &quot;&quot;;         IF(             [.AA15]&gt;0;             CONCATENATE(&quot;+&quot;;[.AA15]);             [.AA15]         )     ))" office:value-type="string" office:string-value="2n" calcext:value-type="string">
            <text:p>2n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5]*[.Z15]+[.AA15]" office:value-type="float" office:value="-26" calcext:value-type="float">
            <text:p>-26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9" calcext:value-type="float">
            <text:p>-19</text:p>
          </table:table-cell>
          <table:table-cell table:style-name="ce7" table:formula="of:=RANDBETWEEN(MultiplierMin;MultiplierMax)" office:value-type="float" office:value="-17" calcext:value-type="float">
            <text:p>-17</text:p>
          </table:table-cell>
          <table:table-cell table:style-name="ce1" table:formula="of:=RANDBETWEEN(AddendMin;AddendMax)" office:value-type="float" office:value="-15" calcext:value-type="float">
            <text:p>-15</text:p>
          </table:table-cell>
          <table:table-cell table:style-name="ce8" table:formula="of:=CONCATENATE(     [.A16];     CHAR(RANDBETWEEN(97; 122));     IF(         [.C16]=0;         &quot;&quot;;         IF(             [.C16]&gt;0;             CONCATENATE(&quot;+&quot;;[.C16]);             [.C16]         )     ))" office:value-type="string" office:string-value="-19c-15" calcext:value-type="string">
            <text:p>-19c-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6]*[.B16]+[.C16]" office:value-type="float" office:value="308" calcext:value-type="float">
            <text:p>308</text:p>
          </table:table-cell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4" calcext:value-type="float">
            <text:p>+4</text:p>
          </table:table-cell>
          <table:table-cell table:style-name="ce1" table:formula="of:=RANDBETWEEN(AddendMin;AddendMax)" office:value-type="float" office:value="-41" calcext:value-type="float">
            <text:p>-41</text:p>
          </table:table-cell>
          <table:table-cell table:style-name="ce8" table:formula="of:=CONCATENATE(     [.G16];     CHAR(RANDBETWEEN(97; 122));     IF(         [.I16]=0;         &quot;&quot;;         IF(             [.I16]&gt;0;             CONCATENATE(&quot;+&quot;;[.I16]);             [.I16]         )     ))" office:value-type="string" office:string-value="-8o-41" calcext:value-type="string">
            <text:p>-8o-4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6]*[.H16]+[.I16]" office:value-type="float" office:value="-73" calcext:value-type="float">
            <text:p>-73</text:p>
          </table:table-cell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29" calcext:value-type="float">
            <text:p>+29</text:p>
          </table:table-cell>
          <table:table-cell table:style-name="ce8" table:formula="of:=CONCATENATE(     [.M16];     CHAR(RANDBETWEEN(97; 122));     IF(         [.O16]=0;         &quot;&quot;;         IF(             [.O16]&gt;0;             CONCATENATE(&quot;+&quot;;[.O16]);             [.O16]         )     ))" office:value-type="string" office:string-value="11m+29" calcext:value-type="string">
            <text:p>11m+2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6]*[.N16]+[.O16]" office:value-type="float" office:value="183" calcext:value-type="float">
            <text:p>183</text:p>
          </table:table-cell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32" calcext:value-type="float">
            <text:p>+32</text:p>
          </table:table-cell>
          <table:table-cell table:style-name="ce8" table:formula="of:=CONCATENATE(     [.S16];     CHAR(RANDBETWEEN(97; 122));     IF(         [.U16]=0;         &quot;&quot;;         IF(             [.U16]&gt;0;             CONCATENATE(&quot;+&quot;;[.U16]);             [.U16]         )     ))" office:value-type="string" office:string-value="13p+32" calcext:value-type="string">
            <text:p>13p+3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6]*[.T16]+[.U16]" office:value-type="float" office:value="-150" calcext:value-type="float">
            <text:p>-150</text:p>
          </table:table-cell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1" calcext:value-type="float">
            <text:p>+1</text:p>
          </table:table-cell>
          <table:table-cell table:style-name="ce8" table:formula="of:=CONCATENATE(     [.Y16];     CHAR(RANDBETWEEN(97; 122));     IF(         [.AA16]=0;         &quot;&quot;;         IF(             [.AA16]&gt;0;             CONCATENATE(&quot;+&quot;;[.AA16]);             [.AA16]         )     ))" office:value-type="string" office:string-value="-5g+1" calcext:value-type="string">
            <text:p>-5g+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6]*[.Z16]+[.AA16]" office:value-type="float" office:value="-34" calcext:value-type="float">
            <text:p>-34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6" calcext:value-type="float">
            <text:p>+6</text:p>
          </table:table-cell>
          <table:table-cell table:style-name="ce8" table:formula="of:=CONCATENATE(     [.A17];     CHAR(RANDBETWEEN(97; 122));     IF(         [.C17]=0;         &quot;&quot;;         IF(             [.C17]&gt;0;             CONCATENATE(&quot;+&quot;;[.C17]);             [.C17]         )     ))" office:value-type="string" office:string-value="3t+6" calcext:value-type="string">
            <text:p>3t+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7]*[.B17]+[.C17]" office:value-type="float" office:value="-15" calcext:value-type="float">
            <text:p>-15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-13" calcext:value-type="float">
            <text:p>-13</text:p>
          </table:table-cell>
          <table:table-cell table:style-name="ce8" table:formula="of:=CONCATENATE(     [.G17];     CHAR(RANDBETWEEN(97; 122));     IF(         [.I17]=0;         &quot;&quot;;         IF(             [.I17]&gt;0;             CONCATENATE(&quot;+&quot;;[.I17]);             [.I17]         )     ))" office:value-type="string" office:string-value="4l-13" calcext:value-type="string">
            <text:p>4l-1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7]*[.H17]+[.I17]" office:value-type="float" office:value="-69" calcext:value-type="float">
            <text:p>-69</text:p>
          </table:table-cell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19" calcext:value-type="float">
            <text:p>+19</text:p>
          </table:table-cell>
          <table:table-cell table:style-name="ce1" table:formula="of:=RANDBETWEEN(AddendMin;AddendMax)" office:value-type="float" office:value="-36" calcext:value-type="float">
            <text:p>-36</text:p>
          </table:table-cell>
          <table:table-cell table:style-name="ce8" table:formula="of:=CONCATENATE(     [.M17];     CHAR(RANDBETWEEN(97; 122));     IF(         [.O17]=0;         &quot;&quot;;         IF(             [.O17]&gt;0;             CONCATENATE(&quot;+&quot;;[.O17]);             [.O17]         )     ))" office:value-type="string" office:string-value="12w-36" calcext:value-type="string">
            <text:p>12w-3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7]*[.N17]+[.O17]" office:value-type="float" office:value="192" calcext:value-type="float">
            <text:p>192</text:p>
          </table:table-cell>
          <table:table-cell table:style-name="ce1" table:formula="of:=RANDBETWEEN(MultiplierMin;MultiplierMax)" office:value-type="float" office:value="18" calcext:value-type="float">
            <text:p>+18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5" calcext:value-type="float">
            <text:p>+5</text:p>
          </table:table-cell>
          <table:table-cell table:style-name="ce8" table:formula="of:=CONCATENATE(     [.S17];     CHAR(RANDBETWEEN(97; 122));     IF(         [.U17]=0;         &quot;&quot;;         IF(             [.U17]&gt;0;             CONCATENATE(&quot;+&quot;;[.U17]);             [.U17]         )     ))" office:value-type="string" office:string-value="18c+5" calcext:value-type="string">
            <text:p>18c+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7]*[.T17]+[.U17]" office:value-type="float" office:value="167" calcext:value-type="float">
            <text:p>167</text:p>
          </table:table-cell>
          <table:table-cell table:style-name="ce1" table:formula="of:=RANDBETWEEN(MultiplierMin;MultiplierMax)" office:value-type="float" office:value="-15" calcext:value-type="float">
            <text:p>-15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-50" calcext:value-type="float">
            <text:p>-50</text:p>
          </table:table-cell>
          <table:table-cell table:style-name="ce8" table:formula="of:=CONCATENATE(     [.Y17];     CHAR(RANDBETWEEN(97; 122));     IF(         [.AA17]=0;         &quot;&quot;;         IF(             [.AA17]&gt;0;             CONCATENATE(&quot;+&quot;;[.AA17]);             [.AA17]         )     ))" office:value-type="string" office:string-value="-15z-50" calcext:value-type="string">
            <text:p>-15z-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7]*[.Z17]+[.AA1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4" calcext:value-type="float">
            <text:p>+14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-12" calcext:value-type="float">
            <text:p>-12</text:p>
          </table:table-cell>
          <table:table-cell table:style-name="ce8" table:formula="of:=CONCATENATE(     [.A18];     CHAR(RANDBETWEEN(97; 122));     IF(         [.C18]=0;         &quot;&quot;;         IF(             [.C18]&gt;0;             CONCATENATE(&quot;+&quot;;[.C18]);             [.C18]         )     ))" office:value-type="string" office:string-value="14t-12" calcext:value-type="string">
            <text:p>14t-1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8]*[.B18]+[.C18]" office:value-type="float" office:value="184" calcext:value-type="float">
            <text:p>184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-7" calcext:value-type="float">
            <text:p>-7</text:p>
          </table:table-cell>
          <table:table-cell table:style-name="ce8" table:formula="of:=CONCATENATE(     [.G18];     CHAR(RANDBETWEEN(97; 122));     IF(         [.I18]=0;         &quot;&quot;;         IF(             [.I18]&gt;0;             CONCATENATE(&quot;+&quot;;[.I18]);             [.I18]         )     ))" office:value-type="string" office:string-value="-13g-7" calcext:value-type="string">
            <text:p>-13g-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8]*[.H18]+[.I18]" office:value-type="float" office:value="6" calcext:value-type="float">
            <text:p>6</text:p>
          </table:table-cell>
          <table:table-cell table:style-name="ce1" table:formula="of:=RANDBETWEEN(MultiplierMin;MultiplierMax)" office:value-type="float" office:value="7" calcext:value-type="float">
            <text:p>+7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-35" calcext:value-type="float">
            <text:p>-35</text:p>
          </table:table-cell>
          <table:table-cell table:style-name="ce8" table:formula="of:=CONCATENATE(     [.M18];     CHAR(RANDBETWEEN(97; 122));     IF(         [.O18]=0;         &quot;&quot;;         IF(             [.O18]&gt;0;             CONCATENATE(&quot;+&quot;;[.O18]);             [.O18]         )     ))" office:value-type="string" office:string-value="7o-35" calcext:value-type="string">
            <text:p>7o-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8]*[.N18]+[.O18]" office:value-type="float" office:value="-63" calcext:value-type="float">
            <text:p>-63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20" calcext:value-type="float">
            <text:p>+20</text:p>
          </table:table-cell>
          <table:table-cell table:style-name="ce8" table:formula="of:=CONCATENATE(     [.S18];     CHAR(RANDBETWEEN(97; 122));     IF(         [.U18]=0;         &quot;&quot;;         IF(             [.U18]&gt;0;             CONCATENATE(&quot;+&quot;;[.U18]);             [.U18]         )     ))" office:value-type="string" office:string-value="-3d+20" calcext:value-type="string">
            <text:p>-3d+2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8]*[.T18]+[.U18]" office:value-type="float" office:value="-4" calcext:value-type="float">
            <text:p>-4</text:p>
          </table:table-cell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-24" calcext:value-type="float">
            <text:p>-24</text:p>
          </table:table-cell>
          <table:table-cell table:style-name="ce8" table:formula="of:=CONCATENATE(     [.Y18];     CHAR(RANDBETWEEN(97; 122));     IF(         [.AA18]=0;         &quot;&quot;;         IF(             [.AA18]&gt;0;             CONCATENATE(&quot;+&quot;;[.AA18]);             [.AA18]         )     ))" office:value-type="string" office:string-value="16u-24" calcext:value-type="string">
            <text:p>16u-2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8]*[.Z18]+[.AA18]" office:value-type="float" office:value="-120" calcext:value-type="float">
            <text:p>-120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2" calcext:value-type="float">
            <text:p>-2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-44" calcext:value-type="float">
            <text:p>-44</text:p>
          </table:table-cell>
          <table:table-cell table:style-name="ce8" table:formula="of:=CONCATENATE(     [.A19];     CHAR(RANDBETWEEN(97; 122));     IF(         [.C19]=0;         &quot;&quot;;         IF(             [.C19]&gt;0;             CONCATENATE(&quot;+&quot;;[.C19]);             [.C19]         )     ))" office:value-type="string" office:string-value="-2a-44" calcext:value-type="string">
            <text:p>-2a-4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9]*[.B19]+[.C19]" office:value-type="float" office:value="-76" calcext:value-type="float">
            <text:p>-76</text:p>
          </table:table-cell>
          <table:table-cell table:style-name="ce1" table:formula="of:=RANDBETWEEN(MultiplierMin;MultiplierMax)" office:value-type="float" office:value="-16" calcext:value-type="float">
            <text:p>-16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3" calcext:value-type="float">
            <text:p>+3</text:p>
          </table:table-cell>
          <table:table-cell table:style-name="ce8" table:formula="of:=CONCATENATE(     [.G19];     CHAR(RANDBETWEEN(97; 122));     IF(         [.I19]=0;         &quot;&quot;;         IF(             [.I19]&gt;0;             CONCATENATE(&quot;+&quot;;[.I19]);             [.I19]         )     ))" office:value-type="string" office:string-value="-16e+3" calcext:value-type="string">
            <text:p>-16e+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9]*[.H19]+[.I19]" office:value-type="float" office:value="163" calcext:value-type="float">
            <text:p>163</text:p>
          </table:table-cell>
          <table:table-cell table:style-name="ce1" table:formula="of:=RANDBETWEEN(MultiplierMin;MultiplierMax)" office:value-type="float" office:value="-6" calcext:value-type="float">
            <text:p>-6</text:p>
          </table:table-cell>
          <table:table-cell table:style-name="ce7" table:formula="of:=RANDBETWEEN(MultiplierMin;MultiplierMax)" office:value-type="float" office:value="11" calcext:value-type="float">
            <text:p>+11</text:p>
          </table:table-cell>
          <table:table-cell table:style-name="ce1" table:formula="of:=RANDBETWEEN(AddendMin;AddendMax)" office:value-type="float" office:value="46" calcext:value-type="float">
            <text:p>+46</text:p>
          </table:table-cell>
          <table:table-cell table:style-name="ce8" table:formula="of:=CONCATENATE(     [.M19];     CHAR(RANDBETWEEN(97; 122));     IF(         [.O19]=0;         &quot;&quot;;         IF(             [.O19]&gt;0;             CONCATENATE(&quot;+&quot;;[.O19]);             [.O19]         )     ))" office:value-type="string" office:string-value="-6s+46" calcext:value-type="string">
            <text:p>-6s+4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9]*[.N19]+[.O19]" office:value-type="float" office:value="-20" calcext:value-type="float">
            <text:p>-20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16" calcext:value-type="float">
            <text:p>+16</text:p>
          </table:table-cell>
          <table:table-cell table:style-name="ce8" table:formula="of:=CONCATENATE(     [.S19];     CHAR(RANDBETWEEN(97; 122));     IF(         [.U19]=0;         &quot;&quot;;         IF(             [.U19]&gt;0;             CONCATENATE(&quot;+&quot;;[.U19]);             [.U19]         )     ))" office:value-type="string" office:string-value="8a+16" calcext:value-type="string">
            <text:p>8a+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9]*[.T19]+[.U19]" office:value-type="float" office:value="-32" calcext:value-type="float">
            <text:p>-32</text:p>
          </table:table-cell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-6" calcext:value-type="float">
            <text:p>-6</text:p>
          </table:table-cell>
          <table:table-cell table:style-name="ce8" table:formula="of:=CONCATENATE(     [.Y19];     CHAR(RANDBETWEEN(97; 122));     IF(         [.AA19]=0;         &quot;&quot;;         IF(             [.AA19]&gt;0;             CONCATENATE(&quot;+&quot;;[.AA19]);             [.AA19]         )     ))" office:value-type="string" office:string-value="0p-6" calcext:value-type="string">
            <text:p>0p-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9]*[.Z19]+[.AA19]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-20" calcext:value-type="float">
            <text:p>-20</text:p>
          </table:table-cell>
          <table:table-cell table:style-name="ce1" table:formula="of:=RANDBETWEEN(AddendMin;AddendMax)" office:value-type="float" office:value="7" calcext:value-type="float">
            <text:p>+7</text:p>
          </table:table-cell>
          <table:table-cell table:style-name="ce8" table:formula="of:=CONCATENATE(     [.A20];     CHAR(RANDBETWEEN(97; 122));     IF(         [.C20]=0;         &quot;&quot;;         IF(             [.C20]&gt;0;             CONCATENATE(&quot;+&quot;;[.C20]);             [.C20]         )     ))" office:value-type="string" office:string-value="16p+7" calcext:value-type="string">
            <text:p>16p+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0]*[.B20]+[.C20]" office:value-type="float" office:value="-313" calcext:value-type="float">
            <text:p>-313</text:p>
          </table:table-cell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-40" calcext:value-type="float">
            <text:p>-40</text:p>
          </table:table-cell>
          <table:table-cell table:style-name="ce8" table:formula="of:=CONCATENATE(     [.G20];     CHAR(RANDBETWEEN(97; 122));     IF(         [.I20]=0;         &quot;&quot;;         IF(             [.I20]&gt;0;             CONCATENATE(&quot;+&quot;;[.I20]);             [.I20]         )     ))" office:value-type="string" office:string-value="16h-40" calcext:value-type="string">
            <text:p>16h-4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0]*[.H20]+[.I20]" office:value-type="float" office:value="-136" calcext:value-type="float">
            <text:p>-136</text:p>
          </table:table-cell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-26" calcext:value-type="float">
            <text:p>-26</text:p>
          </table:table-cell>
          <table:table-cell table:style-name="ce8" table:formula="of:=CONCATENATE(     [.M20];     CHAR(RANDBETWEEN(97; 122));     IF(         [.O20]=0;         &quot;&quot;;         IF(             [.O20]&gt;0;             CONCATENATE(&quot;+&quot;;[.O20]);             [.O20]         )     ))" office:value-type="string" office:string-value="11e-26" calcext:value-type="string">
            <text:p>11e-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0]*[.N20]+[.O20]" office:value-type="float" office:value="-81" calcext:value-type="float">
            <text:p>-81</text:p>
          </table:table-cell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-18" calcext:value-type="float">
            <text:p>-18</text:p>
          </table:table-cell>
          <table:table-cell table:style-name="ce8" table:formula="of:=CONCATENATE(     [.S20];     CHAR(RANDBETWEEN(97; 122));     IF(         [.U20]=0;         &quot;&quot;;         IF(             [.U20]&gt;0;             CONCATENATE(&quot;+&quot;;[.U20]);             [.U20]         )     ))" office:value-type="string" office:string-value="-1a-18" calcext:value-type="string">
            <text:p>-1a-1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0]*[.T20]+[.U20]" office:value-type="float" office:value="-20" calcext:value-type="float">
            <text:p>-20</text:p>
          </table:table-cell>
          <table:table-cell table:style-name="ce1" table:formula="of:=RANDBETWEEN(MultiplierMin;MultiplierMax)" office:value-type="float" office:value="-7" calcext:value-type="float">
            <text:p>-7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20" calcext:value-type="float">
            <text:p>+20</text:p>
          </table:table-cell>
          <table:table-cell table:style-name="ce8" table:formula="of:=CONCATENATE(     [.Y20];     CHAR(RANDBETWEEN(97; 122));     IF(         [.AA20]=0;         &quot;&quot;;         IF(             [.AA20]&gt;0;             CONCATENATE(&quot;+&quot;;[.AA20]);             [.AA20]         )     ))" office:value-type="string" office:string-value="-7z+20" calcext:value-type="string">
            <text:p>-7z+2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0]*[.Z20]+[.AA20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6" calcext:value-type="float">
            <text:p>-6</text:p>
          </table:table-cell>
          <table:table-cell table:style-name="ce7" table:formula="of:=RANDBETWEEN(MultiplierMin;MultiplierMax)" office:value-type="float" office:value="-19" calcext:value-type="float">
            <text:p>-19</text:p>
          </table:table-cell>
          <table:table-cell table:style-name="ce1" table:formula="of:=RANDBETWEEN(AddendMin;AddendMax)" office:value-type="float" office:value="-2" calcext:value-type="float">
            <text:p>-2</text:p>
          </table:table-cell>
          <table:table-cell table:style-name="ce8" table:formula="of:=CONCATENATE(     [.A21];     CHAR(RANDBETWEEN(97; 122));     IF(         [.C21]=0;         &quot;&quot;;         IF(             [.C21]&gt;0;             CONCATENATE(&quot;+&quot;;[.C21]);             [.C21]         )     ))" office:value-type="string" office:string-value="-6t-2" calcext:value-type="string">
            <text:p>-6t-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1]*[.B21]+[.C21]" office:value-type="float" office:value="112" calcext:value-type="float">
            <text:p>112</text:p>
          </table:table-cell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19" calcext:value-type="float">
            <text:p>+19</text:p>
          </table:table-cell>
          <table:table-cell table:style-name="ce1" table:formula="of:=RANDBETWEEN(AddendMin;AddendMax)" office:value-type="float" office:value="0" calcext:value-type="float">
            <text:p>+0</text:p>
          </table:table-cell>
          <table:table-cell table:style-name="ce8" table:formula="of:=CONCATENATE(     [.G21];     CHAR(RANDBETWEEN(97; 122));     IF(         [.I21]=0;         &quot;&quot;;         IF(             [.I21]&gt;0;             CONCATENATE(&quot;+&quot;;[.I21]);             [.I21]         )     ))" office:value-type="string" office:string-value="16h" calcext:value-type="string">
            <text:p>16h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1]*[.H21]+[.I21]" office:value-type="float" office:value="304" calcext:value-type="float">
            <text:p>304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-18" calcext:value-type="float">
            <text:p>-18</text:p>
          </table:table-cell>
          <table:table-cell table:style-name="ce1" table:formula="of:=RANDBETWEEN(AddendMin;AddendMax)" office:value-type="float" office:value="40" calcext:value-type="float">
            <text:p>+40</text:p>
          </table:table-cell>
          <table:table-cell table:style-name="ce8" table:formula="of:=CONCATENATE(     [.M21];     CHAR(RANDBETWEEN(97; 122));     IF(         [.O21]=0;         &quot;&quot;;         IF(             [.O21]&gt;0;             CONCATENATE(&quot;+&quot;;[.O21]);             [.O21]         )     ))" office:value-type="string" office:string-value="5r+40" calcext:value-type="string">
            <text:p>5r+4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1]*[.N21]+[.O21]" office:value-type="float" office:value="-50" calcext:value-type="float">
            <text:p>-50</text:p>
          </table:table-cell>
          <table:table-cell table:style-name="ce1" table:formula="of:=RANDBETWEEN(MultiplierMin;MultiplierMax)" office:value-type="float" office:value="-18" calcext:value-type="float">
            <text:p>-18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31" calcext:value-type="float">
            <text:p>+31</text:p>
          </table:table-cell>
          <table:table-cell table:style-name="ce8" table:formula="of:=CONCATENATE(     [.S21];     CHAR(RANDBETWEEN(97; 122));     IF(         [.U21]=0;         &quot;&quot;;         IF(             [.U21]&gt;0;             CONCATENATE(&quot;+&quot;;[.U21]);             [.U21]         )     ))" office:value-type="string" office:string-value="-18j+31" calcext:value-type="string">
            <text:p>-18j+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1]*[.T21]+[.U21]" office:value-type="float" office:value="49" calcext:value-type="float">
            <text:p>49</text:p>
          </table:table-cell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-2" calcext:value-type="float">
            <text:p>-2</text:p>
          </table:table-cell>
          <table:table-cell table:style-name="ce1" table:formula="of:=RANDBETWEEN(AddendMin;AddendMax)" office:value-type="float" office:value="18" calcext:value-type="float">
            <text:p>+18</text:p>
          </table:table-cell>
          <table:table-cell table:style-name="ce8" table:formula="of:=CONCATENATE(     [.Y21];     CHAR(RANDBETWEEN(97; 122));     IF(         [.AA21]=0;         &quot;&quot;;         IF(             [.AA21]&gt;0;             CONCATENATE(&quot;+&quot;;[.AA21]);             [.AA21]         )     ))" office:value-type="string" office:string-value="16t+18" calcext:value-type="string">
            <text:p>16t+1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1]*[.Z21]+[.AA21]" office:value-type="float" office:value="-14" calcext:value-type="float">
            <text:p>-14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-22" calcext:value-type="float">
            <text:p>-22</text:p>
          </table:table-cell>
          <table:table-cell table:style-name="ce8" table:formula="of:=CONCATENATE(     [.A22];     CHAR(RANDBETWEEN(97; 122));     IF(         [.C22]=0;         &quot;&quot;;         IF(             [.C22]&gt;0;             CONCATENATE(&quot;+&quot;;[.C22]);             [.C22]         )     ))" office:value-type="string" office:string-value="-9q-22" calcext:value-type="string">
            <text:p>-9q-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2]*[.B22]+[.C22]" office:value-type="float" office:value="-166" calcext:value-type="float">
            <text:p>-166</text:p>
          </table:table-cell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0" calcext:value-type="float">
            <text:p>+0</text:p>
          </table:table-cell>
          <table:table-cell table:style-name="ce1" table:formula="of:=RANDBETWEEN(AddendMin;AddendMax)" office:value-type="float" office:value="-14" calcext:value-type="float">
            <text:p>-14</text:p>
          </table:table-cell>
          <table:table-cell table:style-name="ce8" table:formula="of:=CONCATENATE(     [.G22];     CHAR(RANDBETWEEN(97; 122));     IF(         [.I22]=0;         &quot;&quot;;         IF(             [.I22]&gt;0;             CONCATENATE(&quot;+&quot;;[.I22]);             [.I22]         )     ))" office:value-type="string" office:string-value="3y-14" calcext:value-type="string">
            <text:p>3y-1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2]*[.H22]+[.I22]" office:value-type="float" office:value="-14" calcext:value-type="float">
            <text:p>-14</text:p>
          </table:table-cell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19" calcext:value-type="float">
            <text:p>+19</text:p>
          </table:table-cell>
          <table:table-cell table:style-name="ce1" table:formula="of:=RANDBETWEEN(AddendMin;AddendMax)" office:value-type="float" office:value="20" calcext:value-type="float">
            <text:p>+20</text:p>
          </table:table-cell>
          <table:table-cell table:style-name="ce8" table:formula="of:=CONCATENATE(     [.M22];     CHAR(RANDBETWEEN(97; 122));     IF(         [.O22]=0;         &quot;&quot;;         IF(             [.O22]&gt;0;             CONCATENATE(&quot;+&quot;;[.O22]);             [.O22]         )     ))" office:value-type="string" office:string-value="-8p+20" calcext:value-type="string">
            <text:p>-8p+2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2]*[.N22]+[.O22]" office:value-type="float" office:value="-132" calcext:value-type="float">
            <text:p>-132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46" calcext:value-type="float">
            <text:p>+46</text:p>
          </table:table-cell>
          <table:table-cell table:style-name="ce8" table:formula="of:=CONCATENATE(     [.S22];     CHAR(RANDBETWEEN(97; 122));     IF(         [.U22]=0;         &quot;&quot;;         IF(             [.U22]&gt;0;             CONCATENATE(&quot;+&quot;;[.U22]);             [.U22]         )     ))" office:value-type="string" office:string-value="4j+46" calcext:value-type="string">
            <text:p>4j+4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2]*[.T22]+[.U22]" office:value-type="float" office:value="-10" calcext:value-type="float">
            <text:p>-10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-2" calcext:value-type="float">
            <text:p>-2</text:p>
          </table:table-cell>
          <table:table-cell table:style-name="ce8" table:formula="of:=CONCATENATE(     [.Y22];     CHAR(RANDBETWEEN(97; 122));     IF(         [.AA22]=0;         &quot;&quot;;         IF(             [.AA22]&gt;0;             CONCATENATE(&quot;+&quot;;[.AA22]);             [.AA22]         )     ))" office:value-type="string" office:string-value="5e-2" calcext:value-type="string">
            <text:p>5e-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2]*[.Z22]+[.AA22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18" calcext:value-type="float">
            <text:p>+18</text:p>
          </table:table-cell>
          <table:table-cell table:style-name="ce1" table:formula="of:=RANDBETWEEN(AddendMin;AddendMax)" office:value-type="float" office:value="-34" calcext:value-type="float">
            <text:p>-34</text:p>
          </table:table-cell>
          <table:table-cell table:style-name="ce8" table:formula="of:=CONCATENATE(     [.A23];     CHAR(RANDBETWEEN(97; 122));     IF(         [.C23]=0;         &quot;&quot;;         IF(             [.C23]&gt;0;             CONCATENATE(&quot;+&quot;;[.C23]);             [.C23]         )     ))" office:value-type="string" office:string-value="-5s-34" calcext:value-type="string">
            <text:p>-5s-3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3]*[.B23]+[.C23]" office:value-type="float" office:value="-124" calcext:value-type="float">
            <text:p>-124</text:p>
          </table:table-cell>
          <table:table-cell table:style-name="ce1" table:formula="of:=RANDBETWEEN(MultiplierMin;MultiplierMax)" office:value-type="float" office:value="7" calcext:value-type="float">
            <text:p>+7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24" calcext:value-type="float">
            <text:p>+24</text:p>
          </table:table-cell>
          <table:table-cell table:style-name="ce8" table:formula="of:=CONCATENATE(     [.G23];     CHAR(RANDBETWEEN(97; 122));     IF(         [.I23]=0;         &quot;&quot;;         IF(             [.I23]&gt;0;             CONCATENATE(&quot;+&quot;;[.I23]);             [.I23]         )     ))" office:value-type="string" office:string-value="7q+24" calcext:value-type="string">
            <text:p>7q+2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3]*[.H23]+[.I23]" office:value-type="float" office:value="164" calcext:value-type="float">
            <text:p>164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13" calcext:value-type="float">
            <text:p>+13</text:p>
          </table:table-cell>
          <table:table-cell table:style-name="ce8" table:formula="of:=CONCATENATE(     [.M23];     CHAR(RANDBETWEEN(97; 122));     IF(         [.O23]=0;         &quot;&quot;;         IF(             [.O23]&gt;0;             CONCATENATE(&quot;+&quot;;[.O23]);             [.O23]         )     ))" office:value-type="string" office:string-value="-4x+13" calcext:value-type="string">
            <text:p>-4x+1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3]*[.N23]+[.O23]" office:value-type="float" office:value="-23" calcext:value-type="float">
            <text:p>-23</text:p>
          </table:table-cell>
          <table:table-cell table:style-name="ce1" table:formula="of:=RANDBETWEEN(MultiplierMin;MultiplierMax)" office:value-type="float" office:value="-12" calcext:value-type="float">
            <text:p>-12</text:p>
          </table:table-cell>
          <table:table-cell table:style-name="ce7" table:formula="of:=RANDBETWEEN(MultiplierMin;MultiplierMax)" office:value-type="float" office:value="1" calcext:value-type="float">
            <text:p>+1</text:p>
          </table:table-cell>
          <table:table-cell table:style-name="ce1" table:formula="of:=RANDBETWEEN(AddendMin;AddendMax)" office:value-type="float" office:value="31" calcext:value-type="float">
            <text:p>+31</text:p>
          </table:table-cell>
          <table:table-cell table:style-name="ce8" table:formula="of:=CONCATENATE(     [.S23];     CHAR(RANDBETWEEN(97; 122));     IF(         [.U23]=0;         &quot;&quot;;         IF(             [.U23]&gt;0;             CONCATENATE(&quot;+&quot;;[.U23]);             [.U23]         )     ))" office:value-type="string" office:string-value="-12j+31" calcext:value-type="string">
            <text:p>-12j+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3]*[.T23]+[.U23]" office:value-type="float" office:value="19" calcext:value-type="float">
            <text:p>19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-48" calcext:value-type="float">
            <text:p>-48</text:p>
          </table:table-cell>
          <table:table-cell table:style-name="ce8" table:formula="of:=CONCATENATE(     [.Y23];     CHAR(RANDBETWEEN(97; 122));     IF(         [.AA23]=0;         &quot;&quot;;         IF(             [.AA23]&gt;0;             CONCATENATE(&quot;+&quot;;[.AA23]);             [.AA23]         )     ))" office:value-type="string" office:string-value="10y-48" calcext:value-type="string">
            <text:p>10y-4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3]*[.Z23]+[.AA23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4" calcext:value-type="float">
            <text:p>+14</text:p>
          </table:table-cell>
          <table:table-cell table:style-name="ce7" table:formula="of:=RANDBETWEEN(MultiplierMin;MultiplierMax)" office:value-type="float" office:value="13" calcext:value-type="float">
            <text:p>+13</text:p>
          </table:table-cell>
          <table:table-cell table:style-name="ce1" table:formula="of:=RANDBETWEEN(AddendMin;AddendMax)" office:value-type="float" office:value="-43" calcext:value-type="float">
            <text:p>-43</text:p>
          </table:table-cell>
          <table:table-cell table:style-name="ce8" table:formula="of:=CONCATENATE(     [.A24];     CHAR(RANDBETWEEN(97; 122));     IF(         [.C24]=0;         &quot;&quot;;         IF(             [.C24]&gt;0;             CONCATENATE(&quot;+&quot;;[.C24]);             [.C24]         )     ))" office:value-type="string" office:string-value="14m-43" calcext:value-type="string">
            <text:p>14m-4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4]*[.B24]+[.C24]" office:value-type="float" office:value="139" calcext:value-type="float">
            <text:p>139</text:p>
          </table:table-cell>
          <table:table-cell table:style-name="ce1" table:formula="of:=RANDBETWEEN(MultiplierMin;MultiplierMax)" office:value-type="float" office:value="17" calcext:value-type="float">
            <text:p>+17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22" calcext:value-type="float">
            <text:p>+22</text:p>
          </table:table-cell>
          <table:table-cell table:style-name="ce8" table:formula="of:=CONCATENATE(     [.G24];     CHAR(RANDBETWEEN(97; 122));     IF(         [.I24]=0;         &quot;&quot;;         IF(             [.I24]&gt;0;             CONCATENATE(&quot;+&quot;;[.I24]);             [.I24]         )     ))" office:value-type="string" office:string-value="17t+22" calcext:value-type="string">
            <text:p>17t+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4]*[.H24]+[.I24]" office:value-type="float" office:value="56" calcext:value-type="float">
            <text:p>56</text:p>
          </table:table-cell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-24" calcext:value-type="float">
            <text:p>-24</text:p>
          </table:table-cell>
          <table:table-cell table:style-name="ce8" table:formula="of:=CONCATENATE(     [.M24];     CHAR(RANDBETWEEN(97; 122));     IF(         [.O24]=0;         &quot;&quot;;         IF(             [.O24]&gt;0;             CONCATENATE(&quot;+&quot;;[.O24]);             [.O24]         )     ))" office:value-type="string" office:string-value="15m-24" calcext:value-type="string">
            <text:p>15m-2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4]*[.N24]+[.O24]" office:value-type="float" office:value="111" calcext:value-type="float">
            <text:p>111</text:p>
          </table:table-cell>
          <table:table-cell table:style-name="ce1" table:formula="of:=RANDBETWEEN(MultiplierMin;MultiplierMax)" office:value-type="float" office:value="-17" calcext:value-type="float">
            <text:p>-17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44" calcext:value-type="float">
            <text:p>+44</text:p>
          </table:table-cell>
          <table:table-cell table:style-name="ce8" table:formula="of:=CONCATENATE(     [.S24];     CHAR(RANDBETWEEN(97; 122));     IF(         [.U24]=0;         &quot;&quot;;         IF(             [.U24]&gt;0;             CONCATENATE(&quot;+&quot;;[.U24]);             [.U24]         )     ))" office:value-type="string" office:string-value="-17y+44" calcext:value-type="string">
            <text:p>-17y+4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4]*[.T24]+[.U24]" office:value-type="float" office:value="316" calcext:value-type="float">
            <text:p>316</text:p>
          </table:table-cell>
          <table:table-cell table:style-name="ce1" table:formula="of:=RANDBETWEEN(MultiplierMin;MultiplierMax)" office:value-type="float" office:value="6" calcext:value-type="float">
            <text:p>+6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49" calcext:value-type="float">
            <text:p>+49</text:p>
          </table:table-cell>
          <table:table-cell table:style-name="ce8" table:formula="of:=CONCATENATE(     [.Y24];     CHAR(RANDBETWEEN(97; 122));     IF(         [.AA24]=0;         &quot;&quot;;         IF(             [.AA24]&gt;0;             CONCATENATE(&quot;+&quot;;[.AA24]);             [.AA24]         )     ))" office:value-type="string" office:string-value="6w+49" calcext:value-type="string">
            <text:p>6w+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4]*[.Z24]+[.AA24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14" calcext:value-type="float">
            <text:p>+14</text:p>
          </table:table-cell>
          <table:table-cell table:style-name="ce8" table:formula="of:=CONCATENATE(     [.A25];     CHAR(RANDBETWEEN(97; 122));     IF(         [.C25]=0;         &quot;&quot;;         IF(             [.C25]&gt;0;             CONCATENATE(&quot;+&quot;;[.C25]);             [.C25]         )     ))" office:value-type="string" office:string-value="0q+14" calcext:value-type="string">
            <text:p>0q+1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5]*[.B25]+[.C25]" office:value-type="float" office:value="14" calcext:value-type="float">
            <text:p>14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-33" calcext:value-type="float">
            <text:p>-33</text:p>
          </table:table-cell>
          <table:table-cell table:style-name="ce8" table:formula="of:=CONCATENATE(     [.G25];     CHAR(RANDBETWEEN(97; 122));     IF(         [.I25]=0;         &quot;&quot;;         IF(             [.I25]&gt;0;             CONCATENATE(&quot;+&quot;;[.I25]);             [.I25]         )     ))" office:value-type="string" office:string-value="-13a-33" calcext:value-type="string">
            <text:p>-13a-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5]*[.H25]+[.I25]" office:value-type="float" office:value="-124" calcext:value-type="float">
            <text:p>-124</text:p>
          </table:table-cell>
          <table:table-cell table:style-name="ce1" table:formula="of:=RANDBETWEEN(MultiplierMin;MultiplierMax)" office:value-type="float" office:value="-20" calcext:value-type="float">
            <text:p>-20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-14" calcext:value-type="float">
            <text:p>-14</text:p>
          </table:table-cell>
          <table:table-cell table:style-name="ce8" table:formula="of:=CONCATENATE(     [.M25];     CHAR(RANDBETWEEN(97; 122));     IF(         [.O25]=0;         &quot;&quot;;         IF(             [.O25]&gt;0;             CONCATENATE(&quot;+&quot;;[.O25]);             [.O25]         )     ))" office:value-type="string" office:string-value="-20f-14" calcext:value-type="string">
            <text:p>-20f-1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5]*[.N25]+[.O25]" office:value-type="float" office:value="-294" calcext:value-type="float">
            <text:p>-294</text:p>
          </table:table-cell>
          <table:table-cell table:style-name="ce1" table:formula="of:=RANDBETWEEN(MultiplierMin;MultiplierMax)" office:value-type="float" office:value="-12" calcext:value-type="float">
            <text:p>-12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0" calcext:value-type="float">
            <text:p>+0</text:p>
          </table:table-cell>
          <table:table-cell table:style-name="ce8" table:formula="of:=CONCATENATE(     [.S25];     CHAR(RANDBETWEEN(97; 122));     IF(         [.U25]=0;         &quot;&quot;;         IF(             [.U25]&gt;0;             CONCATENATE(&quot;+&quot;;[.U25]);             [.U25]         )     ))" office:value-type="string" office:string-value="-12z" calcext:value-type="string">
            <text:p>-12z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5]*[.T25]+[.U25]" office:value-type="float" office:value="12" calcext:value-type="float">
            <text:p>12</text:p>
          </table:table-cell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21" calcext:value-type="float">
            <text:p>+21</text:p>
          </table:table-cell>
          <table:table-cell table:style-name="ce8" table:formula="of:=CONCATENATE(     [.Y25];     CHAR(RANDBETWEEN(97; 122));     IF(         [.AA25]=0;         &quot;&quot;;         IF(             [.AA25]&gt;0;             CONCATENATE(&quot;+&quot;;[.AA25]);             [.AA25]         )     ))" office:value-type="string" office:string-value="-5z+21" calcext:value-type="string">
            <text:p>-5z+2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5]*[.Z25]+[.AA25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40" calcext:value-type="float">
            <text:p>+40</text:p>
          </table:table-cell>
          <table:table-cell table:style-name="ce8" table:formula="of:=CONCATENATE(     [.A26];     CHAR(RANDBETWEEN(97; 122));     IF(         [.C26]=0;         &quot;&quot;;         IF(             [.C26]&gt;0;             CONCATENATE(&quot;+&quot;;[.C26]);             [.C26]         )     ))" office:value-type="string" office:string-value="15z+40" calcext:value-type="string">
            <text:p>15z+4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6]*[.B26]+[.C26]" office:value-type="float" office:value="-200" calcext:value-type="float">
            <text:p>-200</text:p>
          </table:table-cell>
          <table:table-cell table:style-name="ce1" table:formula="of:=RANDBETWEEN(MultiplierMin;MultiplierMax)" office:value-type="float" office:value="-10" calcext:value-type="float">
            <text:p>-10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32" calcext:value-type="float">
            <text:p>-32</text:p>
          </table:table-cell>
          <table:table-cell table:style-name="ce8" table:formula="of:=CONCATENATE(     [.G26];     CHAR(RANDBETWEEN(97; 122));     IF(         [.I26]=0;         &quot;&quot;;         IF(             [.I26]&gt;0;             CONCATENATE(&quot;+&quot;;[.I26]);             [.I26]         )     ))" office:value-type="string" office:string-value="-10d-32" calcext:value-type="string">
            <text:p>-10d-3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6]*[.H26]+[.I26]" office:value-type="float" office:value="-202" calcext:value-type="float">
            <text:p>-202</text:p>
          </table:table-cell>
          <table:table-cell table:style-name="ce1" table:formula="of:=RANDBETWEEN(MultiplierMin;MultiplierMax)" office:value-type="float" office:value="9" calcext:value-type="float">
            <text:p>+9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-13" calcext:value-type="float">
            <text:p>-13</text:p>
          </table:table-cell>
          <table:table-cell table:style-name="ce8" table:formula="of:=CONCATENATE(     [.M26];     CHAR(RANDBETWEEN(97; 122));     IF(         [.O26]=0;         &quot;&quot;;         IF(             [.O26]&gt;0;             CONCATENATE(&quot;+&quot;;[.O26]);             [.O26]         )     ))" office:value-type="string" office:string-value="9v-13" calcext:value-type="string">
            <text:p>9v-1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6]*[.N26]+[.O26]" office:value-type="float" office:value="5" calcext:value-type="float">
            <text:p>5</text:p>
          </table:table-cell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-4" calcext:value-type="float">
            <text:p>-4</text:p>
          </table:table-cell>
          <table:table-cell table:style-name="ce8" table:formula="of:=CONCATENATE(     [.S26];     CHAR(RANDBETWEEN(97; 122));     IF(         [.U26]=0;         &quot;&quot;;         IF(             [.U26]&gt;0;             CONCATENATE(&quot;+&quot;;[.U26]);             [.U26]         )     ))" office:value-type="string" office:string-value="-5v-4" calcext:value-type="string">
            <text:p>-5v-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6]*[.T26]+[.U26]" office:value-type="float" office:value="56" calcext:value-type="float">
            <text:p>56</text:p>
          </table:table-cell>
          <table:table-cell table:style-name="ce1" table:formula="of:=RANDBETWEEN(MultiplierMin;MultiplierMax)" office:value-type="float" office:value="-2" calcext:value-type="float">
            <text:p>-2</text:p>
          </table:table-cell>
          <table:table-cell table:style-name="ce7" table:formula="of:=RANDBETWEEN(MultiplierMin;MultiplierMax)" office:value-type="float" office:value="-20" calcext:value-type="float">
            <text:p>-20</text:p>
          </table:table-cell>
          <table:table-cell table:style-name="ce1" table:formula="of:=RANDBETWEEN(AddendMin;AddendMax)" office:value-type="float" office:value="-50" calcext:value-type="float">
            <text:p>-50</text:p>
          </table:table-cell>
          <table:table-cell table:style-name="ce8" table:formula="of:=CONCATENATE(     [.Y26];     CHAR(RANDBETWEEN(97; 122));     IF(         [.AA26]=0;         &quot;&quot;;         IF(             [.AA26]&gt;0;             CONCATENATE(&quot;+&quot;;[.AA26]);             [.AA26]         )     ))" office:value-type="string" office:string-value="-2z-50" calcext:value-type="string">
            <text:p>-2z-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6]*[.Z26]+[.AA26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-3" calcext:value-type="float">
            <text:p>-3</text:p>
          </table:table-cell>
          <table:table-cell table:style-name="ce1" table:formula="of:=RANDBETWEEN(AddendMin;AddendMax)" office:value-type="float" office:value="4" calcext:value-type="float">
            <text:p>+4</text:p>
          </table:table-cell>
          <table:table-cell table:style-name="ce8" table:formula="of:=CONCATENATE(     [.A27];     CHAR(RANDBETWEEN(97; 122));     IF(         [.C27]=0;         &quot;&quot;;         IF(             [.C27]&gt;0;             CONCATENATE(&quot;+&quot;;[.C27]);             [.C27]         )     ))" office:value-type="string" office:string-value="-11s+4" calcext:value-type="string">
            <text:p>-11s+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7]*[.B27]+[.C27]" office:value-type="float" office:value="37" calcext:value-type="float">
            <text:p>37</text:p>
          </table:table-cell>
          <table:table-cell table:style-name="ce1" table:formula="of:=RANDBETWEEN(MultiplierMin;MultiplierMax)" office:value-type="float" office:value="14" calcext:value-type="float">
            <text:p>+14</text:p>
          </table:table-cell>
          <table:table-cell table:style-name="ce7" table:formula="of:=RANDBETWEEN(MultiplierMin;MultiplierMax)" office:value-type="float" office:value="0" calcext:value-type="float">
            <text:p>+0</text:p>
          </table:table-cell>
          <table:table-cell table:style-name="ce1" table:formula="of:=RANDBETWEEN(AddendMin;AddendMax)" office:value-type="float" office:value="-3" calcext:value-type="float">
            <text:p>-3</text:p>
          </table:table-cell>
          <table:table-cell table:style-name="ce8" table:formula="of:=CONCATENATE(     [.G27];     CHAR(RANDBETWEEN(97; 122));     IF(         [.I27]=0;         &quot;&quot;;         IF(             [.I27]&gt;0;             CONCATENATE(&quot;+&quot;;[.I27]);             [.I27]         )     ))" office:value-type="string" office:string-value="14q-3" calcext:value-type="string">
            <text:p>14q-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7]*[.H27]+[.I27]" office:value-type="float" office:value="-3" calcext:value-type="float">
            <text:p>-3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-15" calcext:value-type="float">
            <text:p>-15</text:p>
          </table:table-cell>
          <table:table-cell table:style-name="ce8" table:formula="of:=CONCATENATE(     [.M27];     CHAR(RANDBETWEEN(97; 122));     IF(         [.O27]=0;         &quot;&quot;;         IF(             [.O27]&gt;0;             CONCATENATE(&quot;+&quot;;[.O27]);             [.O27]         )     ))" office:value-type="string" office:string-value="2o-15" calcext:value-type="string">
            <text:p>2o-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7]*[.N27]+[.O27]" office:value-type="float" office:value="-29" calcext:value-type="float">
            <text:p>-29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-9" calcext:value-type="float">
            <text:p>-9</text:p>
          </table:table-cell>
          <table:table-cell table:style-name="ce1" table:formula="of:=RANDBETWEEN(AddendMin;AddendMax)" office:value-type="float" office:value="-26" calcext:value-type="float">
            <text:p>-26</text:p>
          </table:table-cell>
          <table:table-cell table:style-name="ce8" table:formula="of:=CONCATENATE(     [.S27];     CHAR(RANDBETWEEN(97; 122));     IF(         [.U27]=0;         &quot;&quot;;         IF(             [.U27]&gt;0;             CONCATENATE(&quot;+&quot;;[.U27]);             [.U27]         )     ))" office:value-type="string" office:string-value="2i-26" calcext:value-type="string">
            <text:p>2i-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7]*[.T27]+[.U27]" office:value-type="float" office:value="-44" calcext:value-type="float">
            <text:p>-44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-3" calcext:value-type="float">
            <text:p>-3</text:p>
          </table:table-cell>
          <table:table-cell table:style-name="ce1" table:formula="of:=RANDBETWEEN(AddendMin;AddendMax)" office:value-type="float" office:value="23" calcext:value-type="float">
            <text:p>+23</text:p>
          </table:table-cell>
          <table:table-cell table:style-name="ce8" table:formula="of:=CONCATENATE(     [.Y27];     CHAR(RANDBETWEEN(97; 122));     IF(         [.AA27]=0;         &quot;&quot;;         IF(             [.AA27]&gt;0;             CONCATENATE(&quot;+&quot;;[.AA27]);             [.AA27]         )     ))" office:value-type="string" office:string-value="5v+23" calcext:value-type="string">
            <text:p>5v+2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7]*[.Z27]+[.AA2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6" calcext:value-type="float">
            <text:p>-6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-4" calcext:value-type="float">
            <text:p>-4</text:p>
          </table:table-cell>
          <table:table-cell table:style-name="ce8" table:formula="of:=CONCATENATE(     [.A28];     CHAR(RANDBETWEEN(97; 122));     IF(         [.C28]=0;         &quot;&quot;;         IF(             [.C28]&gt;0;             CONCATENATE(&quot;+&quot;;[.C28]);             [.C28]         )     ))" office:value-type="string" office:string-value="-6l-4" calcext:value-type="string">
            <text:p>-6l-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8]*[.B28]+[.C28]" office:value-type="float" office:value="80" calcext:value-type="float">
            <text:p>80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33" calcext:value-type="float">
            <text:p>+33</text:p>
          </table:table-cell>
          <table:table-cell table:style-name="ce8" table:formula="of:=CONCATENATE(     [.G28];     CHAR(RANDBETWEEN(97; 122));     IF(         [.I28]=0;         &quot;&quot;;         IF(             [.I28]&gt;0;             CONCATENATE(&quot;+&quot;;[.I28]);             [.I28]         )     ))" office:value-type="string" office:string-value="8x+33" calcext:value-type="string">
            <text:p>8x+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8]*[.H28]+[.I28]" office:value-type="float" office:value="-95" calcext:value-type="float">
            <text:p>-95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5" calcext:value-type="float">
            <text:p>+5</text:p>
          </table:table-cell>
          <table:table-cell table:style-name="ce8" table:formula="of:=CONCATENATE(     [.M28];     CHAR(RANDBETWEEN(97; 122));     IF(         [.O28]=0;         &quot;&quot;;         IF(             [.O28]&gt;0;             CONCATENATE(&quot;+&quot;;[.O28]);             [.O28]         )     ))" office:value-type="string" office:string-value="10q+5" calcext:value-type="string">
            <text:p>10q+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8]*[.N28]+[.O28]" office:value-type="float" office:value="75" calcext:value-type="float">
            <text:p>75</text:p>
          </table:table-cell>
          <table:table-cell table:style-name="ce1" table:formula="of:=RANDBETWEEN(MultiplierMin;MultiplierMax)" office:value-type="float" office:value="-15" calcext:value-type="float">
            <text:p>-15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18" calcext:value-type="float">
            <text:p>+18</text:p>
          </table:table-cell>
          <table:table-cell table:style-name="ce8" table:formula="of:=CONCATENATE(     [.S28];     CHAR(RANDBETWEEN(97; 122));     IF(         [.U28]=0;         &quot;&quot;;         IF(             [.U28]&gt;0;             CONCATENATE(&quot;+&quot;;[.U28]);             [.U28]         )     ))" office:value-type="string" office:string-value="-15z+18" calcext:value-type="string">
            <text:p>-15z+1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8]*[.T28]+[.U28]" office:value-type="float" office:value="258" calcext:value-type="float">
            <text:p>258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6" calcext:value-type="float">
            <text:p>+6</text:p>
          </table:table-cell>
          <table:table-cell table:style-name="ce1" table:formula="of:=RANDBETWEEN(AddendMin;AddendMax)" office:value-type="float" office:value="-5" calcext:value-type="float">
            <text:p>-5</text:p>
          </table:table-cell>
          <table:table-cell table:style-name="ce8" table:formula="of:=CONCATENATE(     [.Y28];     CHAR(RANDBETWEEN(97; 122));     IF(         [.AA28]=0;         &quot;&quot;;         IF(             [.AA28]&gt;0;             CONCATENATE(&quot;+&quot;;[.AA28]);             [.AA28]         )     ))" office:value-type="string" office:string-value="-4t-5" calcext:value-type="string">
            <text:p>-4t-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8]*[.Z28]+[.AA28]" office:value-type="float" office:value="-29" calcext:value-type="float">
            <text:p>-29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-18" calcext:value-type="float">
            <text:p>-18</text:p>
          </table:table-cell>
          <table:table-cell table:style-name="ce8" table:formula="of:=CONCATENATE(     [.A29];     CHAR(RANDBETWEEN(97; 122));     IF(         [.C29]=0;         &quot;&quot;;         IF(             [.C29]&gt;0;             CONCATENATE(&quot;+&quot;;[.C29]);             [.C29]         )     ))" office:value-type="string" office:string-value="2f-18" calcext:value-type="string">
            <text:p>2f-1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9]*[.B29]+[.C29]" office:value-type="float" office:value="-26" calcext:value-type="float">
            <text:p>-26</text:p>
          </table:table-cell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0" calcext:value-type="float">
            <text:p>+0</text:p>
          </table:table-cell>
          <table:table-cell table:style-name="ce8" table:formula="of:=CONCATENATE(     [.G29];     CHAR(RANDBETWEEN(97; 122));     IF(         [.I29]=0;         &quot;&quot;;         IF(             [.I29]&gt;0;             CONCATENATE(&quot;+&quot;;[.I29]);             [.I29]         )     ))" office:value-type="string" office:string-value="-11w" calcext:value-type="string">
            <text:p>-11w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9]*[.H29]+[.I29]" office:value-type="float" office:value="110" calcext:value-type="float">
            <text:p>110</text:p>
          </table:table-cell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-28" calcext:value-type="float">
            <text:p>-28</text:p>
          </table:table-cell>
          <table:table-cell table:style-name="ce8" table:formula="of:=CONCATENATE(     [.M29];     CHAR(RANDBETWEEN(97; 122));     IF(         [.O29]=0;         &quot;&quot;;         IF(             [.O29]&gt;0;             CONCATENATE(&quot;+&quot;;[.O29]);             [.O29]         )     ))" office:value-type="string" office:string-value="19p-28" calcext:value-type="string">
            <text:p>19p-2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9]*[.N29]+[.O29]" office:value-type="float" office:value="143" calcext:value-type="float">
            <text:p>143</text:p>
          </table:table-cell>
          <table:table-cell table:style-name="ce1" table:formula="of:=RANDBETWEEN(MultiplierMin;MultiplierMax)" office:value-type="float" office:value="-6" calcext:value-type="float">
            <text:p>-6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-2" calcext:value-type="float">
            <text:p>-2</text:p>
          </table:table-cell>
          <table:table-cell table:style-name="ce8" table:formula="of:=CONCATENATE(     [.S29];     CHAR(RANDBETWEEN(97; 122));     IF(         [.U29]=0;         &quot;&quot;;         IF(             [.U29]&gt;0;             CONCATENATE(&quot;+&quot;;[.U29]);             [.U29]         )     ))" office:value-type="string" office:string-value="-6q-2" calcext:value-type="string">
            <text:p>-6q-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9]*[.T29]+[.U29]" office:value-type="float" office:value="-44" calcext:value-type="float">
            <text:p>-44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-36" calcext:value-type="float">
            <text:p>-36</text:p>
          </table:table-cell>
          <table:table-cell table:style-name="ce8" table:formula="of:=CONCATENATE(     [.Y29];     CHAR(RANDBETWEEN(97; 122));     IF(         [.AA29]=0;         &quot;&quot;;         IF(             [.AA29]&gt;0;             CONCATENATE(&quot;+&quot;;[.AA29]);             [.AA29]         )     ))" office:value-type="string" office:string-value="-4r-36" calcext:value-type="string">
            <text:p>-4r-3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9]*[.Z29]+[.AA29]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31" calcext:value-type="float">
            <text:p>+31</text:p>
          </table:table-cell>
          <table:table-cell table:style-name="ce8" table:formula="of:=CONCATENATE(     [.A30];     CHAR(RANDBETWEEN(97; 122));     IF(         [.C30]=0;         &quot;&quot;;         IF(             [.C30]&gt;0;             CONCATENATE(&quot;+&quot;;[.C30]);             [.C30]         )     ))" office:value-type="string" office:string-value="-5s+31" calcext:value-type="string">
            <text:p>-5s+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0]*[.B30]+[.C30]" office:value-type="float" office:value="111" calcext:value-type="float">
            <text:p>111</text:p>
          </table:table-cell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47" calcext:value-type="float">
            <text:p>-47</text:p>
          </table:table-cell>
          <table:table-cell table:style-name="ce8" table:formula="of:=CONCATENATE(     [.G30];     CHAR(RANDBETWEEN(97; 122));     IF(         [.I30]=0;         &quot;&quot;;         IF(             [.I30]&gt;0;             CONCATENATE(&quot;+&quot;;[.I30]);             [.I30]         )     ))" office:value-type="string" office:string-value="-8x-47" calcext:value-type="string">
            <text:p>-8x-4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0]*[.H30]+[.I30]" office:value-type="float" office:value="-183" calcext:value-type="float">
            <text:p>-183</text:p>
          </table:table-cell>
          <table:table-cell table:style-name="ce1" table:formula="of:=RANDBETWEEN(MultiplierMin;MultiplierMax)" office:value-type="float" office:value="-10" calcext:value-type="float">
            <text:p>-10</text:p>
          </table:table-cell>
          <table:table-cell table:style-name="ce7" table:formula="of:=RANDBETWEEN(MultiplierMin;MultiplierMax)" office:value-type="float" office:value="-11" calcext:value-type="float">
            <text:p>-11</text:p>
          </table:table-cell>
          <table:table-cell table:style-name="ce1" table:formula="of:=RANDBETWEEN(AddendMin;AddendMax)" office:value-type="float" office:value="4" calcext:value-type="float">
            <text:p>+4</text:p>
          </table:table-cell>
          <table:table-cell table:style-name="ce8" table:formula="of:=CONCATENATE(     [.M30];     CHAR(RANDBETWEEN(97; 122));     IF(         [.O30]=0;         &quot;&quot;;         IF(             [.O30]&gt;0;             CONCATENATE(&quot;+&quot;;[.O30]);             [.O30]         )     ))" office:value-type="string" office:string-value="-10v+4" calcext:value-type="string">
            <text:p>-10v+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0]*[.N30]+[.O30]" office:value-type="float" office:value="114" calcext:value-type="float">
            <text:p>114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6" calcext:value-type="float">
            <text:p>+6</text:p>
          </table:table-cell>
          <table:table-cell table:style-name="ce1" table:formula="of:=RANDBETWEEN(AddendMin;AddendMax)" office:value-type="float" office:value="-21" calcext:value-type="float">
            <text:p>-21</text:p>
          </table:table-cell>
          <table:table-cell table:style-name="ce8" table:formula="of:=CONCATENATE(     [.S30];     CHAR(RANDBETWEEN(97; 122));     IF(         [.U30]=0;         &quot;&quot;;         IF(             [.U30]&gt;0;             CONCATENATE(&quot;+&quot;;[.U30]);             [.U30]         )     ))" office:value-type="string" office:string-value="-4f-21" calcext:value-type="string">
            <text:p>-4f-2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0]*[.T30]+[.U30]" office:value-type="float" office:value="-45" calcext:value-type="float">
            <text:p>-45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21" calcext:value-type="float">
            <text:p>+21</text:p>
          </table:table-cell>
          <table:table-cell table:style-name="ce8" table:formula="of:=CONCATENATE(     [.Y30];     CHAR(RANDBETWEEN(97; 122));     IF(         [.AA30]=0;         &quot;&quot;;         IF(             [.AA30]&gt;0;             CONCATENATE(&quot;+&quot;;[.AA30]);             [.AA30]         )     ))" office:value-type="string" office:string-value="20w+21" calcext:value-type="string">
            <text:p>20w+2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0]*[.Z30]+[.AA30]" office:value-type="float" office:value="-99" calcext:value-type="float">
            <text:p>-99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10" calcext:value-type="float">
            <text:p>+10</text:p>
          </table:table-cell>
          <table:table-cell table:style-name="ce1" table:formula="of:=RANDBETWEEN(AddendMin;AddendMax)" office:value-type="float" office:value="4" calcext:value-type="float">
            <text:p>+4</text:p>
          </table:table-cell>
          <table:table-cell table:style-name="ce8" table:formula="of:=CONCATENATE(     [.A31];     CHAR(RANDBETWEEN(97; 122));     IF(         [.C31]=0;         &quot;&quot;;         IF(             [.C31]&gt;0;             CONCATENATE(&quot;+&quot;;[.C31]);             [.C31]         )     ))" office:value-type="string" office:string-value="19u+4" calcext:value-type="string">
            <text:p>19u+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1]*[.B31]+[.C31]" office:value-type="float" office:value="194" calcext:value-type="float">
            <text:p>194</text:p>
          </table:table-cell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22" calcext:value-type="float">
            <text:p>-22</text:p>
          </table:table-cell>
          <table:table-cell table:style-name="ce8" table:formula="of:=CONCATENATE(     [.G31];     CHAR(RANDBETWEEN(97; 122));     IF(         [.I31]=0;         &quot;&quot;;         IF(             [.I31]&gt;0;             CONCATENATE(&quot;+&quot;;[.I31]);             [.I31]         )     ))" office:value-type="string" office:string-value="15b-22" calcext:value-type="string">
            <text:p>15b-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1]*[.H31]+[.I31]" office:value-type="float" office:value="233" calcext:value-type="float">
            <text:p>233</text:p>
          </table:table-cell>
          <table:table-cell table:style-name="ce1" table:formula="of:=RANDBETWEEN(MultiplierMin;MultiplierMax)" office:value-type="float" office:value="7" calcext:value-type="float">
            <text:p>+7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16" calcext:value-type="float">
            <text:p>+16</text:p>
          </table:table-cell>
          <table:table-cell table:style-name="ce8" table:formula="of:=CONCATENATE(     [.M31];     CHAR(RANDBETWEEN(97; 122));     IF(         [.O31]=0;         &quot;&quot;;         IF(             [.O31]&gt;0;             CONCATENATE(&quot;+&quot;;[.O31]);             [.O31]         )     ))" office:value-type="string" office:string-value="7m+16" calcext:value-type="string">
            <text:p>7m+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1]*[.N31]+[.O31]" office:value-type="float" office:value="79" calcext:value-type="float">
            <text:p>79</text:p>
          </table:table-cell>
          <table:table-cell table:style-name="ce1" table:formula="of:=RANDBETWEEN(MultiplierMin;MultiplierMax)" office:value-type="float" office:value="7" calcext:value-type="float">
            <text:p>+7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6" calcext:value-type="float">
            <text:p>+6</text:p>
          </table:table-cell>
          <table:table-cell table:style-name="ce8" table:formula="of:=CONCATENATE(     [.S31];     CHAR(RANDBETWEEN(97; 122));     IF(         [.U31]=0;         &quot;&quot;;         IF(             [.U31]&gt;0;             CONCATENATE(&quot;+&quot;;[.U31]);             [.U31]         )     ))" office:value-type="string" office:string-value="7l+6" calcext:value-type="string">
            <text:p>7l+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1]*[.T31]+[.U31]" office:value-type="float" office:value="-29" calcext:value-type="float">
            <text:p>-29</text:p>
          </table:table-cell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3" calcext:value-type="float">
            <text:p>+3</text:p>
          </table:table-cell>
          <table:table-cell table:style-name="ce1" table:formula="of:=RANDBETWEEN(AddendMin;AddendMax)" office:value-type="float" office:value="10" calcext:value-type="float">
            <text:p>+10</text:p>
          </table:table-cell>
          <table:table-cell table:style-name="ce8" table:formula="of:=CONCATENATE(     [.Y31];     CHAR(RANDBETWEEN(97; 122));     IF(         [.AA31]=0;         &quot;&quot;;         IF(             [.AA31]&gt;0;             CONCATENATE(&quot;+&quot;;[.AA31]);             [.AA31]         )     ))" office:value-type="string" office:string-value="13b+10" calcext:value-type="string">
            <text:p>13b+1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1]*[.Z31]+[.AA31]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3" calcext:value-type="float">
            <text:p>+3</text:p>
          </table:table-cell>
          <table:table-cell table:style-name="ce1" table:formula="of:=RANDBETWEEN(AddendMin;AddendMax)" office:value-type="float" office:value="27" calcext:value-type="float">
            <text:p>+27</text:p>
          </table:table-cell>
          <table:table-cell table:style-name="ce8" table:formula="of:=CONCATENATE(     [.A32];     CHAR(RANDBETWEEN(97; 122));     IF(         [.C32]=0;         &quot;&quot;;         IF(             [.C32]&gt;0;             CONCATENATE(&quot;+&quot;;[.C32]);             [.C32]         )     ))" office:value-type="string" office:string-value="3i+27" calcext:value-type="string">
            <text:p>3i+2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2]*[.B32]+[.C32]" office:value-type="float" office:value="36" calcext:value-type="float">
            <text:p>36</text:p>
          </table:table-cell>
          <table:table-cell table:style-name="ce1" table:formula="of:=RANDBETWEEN(MultiplierMin;MultiplierMax)" office:value-type="float" office:value="-6" calcext:value-type="float">
            <text:p>-6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11" calcext:value-type="float">
            <text:p>+11</text:p>
          </table:table-cell>
          <table:table-cell table:style-name="ce8" table:formula="of:=CONCATENATE(     [.G32];     CHAR(RANDBETWEEN(97; 122));     IF(         [.I32]=0;         &quot;&quot;;         IF(             [.I32]&gt;0;             CONCATENATE(&quot;+&quot;;[.I32]);             [.I32]         )     ))" office:value-type="string" office:string-value="-6x+11" calcext:value-type="string">
            <text:p>-6x+1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2]*[.H32]+[.I32]" office:value-type="float" office:value="-1" calcext:value-type="float">
            <text:p>-1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29" calcext:value-type="float">
            <text:p>+29</text:p>
          </table:table-cell>
          <table:table-cell table:style-name="ce8" table:formula="of:=CONCATENATE(     [.M32];     CHAR(RANDBETWEEN(97; 122));     IF(         [.O32]=0;         &quot;&quot;;         IF(             [.O32]&gt;0;             CONCATENATE(&quot;+&quot;;[.O32]);             [.O32]         )     ))" office:value-type="string" office:string-value="8f+29" calcext:value-type="string">
            <text:p>8f+2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2]*[.N32]+[.O32]" office:value-type="float" office:value="189" calcext:value-type="float">
            <text:p>189</text:p>
          </table:table-cell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47" calcext:value-type="float">
            <text:p>+47</text:p>
          </table:table-cell>
          <table:table-cell table:style-name="ce8" table:formula="of:=CONCATENATE(     [.S32];     CHAR(RANDBETWEEN(97; 122));     IF(         [.U32]=0;         &quot;&quot;;         IF(             [.U32]&gt;0;             CONCATENATE(&quot;+&quot;;[.U32]);             [.U32]         )     ))" office:value-type="string" office:string-value="16i+47" calcext:value-type="string">
            <text:p>16i+4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2]*[.T32]+[.U32]" office:value-type="float" office:value="319" calcext:value-type="float">
            <text:p>319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50" calcext:value-type="float">
            <text:p>+50</text:p>
          </table:table-cell>
          <table:table-cell table:style-name="ce8" table:formula="of:=CONCATENATE(     [.Y32];     CHAR(RANDBETWEEN(97; 122));     IF(         [.AA32]=0;         &quot;&quot;;         IF(             [.AA32]&gt;0;             CONCATENATE(&quot;+&quot;;[.AA32]);             [.AA32]         )     ))" office:value-type="string" office:string-value="10p+50" calcext:value-type="string">
            <text:p>10p+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2]*[.Z32]+[.AA32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-12" calcext:value-type="float">
            <text:p>-12</text:p>
          </table:table-cell>
          <table:table-cell table:style-name="ce8" table:formula="of:=CONCATENATE(     [.A33];     CHAR(RANDBETWEEN(97; 122));     IF(         [.C33]=0;         &quot;&quot;;         IF(             [.C33]&gt;0;             CONCATENATE(&quot;+&quot;;[.C33]);             [.C33]         )     ))" office:value-type="string" office:string-value="0c-12" calcext:value-type="string">
            <text:p>0c-1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3]*[.B33]+[.C33]" office:value-type="float" office:value="-12" calcext:value-type="float">
            <text:p>-12</text:p>
          </table:table-cell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41" calcext:value-type="float">
            <text:p>+41</text:p>
          </table:table-cell>
          <table:table-cell table:style-name="ce8" table:formula="of:=CONCATENATE(     [.G33];     CHAR(RANDBETWEEN(97; 122));     IF(         [.I33]=0;         &quot;&quot;;         IF(             [.I33]&gt;0;             CONCATENATE(&quot;+&quot;;[.I33]);             [.I33]         )     ))" office:value-type="string" office:string-value="-1o+41" calcext:value-type="string">
            <text:p>-1o+4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3]*[.H33]+[.I33]" office:value-type="float" office:value="49" calcext:value-type="float">
            <text:p>49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4" calcext:value-type="float">
            <text:p>+4</text:p>
          </table:table-cell>
          <table:table-cell table:style-name="ce1" table:formula="of:=RANDBETWEEN(AddendMin;AddendMax)" office:value-type="float" office:value="40" calcext:value-type="float">
            <text:p>+40</text:p>
          </table:table-cell>
          <table:table-cell table:style-name="ce8" table:formula="of:=CONCATENATE(     [.M33];     CHAR(RANDBETWEEN(97; 122));     IF(         [.O33]=0;         &quot;&quot;;         IF(             [.O33]&gt;0;             CONCATENATE(&quot;+&quot;;[.O33]);             [.O33]         )     ))" office:value-type="string" office:string-value="4u+40" calcext:value-type="string">
            <text:p>4u+4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3]*[.N33]+[.O33]" office:value-type="float" office:value="56" calcext:value-type="float">
            <text:p>56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6" calcext:value-type="float">
            <text:p>+6</text:p>
          </table:table-cell>
          <table:table-cell table:style-name="ce1" table:formula="of:=RANDBETWEEN(AddendMin;AddendMax)" office:value-type="float" office:value="-21" calcext:value-type="float">
            <text:p>-21</text:p>
          </table:table-cell>
          <table:table-cell table:style-name="ce8" table:formula="of:=CONCATENATE(     [.S33];     CHAR(RANDBETWEEN(97; 122));     IF(         [.U33]=0;         &quot;&quot;;         IF(             [.U33]&gt;0;             CONCATENATE(&quot;+&quot;;[.U33]);             [.U33]         )     ))" office:value-type="string" office:string-value="8a-21" calcext:value-type="string">
            <text:p>8a-2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3]*[.T33]+[.U33]" office:value-type="float" office:value="27" calcext:value-type="float">
            <text:p>27</text:p>
          </table:table-cell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13" calcext:value-type="float">
            <text:p>+13</text:p>
          </table:table-cell>
          <table:table-cell table:style-name="ce1" table:formula="of:=RANDBETWEEN(AddendMin;AddendMax)" office:value-type="float" office:value="0" calcext:value-type="float">
            <text:p>+0</text:p>
          </table:table-cell>
          <table:table-cell table:style-name="ce8" table:formula="of:=CONCATENATE(     [.Y33];     CHAR(RANDBETWEEN(97; 122));     IF(         [.AA33]=0;         &quot;&quot;;         IF(             [.AA33]&gt;0;             CONCATENATE(&quot;+&quot;;[.AA33]);             [.AA33]         )     ))" office:value-type="string" office:string-value="3j" calcext:value-type="string">
            <text:p>3j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3]*[.Z33]+[.AA33]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49" calcext:value-type="float">
            <text:p>+49</text:p>
          </table:table-cell>
          <table:table-cell table:style-name="ce8" table:formula="of:=CONCATENATE(     [.A34];     CHAR(RANDBETWEEN(97; 122));     IF(         [.C34]=0;         &quot;&quot;;         IF(             [.C34]&gt;0;             CONCATENATE(&quot;+&quot;;[.C34]);             [.C34]         )     ))" office:value-type="string" office:string-value="-8p+49" calcext:value-type="string">
            <text:p>-8p+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4]*[.B34]+[.C34]" office:value-type="float" office:value="81" calcext:value-type="float">
            <text:p>81</text:p>
          </table:table-cell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38" calcext:value-type="float">
            <text:p>+38</text:p>
          </table:table-cell>
          <table:table-cell table:style-name="ce8" table:formula="of:=CONCATENATE(     [.G34];     CHAR(RANDBETWEEN(97; 122));     IF(         [.I34]=0;         &quot;&quot;;         IF(             [.I34]&gt;0;             CONCATENATE(&quot;+&quot;;[.I34]);             [.I34]         )     ))" office:value-type="string" office:string-value="16g+38" calcext:value-type="string">
            <text:p>16g+3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4]*[.H34]+[.I34]" office:value-type="float" office:value="262" calcext:value-type="float">
            <text:p>262</text:p>
          </table:table-cell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12" calcext:value-type="float">
            <text:p>+12</text:p>
          </table:table-cell>
          <table:table-cell table:style-name="ce1" table:formula="of:=RANDBETWEEN(AddendMin;AddendMax)" office:value-type="float" office:value="-40" calcext:value-type="float">
            <text:p>-40</text:p>
          </table:table-cell>
          <table:table-cell table:style-name="ce8" table:formula="of:=CONCATENATE(     [.M34];     CHAR(RANDBETWEEN(97; 122));     IF(         [.O34]=0;         &quot;&quot;;         IF(             [.O34]&gt;0;             CONCATENATE(&quot;+&quot;;[.O34]);             [.O34]         )     ))" office:value-type="string" office:string-value="12y-40" calcext:value-type="string">
            <text:p>12y-4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4]*[.N34]+[.O34]" office:value-type="float" office:value="104" calcext:value-type="float">
            <text:p>104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15" calcext:value-type="float">
            <text:p>+15</text:p>
          </table:table-cell>
          <table:table-cell table:style-name="ce1" table:formula="of:=RANDBETWEEN(AddendMin;AddendMax)" office:value-type="float" office:value="-27" calcext:value-type="float">
            <text:p>-27</text:p>
          </table:table-cell>
          <table:table-cell table:style-name="ce8" table:formula="of:=CONCATENATE(     [.S34];     CHAR(RANDBETWEEN(97; 122));     IF(         [.U34]=0;         &quot;&quot;;         IF(             [.U34]&gt;0;             CONCATENATE(&quot;+&quot;;[.U34]);             [.U34]         )     ))" office:value-type="string" office:string-value="-13w-27" calcext:value-type="string">
            <text:p>-13w-2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4]*[.T34]+[.U34]" office:value-type="float" office:value="-222" calcext:value-type="float">
            <text:p>-222</text:p>
          </table:table-cell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-19" calcext:value-type="float">
            <text:p>-19</text:p>
          </table:table-cell>
          <table:table-cell table:style-name="ce1" table:formula="of:=RANDBETWEEN(AddendMin;AddendMax)" office:value-type="float" office:value="49" calcext:value-type="float">
            <text:p>+49</text:p>
          </table:table-cell>
          <table:table-cell table:style-name="ce8" table:formula="of:=CONCATENATE(     [.Y34];     CHAR(RANDBETWEEN(97; 122));     IF(         [.AA34]=0;         &quot;&quot;;         IF(             [.AA34]&gt;0;             CONCATENATE(&quot;+&quot;;[.AA34]);             [.AA34]         )     ))" office:value-type="string" office:string-value="-8c+49" calcext:value-type="string">
            <text:p>-8c+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4]*[.Z34]+[.AA34]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9" calcext:value-type="float">
            <text:p>-19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19" calcext:value-type="float">
            <text:p>+19</text:p>
          </table:table-cell>
          <table:table-cell table:style-name="ce8" table:formula="of:=CONCATENATE(     [.A35];     CHAR(RANDBETWEEN(97; 122));     IF(         [.C35]=0;         &quot;&quot;;         IF(             [.C35]&gt;0;             CONCATENATE(&quot;+&quot;;[.C35]);             [.C35]         )     ))" office:value-type="string" office:string-value="-19q+19" calcext:value-type="string">
            <text:p>-19q+1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5]*[.B35]+[.C35]" office:value-type="float" office:value="247" calcext:value-type="float">
            <text:p>247</text:p>
          </table:table-cell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-15" calcext:value-type="float">
            <text:p>-15</text:p>
          </table:table-cell>
          <table:table-cell table:style-name="ce1" table:formula="of:=RANDBETWEEN(AddendMin;AddendMax)" office:value-type="float" office:value="17" calcext:value-type="float">
            <text:p>+17</text:p>
          </table:table-cell>
          <table:table-cell table:style-name="ce8" table:formula="of:=CONCATENATE(     [.G35];     CHAR(RANDBETWEEN(97; 122));     IF(         [.I35]=0;         &quot;&quot;;         IF(             [.I35]&gt;0;             CONCATENATE(&quot;+&quot;;[.I35]);             [.I35]         )     ))" office:value-type="string" office:string-value="19r+17" calcext:value-type="string">
            <text:p>19r+1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5]*[.H35]+[.I35]" office:value-type="float" office:value="-268" calcext:value-type="float">
            <text:p>-268</text:p>
          </table:table-cell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5" calcext:value-type="float">
            <text:p>+5</text:p>
          </table:table-cell>
          <table:table-cell table:style-name="ce1" table:formula="of:=RANDBETWEEN(AddendMin;AddendMax)" office:value-type="float" office:value="-15" calcext:value-type="float">
            <text:p>-15</text:p>
          </table:table-cell>
          <table:table-cell table:style-name="ce8" table:formula="of:=CONCATENATE(     [.M35];     CHAR(RANDBETWEEN(97; 122));     IF(         [.O35]=0;         &quot;&quot;;         IF(             [.O35]&gt;0;             CONCATENATE(&quot;+&quot;;[.O35]);             [.O35]         )     ))" office:value-type="string" office:string-value="16g-15" calcext:value-type="string">
            <text:p>16g-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5]*[.N35]+[.O35]" office:value-type="float" office:value="65" calcext:value-type="float">
            <text:p>65</text:p>
          </table:table-cell>
          <table:table-cell table:style-name="ce1" table:formula="of:=RANDBETWEEN(MultiplierMin;MultiplierMax)" office:value-type="float" office:value="14" calcext:value-type="float">
            <text:p>+14</text:p>
          </table:table-cell>
          <table:table-cell table:style-name="ce7" table:formula="of:=RANDBETWEEN(MultiplierMin;MultiplierMax)" office:value-type="float" office:value="12" calcext:value-type="float">
            <text:p>+12</text:p>
          </table:table-cell>
          <table:table-cell table:style-name="ce1" table:formula="of:=RANDBETWEEN(AddendMin;AddendMax)" office:value-type="float" office:value="-25" calcext:value-type="float">
            <text:p>-25</text:p>
          </table:table-cell>
          <table:table-cell table:style-name="ce8" table:formula="of:=CONCATENATE(     [.S35];     CHAR(RANDBETWEEN(97; 122));     IF(         [.U35]=0;         &quot;&quot;;         IF(             [.U35]&gt;0;             CONCATENATE(&quot;+&quot;;[.U35]);             [.U35]         )     ))" office:value-type="string" office:string-value="14r-25" calcext:value-type="string">
            <text:p>14r-2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5]*[.T35]+[.U35]" office:value-type="float" office:value="143" calcext:value-type="float">
            <text:p>143</text:p>
          </table:table-cell>
          <table:table-cell table:style-name="ce1" table:formula="of:=RANDBETWEEN(MultiplierMin;MultiplierMax)" office:value-type="float" office:value="-10" calcext:value-type="float">
            <text:p>-10</text:p>
          </table:table-cell>
          <table:table-cell table:style-name="ce7" table:formula="of:=RANDBETWEEN(MultiplierMin;MultiplierMax)" office:value-type="float" office:value="4" calcext:value-type="float">
            <text:p>+4</text:p>
          </table:table-cell>
          <table:table-cell table:style-name="ce1" table:formula="of:=RANDBETWEEN(AddendMin;AddendMax)" office:value-type="float" office:value="-25" calcext:value-type="float">
            <text:p>-25</text:p>
          </table:table-cell>
          <table:table-cell table:style-name="ce8" table:formula="of:=CONCATENATE(     [.Y35];     CHAR(RANDBETWEEN(97; 122));     IF(         [.AA35]=0;         &quot;&quot;;         IF(             [.AA35]&gt;0;             CONCATENATE(&quot;+&quot;;[.AA35]);             [.AA35]         )     ))" office:value-type="string" office:string-value="-10h-25" calcext:value-type="string">
            <text:p>-10h-2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5]*[.Z35]+[.AA35]" office:value-type="float" office:value="-65" calcext:value-type="float">
            <text:p>-65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29" calcext:value-type="float">
            <text:p>+29</text:p>
          </table:table-cell>
          <table:table-cell table:style-name="ce8" table:formula="of:=CONCATENATE(     [.A36];     CHAR(RANDBETWEEN(97; 122));     IF(         [.C36]=0;         &quot;&quot;;         IF(             [.C36]&gt;0;             CONCATENATE(&quot;+&quot;;[.C36]);             [.C36]         )     ))" office:value-type="string" office:string-value="0c+29" calcext:value-type="string">
            <text:p>0c+2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6]*[.B36]+[.C36]" office:value-type="float" office:value="29" calcext:value-type="float">
            <text:p>29</text:p>
          </table:table-cell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28" calcext:value-type="float">
            <text:p>+28</text:p>
          </table:table-cell>
          <table:table-cell table:style-name="ce8" table:formula="of:=CONCATENATE(     [.G36];     CHAR(RANDBETWEEN(97; 122));     IF(         [.I36]=0;         &quot;&quot;;         IF(             [.I36]&gt;0;             CONCATENATE(&quot;+&quot;;[.I36]);             [.I36]         )     ))" office:value-type="string" office:string-value="15q+28" calcext:value-type="string">
            <text:p>15q+2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6]*[.H36]+[.I36]" office:value-type="float" office:value="-182" calcext:value-type="float">
            <text:p>-182</text:p>
          </table:table-cell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-15" calcext:value-type="float">
            <text:p>-15</text:p>
          </table:table-cell>
          <table:table-cell table:style-name="ce1" table:formula="of:=RANDBETWEEN(AddendMin;AddendMax)" office:value-type="float" office:value="22" calcext:value-type="float">
            <text:p>+22</text:p>
          </table:table-cell>
          <table:table-cell table:style-name="ce8" table:formula="of:=CONCATENATE(     [.M36];     CHAR(RANDBETWEEN(97; 122));     IF(         [.O36]=0;         &quot;&quot;;         IF(             [.O36]&gt;0;             CONCATENATE(&quot;+&quot;;[.O36]);             [.O36]         )     ))" office:value-type="string" office:string-value="12q+22" calcext:value-type="string">
            <text:p>12q+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6]*[.N36]+[.O36]" office:value-type="float" office:value="-158" calcext:value-type="float">
            <text:p>-158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13" calcext:value-type="float">
            <text:p>+13</text:p>
          </table:table-cell>
          <table:table-cell table:style-name="ce1" table:formula="of:=RANDBETWEEN(AddendMin;AddendMax)" office:value-type="float" office:value="-4" calcext:value-type="float">
            <text:p>-4</text:p>
          </table:table-cell>
          <table:table-cell table:style-name="ce8" table:formula="of:=CONCATENATE(     [.S36];     CHAR(RANDBETWEEN(97; 122));     IF(         [.U36]=0;         &quot;&quot;;         IF(             [.U36]&gt;0;             CONCATENATE(&quot;+&quot;;[.U36]);             [.U36]         )     ))" office:value-type="string" office:string-value="20u-4" calcext:value-type="string">
            <text:p>20u-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6]*[.T36]+[.U36]" office:value-type="float" office:value="256" calcext:value-type="float">
            <text:p>256</text:p>
          </table:table-cell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21" calcext:value-type="float">
            <text:p>+21</text:p>
          </table:table-cell>
          <table:table-cell table:style-name="ce8" table:formula="of:=CONCATENATE(     [.Y36];     CHAR(RANDBETWEEN(97; 122));     IF(         [.AA36]=0;         &quot;&quot;;         IF(             [.AA36]&gt;0;             CONCATENATE(&quot;+&quot;;[.AA36]);             [.AA36]         )     ))" office:value-type="string" office:string-value="-11l+21" calcext:value-type="string">
            <text:p>-11l+2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6]*[.Z36]+[.AA36]"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9" calcext:value-type="float">
            <text:p>-19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9" calcext:value-type="float">
            <text:p>+9</text:p>
          </table:table-cell>
          <table:table-cell table:style-name="ce8" table:formula="of:=CONCATENATE(     [.A37];     CHAR(RANDBETWEEN(97; 122));     IF(         [.C37]=0;         &quot;&quot;;         IF(             [.C37]&gt;0;             CONCATENATE(&quot;+&quot;;[.C37]);             [.C37]         )     ))" office:value-type="string" office:string-value="-19m+9" calcext:value-type="string">
            <text:p>-19m+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7]*[.B37]+[.C37]" office:value-type="float" office:value="-257" calcext:value-type="float">
            <text:p>-257</text:p>
          </table:table-cell>
          <table:table-cell table:style-name="ce1" table:formula="of:=RANDBETWEEN(MultiplierMin;MultiplierMax)" office:value-type="float" office:value="14" calcext:value-type="float">
            <text:p>+14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-39" calcext:value-type="float">
            <text:p>-39</text:p>
          </table:table-cell>
          <table:table-cell table:style-name="ce8" table:formula="of:=CONCATENATE(     [.G37];     CHAR(RANDBETWEEN(97; 122));     IF(         [.I37]=0;         &quot;&quot;;         IF(             [.I37]&gt;0;             CONCATENATE(&quot;+&quot;;[.I37]);             [.I37]         )     ))" office:value-type="string" office:string-value="14i-39" calcext:value-type="string">
            <text:p>14i-3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7]*[.H37]+[.I37]" office:value-type="float" office:value="185" calcext:value-type="float">
            <text:p>185</text:p>
          </table:table-cell>
          <table:table-cell table:style-name="ce1" table:formula="of:=RANDBETWEEN(MultiplierMin;MultiplierMax)" office:value-type="float" office:value="18" calcext:value-type="float">
            <text:p>+18</text:p>
          </table:table-cell>
          <table:table-cell table:style-name="ce7" table:formula="of:=RANDBETWEEN(MultiplierMin;MultiplierMax)" office:value-type="float" office:value="10" calcext:value-type="float">
            <text:p>+10</text:p>
          </table:table-cell>
          <table:table-cell table:style-name="ce1" table:formula="of:=RANDBETWEEN(AddendMin;AddendMax)" office:value-type="float" office:value="4" calcext:value-type="float">
            <text:p>+4</text:p>
          </table:table-cell>
          <table:table-cell table:style-name="ce8" table:formula="of:=CONCATENATE(     [.M37];     CHAR(RANDBETWEEN(97; 122));     IF(         [.O37]=0;         &quot;&quot;;         IF(             [.O37]&gt;0;             CONCATENATE(&quot;+&quot;;[.O37]);             [.O37]         )     ))" office:value-type="string" office:string-value="18w+4" calcext:value-type="string">
            <text:p>18w+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7]*[.N37]+[.O37]" office:value-type="float" office:value="184" calcext:value-type="float">
            <text:p>184</text:p>
          </table:table-cell>
          <table:table-cell table:style-name="ce1" table:formula="of:=RANDBETWEEN(MultiplierMin;MultiplierMax)" office:value-type="float" office:value="-2" calcext:value-type="float">
            <text:p>-2</text:p>
          </table:table-cell>
          <table:table-cell table:style-name="ce7" table:formula="of:=RANDBETWEEN(MultiplierMin;MultiplierMax)" office:value-type="float" office:value="13" calcext:value-type="float">
            <text:p>+13</text:p>
          </table:table-cell>
          <table:table-cell table:style-name="ce1" table:formula="of:=RANDBETWEEN(AddendMin;AddendMax)" office:value-type="float" office:value="-46" calcext:value-type="float">
            <text:p>-46</text:p>
          </table:table-cell>
          <table:table-cell table:style-name="ce8" table:formula="of:=CONCATENATE(     [.S37];     CHAR(RANDBETWEEN(97; 122));     IF(         [.U37]=0;         &quot;&quot;;         IF(             [.U37]&gt;0;             CONCATENATE(&quot;+&quot;;[.U37]);             [.U37]         )     ))" office:value-type="string" office:string-value="-2j-46" calcext:value-type="string">
            <text:p>-2j-4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7]*[.T37]+[.U37]" office:value-type="float" office:value="-72" calcext:value-type="float">
            <text:p>-72</text:p>
          </table:table-cell>
          <table:table-cell table:style-name="ce1" table:formula="of:=RANDBETWEEN(MultiplierMin;MultiplierMax)" office:value-type="float" office:value="14" calcext:value-type="float">
            <text:p>+14</text:p>
          </table:table-cell>
          <table:table-cell table:style-name="ce7" table:formula="of:=RANDBETWEEN(MultiplierMin;MultiplierMax)" office:value-type="float" office:value="18" calcext:value-type="float">
            <text:p>+18</text:p>
          </table:table-cell>
          <table:table-cell table:style-name="ce1" table:formula="of:=RANDBETWEEN(AddendMin;AddendMax)" office:value-type="float" office:value="8" calcext:value-type="float">
            <text:p>+8</text:p>
          </table:table-cell>
          <table:table-cell table:style-name="ce8" table:formula="of:=CONCATENATE(     [.Y37];     CHAR(RANDBETWEEN(97; 122));     IF(         [.AA37]=0;         &quot;&quot;;         IF(             [.AA37]&gt;0;             CONCATENATE(&quot;+&quot;;[.AA37]);             [.AA37]         )     ))" office:value-type="string" office:string-value="14s+8" calcext:value-type="string">
            <text:p>14s+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7]*[.Z37]+[.AA37]"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-18" calcext:value-type="float">
            <text:p>-18</text:p>
          </table:table-cell>
          <table:table-cell table:style-name="ce1" table:formula="of:=RANDBETWEEN(AddendMin;AddendMax)" office:value-type="float" office:value="-26" calcext:value-type="float">
            <text:p>-26</text:p>
          </table:table-cell>
          <table:table-cell table:style-name="ce8" table:formula="of:=CONCATENATE(     [.A38];     CHAR(RANDBETWEEN(97; 122));     IF(         [.C38]=0;         &quot;&quot;;         IF(             [.C38]&gt;0;             CONCATENATE(&quot;+&quot;;[.C38]);             [.C38]         )     ))" office:value-type="string" office:string-value="11l-26" calcext:value-type="string">
            <text:p>11l-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8]*[.B38]+[.C38]" office:value-type="float" office:value="-224" calcext:value-type="float">
            <text:p>-224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-37" calcext:value-type="float">
            <text:p>-37</text:p>
          </table:table-cell>
          <table:table-cell table:style-name="ce8" table:formula="of:=CONCATENATE(     [.G38];     CHAR(RANDBETWEEN(97; 122));     IF(         [.I38]=0;         &quot;&quot;;         IF(             [.I38]&gt;0;             CONCATENATE(&quot;+&quot;;[.I38]);             [.I38]         )     ))" office:value-type="string" office:string-value="5e-37" calcext:value-type="string">
            <text:p>5e-3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8]*[.H38]+[.I38]" office:value-type="float" office:value="-97" calcext:value-type="float">
            <text:p>-97</text:p>
          </table:table-cell>
          <table:table-cell table:style-name="ce1" table:formula="of:=RANDBETWEEN(MultiplierMin;MultiplierMax)" office:value-type="float" office:value="-20" calcext:value-type="float">
            <text:p>-20</text:p>
          </table:table-cell>
          <table:table-cell table:style-name="ce7" table:formula="of:=RANDBETWEEN(MultiplierMin;MultiplierMax)" office:value-type="float" office:value="6" calcext:value-type="float">
            <text:p>+6</text:p>
          </table:table-cell>
          <table:table-cell table:style-name="ce1" table:formula="of:=RANDBETWEEN(AddendMin;AddendMax)" office:value-type="float" office:value="-12" calcext:value-type="float">
            <text:p>-12</text:p>
          </table:table-cell>
          <table:table-cell table:style-name="ce8" table:formula="of:=CONCATENATE(     [.M38];     CHAR(RANDBETWEEN(97; 122));     IF(         [.O38]=0;         &quot;&quot;;         IF(             [.O38]&gt;0;             CONCATENATE(&quot;+&quot;;[.O38]);             [.O38]         )     ))" office:value-type="string" office:string-value="-20j-12" calcext:value-type="string">
            <text:p>-20j-1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8]*[.N38]+[.O38]" office:value-type="float" office:value="-132" calcext:value-type="float">
            <text:p>-132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-17" calcext:value-type="float">
            <text:p>-17</text:p>
          </table:table-cell>
          <table:table-cell table:style-name="ce1" table:formula="of:=RANDBETWEEN(AddendMin;AddendMax)" office:value-type="float" office:value="-5" calcext:value-type="float">
            <text:p>-5</text:p>
          </table:table-cell>
          <table:table-cell table:style-name="ce8" table:formula="of:=CONCATENATE(     [.S38];     CHAR(RANDBETWEEN(97; 122));     IF(         [.U38]=0;         &quot;&quot;;         IF(             [.U38]&gt;0;             CONCATENATE(&quot;+&quot;;[.U38]);             [.U38]         )     ))" office:value-type="string" office:string-value="20i-5" calcext:value-type="string">
            <text:p>20i-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8]*[.T38]+[.U38]" office:value-type="float" office:value="-345" calcext:value-type="float">
            <text:p>-345</text:p>
          </table:table-cell>
          <table:table-cell table:style-name="ce1" table:formula="of:=RANDBETWEEN(MultiplierMin;MultiplierMax)" office:value-type="float" office:value="-17" calcext:value-type="float">
            <text:p>-17</text:p>
          </table:table-cell>
          <table:table-cell table:style-name="ce7" table:formula="of:=RANDBETWEEN(MultiplierMin;MultiplierMax)" office:value-type="float" office:value="-11" calcext:value-type="float">
            <text:p>-11</text:p>
          </table:table-cell>
          <table:table-cell table:style-name="ce1" table:formula="of:=RANDBETWEEN(AddendMin;AddendMax)" office:value-type="float" office:value="30" calcext:value-type="float">
            <text:p>+30</text:p>
          </table:table-cell>
          <table:table-cell table:style-name="ce8" table:formula="of:=CONCATENATE(     [.Y38];     CHAR(RANDBETWEEN(97; 122));     IF(         [.AA38]=0;         &quot;&quot;;         IF(             [.AA38]&gt;0;             CONCATENATE(&quot;+&quot;;[.AA38]);             [.AA38]         )     ))" office:value-type="string" office:string-value="-17w+30" calcext:value-type="string">
            <text:p>-17w+3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8]*[.Z38]+[.AA38]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2" calcext:value-type="float">
            <text:p>-12</text:p>
          </table:table-cell>
          <table:table-cell table:style-name="ce7" table:formula="of:=RANDBETWEEN(MultiplierMin;MultiplierMax)" office:value-type="float" office:value="11" calcext:value-type="float">
            <text:p>+11</text:p>
          </table:table-cell>
          <table:table-cell table:style-name="ce1" table:formula="of:=RANDBETWEEN(AddendMin;AddendMax)" office:value-type="float" office:value="-44" calcext:value-type="float">
            <text:p>-44</text:p>
          </table:table-cell>
          <table:table-cell table:style-name="ce8" table:formula="of:=CONCATENATE(     [.A39];     CHAR(RANDBETWEEN(97; 122));     IF(         [.C39]=0;         &quot;&quot;;         IF(             [.C39]&gt;0;             CONCATENATE(&quot;+&quot;;[.C39]);             [.C39]         )     ))" office:value-type="string" office:string-value="-12s-44" calcext:value-type="string">
            <text:p>-12s-4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9]*[.B39]+[.C39]" office:value-type="float" office:value="-176" calcext:value-type="float">
            <text:p>-176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4" calcext:value-type="float">
            <text:p>+4</text:p>
          </table:table-cell>
          <table:table-cell table:style-name="ce8" table:formula="of:=CONCATENATE(     [.G39];     CHAR(RANDBETWEEN(97; 122));     IF(         [.I39]=0;         &quot;&quot;;         IF(             [.I39]&gt;0;             CONCATENATE(&quot;+&quot;;[.I39]);             [.I39]         )     ))" office:value-type="string" office:string-value="2h+4" calcext:value-type="string">
            <text:p>2h+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9]*[.H39]+[.I39]" office:value-type="float" office:value="36" calcext:value-type="float">
            <text:p>36</text:p>
          </table:table-cell>
          <table:table-cell table:style-name="ce1" table:formula="of:=RANDBETWEEN(MultiplierMin;MultiplierMax)" office:value-type="float" office:value="-2" calcext:value-type="float">
            <text:p>-2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-22" calcext:value-type="float">
            <text:p>-22</text:p>
          </table:table-cell>
          <table:table-cell table:style-name="ce8" table:formula="of:=CONCATENATE(     [.M39];     CHAR(RANDBETWEEN(97; 122));     IF(         [.O39]=0;         &quot;&quot;;         IF(             [.O39]&gt;0;             CONCATENATE(&quot;+&quot;;[.O39]);             [.O39]         )     ))" office:value-type="string" office:string-value="-2o-22" calcext:value-type="string">
            <text:p>-2o-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9]*[.N39]+[.O39]" office:value-type="float" office:value="6" calcext:value-type="float">
            <text:p>6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-33" calcext:value-type="float">
            <text:p>-33</text:p>
          </table:table-cell>
          <table:table-cell table:style-name="ce8" table:formula="of:=CONCATENATE(     [.S39];     CHAR(RANDBETWEEN(97; 122));     IF(         [.U39]=0;         &quot;&quot;;         IF(             [.U39]&gt;0;             CONCATENATE(&quot;+&quot;;[.U39]);             [.U39]         )     ))" office:value-type="string" office:string-value="-4r-33" calcext:value-type="string">
            <text:p>-4r-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9]*[.T39]+[.U39]" office:value-type="float" office:value="31" calcext:value-type="float">
            <text:p>31</text:p>
          </table:table-cell>
          <table:table-cell table:style-name="ce1" table:formula="of:=RANDBETWEEN(MultiplierMin;MultiplierMax)" office:value-type="float" office:value="7" calcext:value-type="float">
            <text:p>+7</text:p>
          </table:table-cell>
          <table:table-cell table:style-name="ce7" table:formula="of:=RANDBETWEEN(MultiplierMin;MultiplierMax)" office:value-type="float" office:value="-2" calcext:value-type="float">
            <text:p>-2</text:p>
          </table:table-cell>
          <table:table-cell table:style-name="ce1" table:formula="of:=RANDBETWEEN(AddendMin;AddendMax)" office:value-type="float" office:value="-28" calcext:value-type="float">
            <text:p>-28</text:p>
          </table:table-cell>
          <table:table-cell table:style-name="ce8" table:formula="of:=CONCATENATE(     [.Y39];     CHAR(RANDBETWEEN(97; 122));     IF(         [.AA39]=0;         &quot;&quot;;         IF(             [.AA39]&gt;0;             CONCATENATE(&quot;+&quot;;[.AA39]);             [.AA39]         )     ))" office:value-type="string" office:string-value="7z-28" calcext:value-type="string">
            <text:p>7z-2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9]*[.Z39]+[.AA39]" office:value-type="float" office:value="-42" calcext:value-type="float">
            <text:p>-42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8" calcext:value-type="float">
            <text:p>-18</text:p>
          </table:table-cell>
          <table:table-cell table:style-name="ce7" table:formula="of:=RANDBETWEEN(MultiplierMin;MultiplierMax)" office:value-type="float" office:value="-20" calcext:value-type="float">
            <text:p>-20</text:p>
          </table:table-cell>
          <table:table-cell table:style-name="ce1" table:formula="of:=RANDBETWEEN(AddendMin;AddendMax)" office:value-type="float" office:value="-4" calcext:value-type="float">
            <text:p>-4</text:p>
          </table:table-cell>
          <table:table-cell table:style-name="ce8" table:formula="of:=CONCATENATE(     [.A40];     CHAR(RANDBETWEEN(97; 122));     IF(         [.C40]=0;         &quot;&quot;;         IF(             [.C40]&gt;0;             CONCATENATE(&quot;+&quot;;[.C40]);             [.C40]         )     ))" office:value-type="string" office:string-value="-18y-4" calcext:value-type="string">
            <text:p>-18y-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40]*[.B40]+[.C40]" office:value-type="float" office:value="356" calcext:value-type="float">
            <text:p>356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5" calcext:value-type="float">
            <text:p>+5</text:p>
          </table:table-cell>
          <table:table-cell table:style-name="ce8" table:formula="of:=CONCATENATE(     [.G40];     CHAR(RANDBETWEEN(97; 122));     IF(         [.I40]=0;         &quot;&quot;;         IF(             [.I40]&gt;0;             CONCATENATE(&quot;+&quot;;[.I40]);             [.I40]         )     ))" office:value-type="string" office:string-value="4c+5" calcext:value-type="string">
            <text:p>4c+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40]*[.H40]+[.I40]" office:value-type="float" office:value="41" calcext:value-type="float">
            <text:p>41</text:p>
          </table:table-cell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-22" calcext:value-type="float">
            <text:p>-22</text:p>
          </table:table-cell>
          <table:table-cell table:style-name="ce8" table:formula="of:=CONCATENATE(     [.M40];     CHAR(RANDBETWEEN(97; 122));     IF(         [.O40]=0;         &quot;&quot;;         IF(             [.O40]&gt;0;             CONCATENATE(&quot;+&quot;;[.O40]);             [.O40]         )     ))" office:value-type="string" office:string-value="19z-22" calcext:value-type="string">
            <text:p>19z-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40]*[.N40]+[.O40]" office:value-type="float" office:value="-41" calcext:value-type="float">
            <text:p>-41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-14" calcext:value-type="float">
            <text:p>-14</text:p>
          </table:table-cell>
          <table:table-cell table:style-name="ce8" table:formula="of:=CONCATENATE(     [.S40];     CHAR(RANDBETWEEN(97; 122));     IF(         [.U40]=0;         &quot;&quot;;         IF(             [.U40]&gt;0;             CONCATENATE(&quot;+&quot;;[.U40]);             [.U40]         )     ))" office:value-type="string" office:string-value="20m-14" calcext:value-type="string">
            <text:p>20m-1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40]*[.T40]+[.U40]" office:value-type="float" office:value="146" calcext:value-type="float">
            <text:p>146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37" calcext:value-type="float">
            <text:p>+37</text:p>
          </table:table-cell>
          <table:table-cell table:style-name="ce8" table:formula="of:=CONCATENATE(     [.Y40];     CHAR(RANDBETWEEN(97; 122));     IF(         [.AA40]=0;         &quot;&quot;;         IF(             [.AA40]&gt;0;             CONCATENATE(&quot;+&quot;;[.AA40]);             [.AA40]         )     ))" office:value-type="string" office:string-value="2k+37" calcext:value-type="string">
            <text:p>2k+3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40]*[.Z40]+[.AA40]"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65496">
          <table:table-cell table:style-name="ce2" table:number-columns-repeated="3"/>
          <table:table-cell table:number-columns-repeated="33"/>
        </table:table-row>
        <table:table-row table:style-name="ro2" table:number-rows-repeated="983039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Answers" table:style-name="ta1" table:print="false">
        <table:table-column table:style-name="co6" table:default-cell-style-name="ce2"/>
        <table:table-column table:style-name="co6" table:default-cell-style-name="Default"/>
        <table:table-column table:style-name="co6" table:number-columns-repeated="2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5" table:formula="of:=[Questions.B1]" office:value-type="float" office:value="2" calcext:value-type="float">
            <text:p>+2</text:p>
          </table:table-cell>
          <table:table-cell table:style-name="ce15" table:formula="of:=[Questions.H1]" office:value-type="float" office:value="18" calcext:value-type="float">
            <text:p>+18</text:p>
          </table:table-cell>
          <table:table-cell table:style-name="ce15" table:formula="of:=[Questions.N1]" office:value-type="float" office:value="16" calcext:value-type="float">
            <text:p>+16</text:p>
          </table:table-cell>
          <table:table-cell table:style-name="ce15" table:formula="of:=[Questions.T1]" office:value-type="float" office:value="-19" calcext:value-type="float">
            <text:p>-19</text:p>
          </table:table-cell>
          <table:table-cell table:style-name="ce15" table:formula="of:=[Questions.Z1]" office:value-type="float" office:value="20" calcext:value-type="float">
            <text:p>+2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]" office:value-type="float" office:value="-20" calcext:value-type="float">
            <text:p>-20</text:p>
          </table:table-cell>
          <table:table-cell table:style-name="ce15" table:formula="of:=[Questions.H2]" office:value-type="float" office:value="-16" calcext:value-type="float">
            <text:p>-16</text:p>
          </table:table-cell>
          <table:table-cell table:style-name="ce15" table:formula="of:=[Questions.N2]" office:value-type="float" office:value="18" calcext:value-type="float">
            <text:p>+18</text:p>
          </table:table-cell>
          <table:table-cell table:style-name="ce15" table:formula="of:=[Questions.T2]" office:value-type="float" office:value="-17" calcext:value-type="float">
            <text:p>-17</text:p>
          </table:table-cell>
          <table:table-cell table:style-name="ce15" table:formula="of:=[Questions.Z2]" office:value-type="float" office:value="16" calcext:value-type="float">
            <text:p>+1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]" office:value-type="float" office:value="-17" calcext:value-type="float">
            <text:p>-17</text:p>
          </table:table-cell>
          <table:table-cell table:style-name="ce15" table:formula="of:=[Questions.H3]" office:value-type="float" office:value="2" calcext:value-type="float">
            <text:p>+2</text:p>
          </table:table-cell>
          <table:table-cell table:style-name="ce15" table:formula="of:=[Questions.N3]" office:value-type="float" office:value="-13" calcext:value-type="float">
            <text:p>-13</text:p>
          </table:table-cell>
          <table:table-cell table:style-name="ce15" table:formula="of:=[Questions.T3]" office:value-type="float" office:value="17" calcext:value-type="float">
            <text:p>+17</text:p>
          </table:table-cell>
          <table:table-cell table:style-name="ce15" table:formula="of:=[Questions.Z3]" office:value-type="float" office:value="-11" calcext:value-type="float">
            <text:p>-1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4]" office:value-type="float" office:value="7" calcext:value-type="float">
            <text:p>+7</text:p>
          </table:table-cell>
          <table:table-cell table:style-name="ce15" table:formula="of:=[Questions.H4]" office:value-type="float" office:value="-16" calcext:value-type="float">
            <text:p>-16</text:p>
          </table:table-cell>
          <table:table-cell table:style-name="ce15" table:formula="of:=[Questions.N4]" office:value-type="float" office:value="20" calcext:value-type="float">
            <text:p>+20</text:p>
          </table:table-cell>
          <table:table-cell table:style-name="ce15" table:formula="of:=[Questions.T4]" office:value-type="float" office:value="20" calcext:value-type="float">
            <text:p>+20</text:p>
          </table:table-cell>
          <table:table-cell table:style-name="ce15" table:formula="of:=[Questions.Z4]" office:value-type="float" office:value="-3" calcext:value-type="float">
            <text:p>-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5]" office:value-type="float" office:value="-19" calcext:value-type="float">
            <text:p>-19</text:p>
          </table:table-cell>
          <table:table-cell table:style-name="ce15" table:formula="of:=[Questions.H5]" office:value-type="float" office:value="-12" calcext:value-type="float">
            <text:p>-12</text:p>
          </table:table-cell>
          <table:table-cell table:style-name="ce15" table:formula="of:=[Questions.N5]" office:value-type="float" office:value="9" calcext:value-type="float">
            <text:p>+9</text:p>
          </table:table-cell>
          <table:table-cell table:style-name="ce15" table:formula="of:=[Questions.T5]" office:value-type="float" office:value="-19" calcext:value-type="float">
            <text:p>-19</text:p>
          </table:table-cell>
          <table:table-cell table:style-name="ce15" table:formula="of:=[Questions.Z5]" office:value-type="float" office:value="-5" calcext:value-type="float">
            <text:p>-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6]" office:value-type="float" office:value="-6" calcext:value-type="float">
            <text:p>-6</text:p>
          </table:table-cell>
          <table:table-cell table:style-name="ce15" table:formula="of:=[Questions.H6]" office:value-type="float" office:value="-8" calcext:value-type="float">
            <text:p>-8</text:p>
          </table:table-cell>
          <table:table-cell table:style-name="ce15" table:formula="of:=[Questions.N6]" office:value-type="float" office:value="-12" calcext:value-type="float">
            <text:p>-12</text:p>
          </table:table-cell>
          <table:table-cell table:style-name="ce15" table:formula="of:=[Questions.T6]" office:value-type="float" office:value="18" calcext:value-type="float">
            <text:p>+18</text:p>
          </table:table-cell>
          <table:table-cell table:style-name="ce15" table:formula="of:=[Questions.Z6]" office:value-type="float" office:value="15" calcext:value-type="float">
            <text:p>+1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7]" office:value-type="float" office:value="-9" calcext:value-type="float">
            <text:p>-9</text:p>
          </table:table-cell>
          <table:table-cell table:style-name="ce15" table:formula="of:=[Questions.H7]" office:value-type="float" office:value="6" calcext:value-type="float">
            <text:p>+6</text:p>
          </table:table-cell>
          <table:table-cell table:style-name="ce15" table:formula="of:=[Questions.N7]" office:value-type="float" office:value="-3" calcext:value-type="float">
            <text:p>-3</text:p>
          </table:table-cell>
          <table:table-cell table:style-name="ce15" table:formula="of:=[Questions.T7]" office:value-type="float" office:value="-4" calcext:value-type="float">
            <text:p>-4</text:p>
          </table:table-cell>
          <table:table-cell table:style-name="ce15" table:formula="of:=[Questions.Z7]" office:value-type="float" office:value="7" calcext:value-type="float">
            <text:p>+7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8]" office:value-type="float" office:value="-16" calcext:value-type="float">
            <text:p>-16</text:p>
          </table:table-cell>
          <table:table-cell table:style-name="ce15" table:formula="of:=[Questions.H8]" office:value-type="float" office:value="14" calcext:value-type="float">
            <text:p>+14</text:p>
          </table:table-cell>
          <table:table-cell table:style-name="ce15" table:formula="of:=[Questions.N8]" office:value-type="float" office:value="-8" calcext:value-type="float">
            <text:p>-8</text:p>
          </table:table-cell>
          <table:table-cell table:style-name="ce15" table:formula="of:=[Questions.T8]" office:value-type="float" office:value="0" calcext:value-type="float">
            <text:p>+0</text:p>
          </table:table-cell>
          <table:table-cell table:style-name="ce15" table:formula="of:=[Questions.Z8]" office:value-type="float" office:value="15" calcext:value-type="float">
            <text:p>+1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9]" office:value-type="float" office:value="-10" calcext:value-type="float">
            <text:p>-10</text:p>
          </table:table-cell>
          <table:table-cell table:style-name="ce15" table:formula="of:=[Questions.H9]" office:value-type="float" office:value="-7" calcext:value-type="float">
            <text:p>-7</text:p>
          </table:table-cell>
          <table:table-cell table:style-name="ce15" table:formula="of:=[Questions.N9]" office:value-type="float" office:value="6" calcext:value-type="float">
            <text:p>+6</text:p>
          </table:table-cell>
          <table:table-cell table:style-name="ce15" table:formula="of:=[Questions.T9]" office:value-type="float" office:value="0" calcext:value-type="float">
            <text:p>+0</text:p>
          </table:table-cell>
          <table:table-cell table:style-name="ce15" table:formula="of:=[Questions.Z9]"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0]" office:value-type="float" office:value="-8" calcext:value-type="float">
            <text:p>-8</text:p>
          </table:table-cell>
          <table:table-cell table:style-name="ce15" table:formula="of:=[Questions.H10]" office:value-type="float" office:value="-3" calcext:value-type="float">
            <text:p>-3</text:p>
          </table:table-cell>
          <table:table-cell table:style-name="ce15" table:formula="of:=[Questions.N10]" office:value-type="float" office:value="-20" calcext:value-type="float">
            <text:p>-20</text:p>
          </table:table-cell>
          <table:table-cell table:style-name="ce15" table:formula="of:=[Questions.T10]" office:value-type="float" office:value="17" calcext:value-type="float">
            <text:p>+17</text:p>
          </table:table-cell>
          <table:table-cell table:style-name="ce15" table:formula="of:=[Questions.Z10]" office:value-type="float" office:value="2" calcext:value-type="float">
            <text:p>+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1]" office:value-type="float" office:value="-9" calcext:value-type="float">
            <text:p>-9</text:p>
          </table:table-cell>
          <table:table-cell table:style-name="ce15" table:formula="of:=[Questions.H11]" office:value-type="float" office:value="-6" calcext:value-type="float">
            <text:p>-6</text:p>
          </table:table-cell>
          <table:table-cell table:style-name="ce15" table:formula="of:=[Questions.N11]" office:value-type="float" office:value="-14" calcext:value-type="float">
            <text:p>-14</text:p>
          </table:table-cell>
          <table:table-cell table:style-name="ce15" table:formula="of:=[Questions.T11]" office:value-type="float" office:value="-11" calcext:value-type="float">
            <text:p>-11</text:p>
          </table:table-cell>
          <table:table-cell table:style-name="ce15" table:formula="of:=[Questions.Z11]" office:value-type="float" office:value="-12" calcext:value-type="float">
            <text:p>-1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2]" office:value-type="float" office:value="-18" calcext:value-type="float">
            <text:p>-18</text:p>
          </table:table-cell>
          <table:table-cell table:style-name="ce15" table:formula="of:=[Questions.H12]" office:value-type="float" office:value="-18" calcext:value-type="float">
            <text:p>-18</text:p>
          </table:table-cell>
          <table:table-cell table:style-name="ce15" table:formula="of:=[Questions.N12]" office:value-type="float" office:value="2" calcext:value-type="float">
            <text:p>+2</text:p>
          </table:table-cell>
          <table:table-cell table:style-name="ce15" table:formula="of:=[Questions.T12]" office:value-type="float" office:value="-17" calcext:value-type="float">
            <text:p>-17</text:p>
          </table:table-cell>
          <table:table-cell table:style-name="ce15" table:formula="of:=[Questions.Z12]" office:value-type="float" office:value="12" calcext:value-type="float">
            <text:p>+1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3]" office:value-type="float" office:value="20" calcext:value-type="float">
            <text:p>+20</text:p>
          </table:table-cell>
          <table:table-cell table:style-name="ce15" table:formula="of:=[Questions.H13]" office:value-type="float" office:value="7" calcext:value-type="float">
            <text:p>+7</text:p>
          </table:table-cell>
          <table:table-cell table:style-name="ce15" table:formula="of:=[Questions.N13]" office:value-type="float" office:value="-16" calcext:value-type="float">
            <text:p>-16</text:p>
          </table:table-cell>
          <table:table-cell table:style-name="ce15" table:formula="of:=[Questions.T13]" office:value-type="float" office:value="7" calcext:value-type="float">
            <text:p>+7</text:p>
          </table:table-cell>
          <table:table-cell table:style-name="ce15" table:formula="of:=[Questions.Z13]" office:value-type="float" office:value="12" calcext:value-type="float">
            <text:p>+1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4]" office:value-type="float" office:value="1" calcext:value-type="float">
            <text:p>+1</text:p>
          </table:table-cell>
          <table:table-cell table:style-name="ce15" table:formula="of:=[Questions.H14]" office:value-type="float" office:value="-15" calcext:value-type="float">
            <text:p>-15</text:p>
          </table:table-cell>
          <table:table-cell table:style-name="ce15" table:formula="of:=[Questions.N14]" office:value-type="float" office:value="6" calcext:value-type="float">
            <text:p>+6</text:p>
          </table:table-cell>
          <table:table-cell table:style-name="ce15" table:formula="of:=[Questions.T14]" office:value-type="float" office:value="0" calcext:value-type="float">
            <text:p>+0</text:p>
          </table:table-cell>
          <table:table-cell table:style-name="ce15" table:formula="of:=[Questions.Z14]" office:value-type="float" office:value="-7" calcext:value-type="float">
            <text:p>-7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5]" office:value-type="float" office:value="18" calcext:value-type="float">
            <text:p>+18</text:p>
          </table:table-cell>
          <table:table-cell table:style-name="ce15" table:formula="of:=[Questions.H15]" office:value-type="float" office:value="-12" calcext:value-type="float">
            <text:p>-12</text:p>
          </table:table-cell>
          <table:table-cell table:style-name="ce15" table:formula="of:=[Questions.N15]" office:value-type="float" office:value="1" calcext:value-type="float">
            <text:p>+1</text:p>
          </table:table-cell>
          <table:table-cell table:style-name="ce15" table:formula="of:=[Questions.T15]" office:value-type="float" office:value="-17" calcext:value-type="float">
            <text:p>-17</text:p>
          </table:table-cell>
          <table:table-cell table:style-name="ce15" table:formula="of:=[Questions.Z15]" office:value-type="float" office:value="-13" calcext:value-type="float">
            <text:p>-1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6]" office:value-type="float" office:value="-17" calcext:value-type="float">
            <text:p>-17</text:p>
          </table:table-cell>
          <table:table-cell table:style-name="ce15" table:formula="of:=[Questions.H16]" office:value-type="float" office:value="4" calcext:value-type="float">
            <text:p>+4</text:p>
          </table:table-cell>
          <table:table-cell table:style-name="ce15" table:formula="of:=[Questions.N16]" office:value-type="float" office:value="14" calcext:value-type="float">
            <text:p>+14</text:p>
          </table:table-cell>
          <table:table-cell table:style-name="ce15" table:formula="of:=[Questions.T16]" office:value-type="float" office:value="-14" calcext:value-type="float">
            <text:p>-14</text:p>
          </table:table-cell>
          <table:table-cell table:style-name="ce15" table:formula="of:=[Questions.Z16]" office:value-type="float" office:value="7" calcext:value-type="float">
            <text:p>+7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7]" office:value-type="float" office:value="-7" calcext:value-type="float">
            <text:p>-7</text:p>
          </table:table-cell>
          <table:table-cell table:style-name="ce15" table:formula="of:=[Questions.H17]" office:value-type="float" office:value="-14" calcext:value-type="float">
            <text:p>-14</text:p>
          </table:table-cell>
          <table:table-cell table:style-name="ce15" table:formula="of:=[Questions.N17]" office:value-type="float" office:value="19" calcext:value-type="float">
            <text:p>+19</text:p>
          </table:table-cell>
          <table:table-cell table:style-name="ce15" table:formula="of:=[Questions.T17]" office:value-type="float" office:value="9" calcext:value-type="float">
            <text:p>+9</text:p>
          </table:table-cell>
          <table:table-cell table:style-name="ce15" table:formula="of:=[Questions.Z17]" office:value-type="float" office:value="-5" calcext:value-type="float">
            <text:p>-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8]" office:value-type="float" office:value="14" calcext:value-type="float">
            <text:p>+14</text:p>
          </table:table-cell>
          <table:table-cell table:style-name="ce15" table:formula="of:=[Questions.H18]" office:value-type="float" office:value="-1" calcext:value-type="float">
            <text:p>-1</text:p>
          </table:table-cell>
          <table:table-cell table:style-name="ce15" table:formula="of:=[Questions.N18]" office:value-type="float" office:value="-4" calcext:value-type="float">
            <text:p>-4</text:p>
          </table:table-cell>
          <table:table-cell table:style-name="ce15" table:formula="of:=[Questions.T18]" office:value-type="float" office:value="8" calcext:value-type="float">
            <text:p>+8</text:p>
          </table:table-cell>
          <table:table-cell table:style-name="ce15" table:formula="of:=[Questions.Z18]" office:value-type="float" office:value="-6" calcext:value-type="float">
            <text:p>-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9]" office:value-type="float" office:value="16" calcext:value-type="float">
            <text:p>+16</text:p>
          </table:table-cell>
          <table:table-cell table:style-name="ce15" table:formula="of:=[Questions.H19]" office:value-type="float" office:value="-10" calcext:value-type="float">
            <text:p>-10</text:p>
          </table:table-cell>
          <table:table-cell table:style-name="ce15" table:formula="of:=[Questions.N19]" office:value-type="float" office:value="11" calcext:value-type="float">
            <text:p>+11</text:p>
          </table:table-cell>
          <table:table-cell table:style-name="ce15" table:formula="of:=[Questions.T19]" office:value-type="float" office:value="-6" calcext:value-type="float">
            <text:p>-6</text:p>
          </table:table-cell>
          <table:table-cell table:style-name="ce15" table:formula="of:=[Questions.Z19]" office:value-type="float" office:value="-13" calcext:value-type="float">
            <text:p>-1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0]" office:value-type="float" office:value="-20" calcext:value-type="float">
            <text:p>-20</text:p>
          </table:table-cell>
          <table:table-cell table:style-name="ce15" table:formula="of:=[Questions.H20]" office:value-type="float" office:value="-6" calcext:value-type="float">
            <text:p>-6</text:p>
          </table:table-cell>
          <table:table-cell table:style-name="ce15" table:formula="of:=[Questions.N20]" office:value-type="float" office:value="-5" calcext:value-type="float">
            <text:p>-5</text:p>
          </table:table-cell>
          <table:table-cell table:style-name="ce15" table:formula="of:=[Questions.T20]" office:value-type="float" office:value="2" calcext:value-type="float">
            <text:p>+2</text:p>
          </table:table-cell>
          <table:table-cell table:style-name="ce15" table:formula="of:=[Questions.Z20]" office:value-type="float" office:value="-5" calcext:value-type="float">
            <text:p>-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1]" office:value-type="float" office:value="-19" calcext:value-type="float">
            <text:p>-19</text:p>
          </table:table-cell>
          <table:table-cell table:style-name="ce15" table:formula="of:=[Questions.H21]" office:value-type="float" office:value="19" calcext:value-type="float">
            <text:p>+19</text:p>
          </table:table-cell>
          <table:table-cell table:style-name="ce15" table:formula="of:=[Questions.N21]" office:value-type="float" office:value="-18" calcext:value-type="float">
            <text:p>-18</text:p>
          </table:table-cell>
          <table:table-cell table:style-name="ce15" table:formula="of:=[Questions.T21]" office:value-type="float" office:value="-1" calcext:value-type="float">
            <text:p>-1</text:p>
          </table:table-cell>
          <table:table-cell table:style-name="ce15" table:formula="of:=[Questions.Z21]" office:value-type="float" office:value="-2" calcext:value-type="float">
            <text:p>-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2]" office:value-type="float" office:value="16" calcext:value-type="float">
            <text:p>+16</text:p>
          </table:table-cell>
          <table:table-cell table:style-name="ce15" table:formula="of:=[Questions.H22]" office:value-type="float" office:value="0" calcext:value-type="float">
            <text:p>+0</text:p>
          </table:table-cell>
          <table:table-cell table:style-name="ce15" table:formula="of:=[Questions.N22]" office:value-type="float" office:value="19" calcext:value-type="float">
            <text:p>+19</text:p>
          </table:table-cell>
          <table:table-cell table:style-name="ce15" table:formula="of:=[Questions.T22]" office:value-type="float" office:value="-14" calcext:value-type="float">
            <text:p>-14</text:p>
          </table:table-cell>
          <table:table-cell table:style-name="ce15" table:formula="of:=[Questions.Z22]" office:value-type="float" office:value="7" calcext:value-type="float">
            <text:p>+7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3]" office:value-type="float" office:value="18" calcext:value-type="float">
            <text:p>+18</text:p>
          </table:table-cell>
          <table:table-cell table:style-name="ce15" table:formula="of:=[Questions.H23]" office:value-type="float" office:value="20" calcext:value-type="float">
            <text:p>+20</text:p>
          </table:table-cell>
          <table:table-cell table:style-name="ce15" table:formula="of:=[Questions.N23]" office:value-type="float" office:value="9" calcext:value-type="float">
            <text:p>+9</text:p>
          </table:table-cell>
          <table:table-cell table:style-name="ce15" table:formula="of:=[Questions.T23]" office:value-type="float" office:value="1" calcext:value-type="float">
            <text:p>+1</text:p>
          </table:table-cell>
          <table:table-cell table:style-name="ce15" table:formula="of:=[Questions.Z23]" office:value-type="float" office:value="14" calcext:value-type="float">
            <text:p>+1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4]" office:value-type="float" office:value="13" calcext:value-type="float">
            <text:p>+13</text:p>
          </table:table-cell>
          <table:table-cell table:style-name="ce15" table:formula="of:=[Questions.H24]" office:value-type="float" office:value="2" calcext:value-type="float">
            <text:p>+2</text:p>
          </table:table-cell>
          <table:table-cell table:style-name="ce15" table:formula="of:=[Questions.N24]" office:value-type="float" office:value="9" calcext:value-type="float">
            <text:p>+9</text:p>
          </table:table-cell>
          <table:table-cell table:style-name="ce15" table:formula="of:=[Questions.T24]" office:value-type="float" office:value="-16" calcext:value-type="float">
            <text:p>-16</text:p>
          </table:table-cell>
          <table:table-cell table:style-name="ce15" table:formula="of:=[Questions.Z24]"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5]" office:value-type="float" office:value="16" calcext:value-type="float">
            <text:p>+16</text:p>
          </table:table-cell>
          <table:table-cell table:style-name="ce15" table:formula="of:=[Questions.H25]" office:value-type="float" office:value="7" calcext:value-type="float">
            <text:p>+7</text:p>
          </table:table-cell>
          <table:table-cell table:style-name="ce15" table:formula="of:=[Questions.N25]" office:value-type="float" office:value="14" calcext:value-type="float">
            <text:p>+14</text:p>
          </table:table-cell>
          <table:table-cell table:style-name="ce15" table:formula="of:=[Questions.T25]" office:value-type="float" office:value="-1" calcext:value-type="float">
            <text:p>-1</text:p>
          </table:table-cell>
          <table:table-cell table:style-name="ce15" table:formula="of:=[Questions.Z25]" office:value-type="float" office:value="-6" calcext:value-type="float">
            <text:p>-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6]" office:value-type="float" office:value="-16" calcext:value-type="float">
            <text:p>-16</text:p>
          </table:table-cell>
          <table:table-cell table:style-name="ce15" table:formula="of:=[Questions.H26]" office:value-type="float" office:value="17" calcext:value-type="float">
            <text:p>+17</text:p>
          </table:table-cell>
          <table:table-cell table:style-name="ce15" table:formula="of:=[Questions.N26]" office:value-type="float" office:value="2" calcext:value-type="float">
            <text:p>+2</text:p>
          </table:table-cell>
          <table:table-cell table:style-name="ce15" table:formula="of:=[Questions.T26]" office:value-type="float" office:value="-12" calcext:value-type="float">
            <text:p>-12</text:p>
          </table:table-cell>
          <table:table-cell table:style-name="ce15" table:formula="of:=[Questions.Z26]" office:value-type="float" office:value="-20" calcext:value-type="float">
            <text:p>-2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7]" office:value-type="float" office:value="-3" calcext:value-type="float">
            <text:p>-3</text:p>
          </table:table-cell>
          <table:table-cell table:style-name="ce15" table:formula="of:=[Questions.H27]" office:value-type="float" office:value="0" calcext:value-type="float">
            <text:p>+0</text:p>
          </table:table-cell>
          <table:table-cell table:style-name="ce15" table:formula="of:=[Questions.N27]" office:value-type="float" office:value="-7" calcext:value-type="float">
            <text:p>-7</text:p>
          </table:table-cell>
          <table:table-cell table:style-name="ce15" table:formula="of:=[Questions.T27]" office:value-type="float" office:value="-9" calcext:value-type="float">
            <text:p>-9</text:p>
          </table:table-cell>
          <table:table-cell table:style-name="ce15" table:formula="of:=[Questions.Z27]" office:value-type="float" office:value="-3" calcext:value-type="float">
            <text:p>-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8]" office:value-type="float" office:value="-14" calcext:value-type="float">
            <text:p>-14</text:p>
          </table:table-cell>
          <table:table-cell table:style-name="ce15" table:formula="of:=[Questions.H28]" office:value-type="float" office:value="-16" calcext:value-type="float">
            <text:p>-16</text:p>
          </table:table-cell>
          <table:table-cell table:style-name="ce15" table:formula="of:=[Questions.N28]" office:value-type="float" office:value="7" calcext:value-type="float">
            <text:p>+7</text:p>
          </table:table-cell>
          <table:table-cell table:style-name="ce15" table:formula="of:=[Questions.T28]" office:value-type="float" office:value="-16" calcext:value-type="float">
            <text:p>-16</text:p>
          </table:table-cell>
          <table:table-cell table:style-name="ce15" table:formula="of:=[Questions.Z28]" office:value-type="float" office:value="6" calcext:value-type="float">
            <text:p>+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9]" office:value-type="float" office:value="-4" calcext:value-type="float">
            <text:p>-4</text:p>
          </table:table-cell>
          <table:table-cell table:style-name="ce15" table:formula="of:=[Questions.H29]" office:value-type="float" office:value="-10" calcext:value-type="float">
            <text:p>-10</text:p>
          </table:table-cell>
          <table:table-cell table:style-name="ce15" table:formula="of:=[Questions.N29]" office:value-type="float" office:value="9" calcext:value-type="float">
            <text:p>+9</text:p>
          </table:table-cell>
          <table:table-cell table:style-name="ce15" table:formula="of:=[Questions.T29]" office:value-type="float" office:value="7" calcext:value-type="float">
            <text:p>+7</text:p>
          </table:table-cell>
          <table:table-cell table:style-name="ce15" table:formula="of:=[Questions.Z29]" office:value-type="float" office:value="-8" calcext:value-type="float">
            <text:p>-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0]" office:value-type="float" office:value="-16" calcext:value-type="float">
            <text:p>-16</text:p>
          </table:table-cell>
          <table:table-cell table:style-name="ce15" table:formula="of:=[Questions.H30]" office:value-type="float" office:value="17" calcext:value-type="float">
            <text:p>+17</text:p>
          </table:table-cell>
          <table:table-cell table:style-name="ce15" table:formula="of:=[Questions.N30]" office:value-type="float" office:value="-11" calcext:value-type="float">
            <text:p>-11</text:p>
          </table:table-cell>
          <table:table-cell table:style-name="ce15" table:formula="of:=[Questions.T30]" office:value-type="float" office:value="6" calcext:value-type="float">
            <text:p>+6</text:p>
          </table:table-cell>
          <table:table-cell table:style-name="ce15" table:formula="of:=[Questions.Z30]" office:value-type="float" office:value="-6" calcext:value-type="float">
            <text:p>-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1]" office:value-type="float" office:value="10" calcext:value-type="float">
            <text:p>+10</text:p>
          </table:table-cell>
          <table:table-cell table:style-name="ce15" table:formula="of:=[Questions.H31]" office:value-type="float" office:value="17" calcext:value-type="float">
            <text:p>+17</text:p>
          </table:table-cell>
          <table:table-cell table:style-name="ce15" table:formula="of:=[Questions.N31]" office:value-type="float" office:value="9" calcext:value-type="float">
            <text:p>+9</text:p>
          </table:table-cell>
          <table:table-cell table:style-name="ce15" table:formula="of:=[Questions.T31]" office:value-type="float" office:value="-5" calcext:value-type="float">
            <text:p>-5</text:p>
          </table:table-cell>
          <table:table-cell table:style-name="ce15" table:formula="of:=[Questions.Z31]" office:value-type="float" office:value="3" calcext:value-type="float">
            <text:p>+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2]" office:value-type="float" office:value="3" calcext:value-type="float">
            <text:p>+3</text:p>
          </table:table-cell>
          <table:table-cell table:style-name="ce15" table:formula="of:=[Questions.H32]" office:value-type="float" office:value="2" calcext:value-type="float">
            <text:p>+2</text:p>
          </table:table-cell>
          <table:table-cell table:style-name="ce15" table:formula="of:=[Questions.N32]" office:value-type="float" office:value="20" calcext:value-type="float">
            <text:p>+20</text:p>
          </table:table-cell>
          <table:table-cell table:style-name="ce15" table:formula="of:=[Questions.T32]" office:value-type="float" office:value="17" calcext:value-type="float">
            <text:p>+17</text:p>
          </table:table-cell>
          <table:table-cell table:style-name="ce15" table:formula="of:=[Questions.Z32]" office:value-type="float" office:value="8" calcext:value-type="float">
            <text:p>+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3]" office:value-type="float" office:value="-7" calcext:value-type="float">
            <text:p>-7</text:p>
          </table:table-cell>
          <table:table-cell table:style-name="ce15" table:formula="of:=[Questions.H33]" office:value-type="float" office:value="-8" calcext:value-type="float">
            <text:p>-8</text:p>
          </table:table-cell>
          <table:table-cell table:style-name="ce15" table:formula="of:=[Questions.N33]" office:value-type="float" office:value="4" calcext:value-type="float">
            <text:p>+4</text:p>
          </table:table-cell>
          <table:table-cell table:style-name="ce15" table:formula="of:=[Questions.T33]" office:value-type="float" office:value="6" calcext:value-type="float">
            <text:p>+6</text:p>
          </table:table-cell>
          <table:table-cell table:style-name="ce15" table:formula="of:=[Questions.Z33]" office:value-type="float" office:value="13" calcext:value-type="float">
            <text:p>+1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4]" office:value-type="float" office:value="-4" calcext:value-type="float">
            <text:p>-4</text:p>
          </table:table-cell>
          <table:table-cell table:style-name="ce15" table:formula="of:=[Questions.H34]" office:value-type="float" office:value="14" calcext:value-type="float">
            <text:p>+14</text:p>
          </table:table-cell>
          <table:table-cell table:style-name="ce15" table:formula="of:=[Questions.N34]" office:value-type="float" office:value="12" calcext:value-type="float">
            <text:p>+12</text:p>
          </table:table-cell>
          <table:table-cell table:style-name="ce15" table:formula="of:=[Questions.T34]" office:value-type="float" office:value="15" calcext:value-type="float">
            <text:p>+15</text:p>
          </table:table-cell>
          <table:table-cell table:style-name="ce15" table:formula="of:=[Questions.Z34]" office:value-type="float" office:value="-19" calcext:value-type="float">
            <text:p>-1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5]" office:value-type="float" office:value="-12" calcext:value-type="float">
            <text:p>-12</text:p>
          </table:table-cell>
          <table:table-cell table:style-name="ce15" table:formula="of:=[Questions.H35]" office:value-type="float" office:value="-15" calcext:value-type="float">
            <text:p>-15</text:p>
          </table:table-cell>
          <table:table-cell table:style-name="ce15" table:formula="of:=[Questions.N35]" office:value-type="float" office:value="5" calcext:value-type="float">
            <text:p>+5</text:p>
          </table:table-cell>
          <table:table-cell table:style-name="ce15" table:formula="of:=[Questions.T35]" office:value-type="float" office:value="12" calcext:value-type="float">
            <text:p>+12</text:p>
          </table:table-cell>
          <table:table-cell table:style-name="ce15" table:formula="of:=[Questions.Z35]" office:value-type="float" office:value="4" calcext:value-type="float">
            <text:p>+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6]" office:value-type="float" office:value="-10" calcext:value-type="float">
            <text:p>-10</text:p>
          </table:table-cell>
          <table:table-cell table:style-name="ce15" table:formula="of:=[Questions.H36]" office:value-type="float" office:value="-14" calcext:value-type="float">
            <text:p>-14</text:p>
          </table:table-cell>
          <table:table-cell table:style-name="ce15" table:formula="of:=[Questions.N36]" office:value-type="float" office:value="-15" calcext:value-type="float">
            <text:p>-15</text:p>
          </table:table-cell>
          <table:table-cell table:style-name="ce15" table:formula="of:=[Questions.T36]" office:value-type="float" office:value="13" calcext:value-type="float">
            <text:p>+13</text:p>
          </table:table-cell>
          <table:table-cell table:style-name="ce15" table:formula="of:=[Questions.Z36]" office:value-type="float" office:value="-12" calcext:value-type="float">
            <text:p>-1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7]" office:value-type="float" office:value="14" calcext:value-type="float">
            <text:p>+14</text:p>
          </table:table-cell>
          <table:table-cell table:style-name="ce15" table:formula="of:=[Questions.H37]" office:value-type="float" office:value="16" calcext:value-type="float">
            <text:p>+16</text:p>
          </table:table-cell>
          <table:table-cell table:style-name="ce15" table:formula="of:=[Questions.N37]" office:value-type="float" office:value="10" calcext:value-type="float">
            <text:p>+10</text:p>
          </table:table-cell>
          <table:table-cell table:style-name="ce15" table:formula="of:=[Questions.T37]" office:value-type="float" office:value="13" calcext:value-type="float">
            <text:p>+13</text:p>
          </table:table-cell>
          <table:table-cell table:style-name="ce15" table:formula="of:=[Questions.Z37]" office:value-type="float" office:value="18" calcext:value-type="float">
            <text:p>+1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8]" office:value-type="float" office:value="-18" calcext:value-type="float">
            <text:p>-18</text:p>
          </table:table-cell>
          <table:table-cell table:style-name="ce15" table:formula="of:=[Questions.H38]" office:value-type="float" office:value="-12" calcext:value-type="float">
            <text:p>-12</text:p>
          </table:table-cell>
          <table:table-cell table:style-name="ce15" table:formula="of:=[Questions.N38]" office:value-type="float" office:value="6" calcext:value-type="float">
            <text:p>+6</text:p>
          </table:table-cell>
          <table:table-cell table:style-name="ce15" table:formula="of:=[Questions.T38]" office:value-type="float" office:value="-17" calcext:value-type="float">
            <text:p>-17</text:p>
          </table:table-cell>
          <table:table-cell table:style-name="ce15" table:formula="of:=[Questions.Z38]" office:value-type="float" office:value="-11" calcext:value-type="float">
            <text:p>-1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9]" office:value-type="float" office:value="11" calcext:value-type="float">
            <text:p>+11</text:p>
          </table:table-cell>
          <table:table-cell table:style-name="ce15" table:formula="of:=[Questions.H39]" office:value-type="float" office:value="16" calcext:value-type="float">
            <text:p>+16</text:p>
          </table:table-cell>
          <table:table-cell table:style-name="ce15" table:formula="of:=[Questions.N39]" office:value-type="float" office:value="-14" calcext:value-type="float">
            <text:p>-14</text:p>
          </table:table-cell>
          <table:table-cell table:style-name="ce15" table:formula="of:=[Questions.T39]" office:value-type="float" office:value="-16" calcext:value-type="float">
            <text:p>-16</text:p>
          </table:table-cell>
          <table:table-cell table:style-name="ce15" table:formula="of:=[Questions.Z39]" office:value-type="float" office:value="-2" calcext:value-type="float">
            <text:p>-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40]" office:value-type="float" office:value="-20" calcext:value-type="float">
            <text:p>-20</text:p>
          </table:table-cell>
          <table:table-cell table:style-name="ce15" table:formula="of:=[Questions.H40]" office:value-type="float" office:value="9" calcext:value-type="float">
            <text:p>+9</text:p>
          </table:table-cell>
          <table:table-cell table:style-name="ce15" table:formula="of:=[Questions.N40]" office:value-type="float" office:value="-1" calcext:value-type="float">
            <text:p>-1</text:p>
          </table:table-cell>
          <table:table-cell table:style-name="ce15" table:formula="of:=[Questions.T40]" office:value-type="float" office:value="8" calcext:value-type="float">
            <text:p>+8</text:p>
          </table:table-cell>
          <table:table-cell table:style-name="ce15" table:formula="of:=[Questions.Z40]" office:value-type="float" office:value="-16" calcext:value-type="float">
            <text:p>-1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6549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>
        <table:named-expression table:name="AddendMax" table:base-cell-address="$Questions.$C$1" table:expression="50"/>
        <table:named-expression table:name="AddendMin" table:base-cell-address="$Questions.$C$1" table:expression="-50"/>
        <table:named-expression table:name="MultiplierMax" table:base-cell-address="$Questions.$C$1" table:expression="20"/>
        <table:named-expression table:name="MultiplierMin" table:base-cell-address="$Questions.$C$1" table:expression="-2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-</number:text>
      <number:number number:decimal-places="0" number:min-decimal-places="0" number:min-integer-digits="1"/>
    </number:number-style>
    <number:number-style style:name="N131P1" style:volatile="true"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style:text-properties fo:color="#ff0000"/>
      <number:text>-</number:text>
      <number:number number:decimal-places="0" number:min-decimal-places="0" number:min-integer-digits="1"/>
    </number:number-style>
    <number:number-style style:name="N133">
      <style:text-properties fo:color="#0000ff"/>
      <number:text>+</number:text>
      <number:number number:decimal-places="0" number:min-decimal-places="0" number:min-integer-digits="1"/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decimal-places="0" number:min-decimal-places="0" number:min-integer-digits="1"/>
    </number:number-style>
    <number:number-style style:name="N134P1" style:volatile="true">
      <number:text>-</number:text>
      <number:number number:decimal-places="0" number:min-decimal-places="0" number:min-integer-digits="1"/>
    </number:number-style>
    <number:number-style style:name="N134">
      <number:text>+</number:text>
      <number:number number:decimal-places="0" number:min-decimal-places="0" number:min-integer-digits="1"/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+</number:text>
      <number:number number:decimal-places="0" number:min-decimal-places="0" number:min-integer-digits="1"/>
    </number:number-style>
    <number:number-style style:name="N136">
      <number:text>-</number:text>
      <number:number number:decimal-places="0" number:min-decimal-places="0" number:min-integer-digits="1"/>
      <style:map style:condition="value()&gt;=0" style:apply-style-name="N13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6:10:49.581681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5:06:47.869398101</meta:creation-date>
    <meta:editing-duration>PT22M24S</meta:editing-duration>
    <meta:editing-cycles>8</meta:editing-cycles>
    <meta:generator>LibreOffice/24.8.2.1$MacOSX_AARCH64 LibreOffice_project/0f794b6e29741098670a3b95d60478a65d05ef13</meta:generator>
    <dc:date>2025-10-28T16:58:40.206110445</dc:date>
    <meta:document-statistic meta:table-count="2" meta:cell-count="1400" meta:object-count="0"/>
  </office:meta>
</office:document-meta>
</file>